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4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3.125cm" svg:y="0.1cm">
            <draw:object draw:notify-on-update-of-ranges="Sheet1.A1:Sheet1.A990 Sheet1.B1:Sheet1.B9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">
            <text:p>0.1</text:p>
          </table:table-cell>
          <table:table-cell table:style-name="ce1" office:value-type="float" office:value="0.000002738808673">
            <text:p>2.74E-006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table:style-name="ce1" office:value-type="float" office:value="0.000003082324097">
            <text:p>3.08E-006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table:style-name="ce1" office:value-type="float" office:value="0.00000357517583">
            <text:p>3.58E-006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table:style-name="ce1" office:value-type="float" office:value="0.000004251651793">
            <text:p>4.25E-006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table:style-name="ce1" office:value-type="float" office:value="0.000005146450377">
            <text:p>5.15E-006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style-name="ce1" office:value-type="float" office:value="0.000006294685604">
            <text:p>6.29E-006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table:style-name="ce1" office:value-type="float" office:value="0.000006823101124">
            <text:p>6.82E-006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table:style-name="ce1" office:value-type="float" office:value="0.000007565035405">
            <text:p>7.57E-006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table:style-name="ce1" office:value-type="float" office:value="0.000008555891287">
            <text:p>8.56E-006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table:style-name="ce1" office:value-type="float" office:value="0.000009831493539">
            <text:p>9.83E-00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style-name="ce1" office:value-type="float" office:value="0.00001142809415">
            <text:p>1.14E-005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table:style-name="ce1" office:value-type="float" office:value="0.00001215275957">
            <text:p>1.22E-005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table:style-name="ce1" office:value-type="float" office:value="0.00001315904318">
            <text:p>1.32E-005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table:style-name="ce1" office:value-type="float" office:value="0.00001448352138">
            <text:p>1.45E-005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table:style-name="ce1" office:value-type="float" office:value="0.00001616320464">
            <text:p>1.62E-005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style-name="ce1" office:value-type="float" office:value="0.00001823554291">
            <text:p>1.82E-005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table:style-name="ce1" office:value-type="float" office:value="0.0000191684755">
            <text:p>1.92E-005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table:style-name="ce1" office:value-type="float" office:value="0.00002045527314">
            <text:p>2.05E-005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style-name="ce1" office:value-type="float" office:value="0.00002213374792">
            <text:p>2.21E-005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table:style-name="ce1" office:value-type="float" office:value="0.00002424215885">
            <text:p>2.42E-00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style-name="ce1" office:value-type="float" office:value="0.00002681921748">
            <text:p>2.68E-005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table:style-name="ce1" office:value-type="float" office:value="0.00002797314432">
            <text:p>2.80E-005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table:style-name="ce1" office:value-type="float" office:value="0.00002955757557">
            <text:p>2.96E-005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table:style-name="ce1" office:value-type="float" office:value="0.00003161162488">
            <text:p>3.16E-005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table:style-name="ce1" office:value-type="float" office:value="0.00003417486647">
            <text:p>3.42E-005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style-name="ce1" office:value-type="float" office:value="0.00003728734088">
            <text:p>3.73E-005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table:style-name="ce1" office:value-type="float" office:value="0.00003867574414">
            <text:p>3.87E-005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table:style-name="ce1" office:value-type="float" office:value="0.00004057594443">
            <text:p>4.06E-005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table:style-name="ce1" office:value-type="float" office:value="0.00004302842682">
            <text:p>4.30E-005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table:style-name="ce1" office:value-type="float" office:value="0.00004607415141">
            <text:p>4.61E-00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style-name="ce1" office:value-type="float" office:value="0.00004975455928">
            <text:p>4.98E-005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style-name="ce1" office:value-type="float" office:value="0.00005139172469">
            <text:p>5.14E-005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table:style-name="ce1" office:value-type="float" office:value="0.00005362691055">
            <text:p>5.36E-005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table:style-name="ce1" office:value-type="float" office:value="0.00005650204746">
            <text:p>5.65E-005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table:style-name="ce1" office:value-type="float" office:value="0.00006005955641">
            <text:p>6.01E-00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style-name="ce1" office:value-type="float" office:value="0.00006434235488">
            <text:p>6.43E-005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table:style-name="ce1" office:value-type="float" office:value="0.00006624342365">
            <text:p>6.62E-005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style-name="ce1" office:value-type="float" office:value="0.00006883396261">
            <text:p>6.88E-005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style-name="ce1" office:value-type="float" office:value="0.00007215742652">
            <text:p>7.22E-005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style-name="ce1" office:value-type="float" office:value="0.00007625777686">
            <text:p>7.63E-00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style-name="ce1" office:value-type="float" office:value="0.00008117948812">
            <text:p>8.12E-005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table:style-name="ce1" office:value-type="float" office:value="0.0000833605126">
            <text:p>8.34E-005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table:style-name="ce1" office:value-type="float" office:value="0.00008632799804">
            <text:p>8.63E-005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table:style-name="ce1" office:value-type="float" office:value="0.00009012700691">
            <text:p>9.01E-005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table:style-name="ce1" office:value-type="float" office:value="0.00009480312574">
            <text:p>9.48E-00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001004024716">
            <text:p>0.0001004025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0001028804748">
            <text:p>0.0001028805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0.0001062478062">
            <text:p>0.0001062478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0001105512248">
            <text:p>0.0001105512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0001158380318">
            <text:p>0.000115838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001221560779">
            <text:p>0.0001221561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0001249491176">
            <text:p>0.0001249491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0001287405868">
            <text:p>0.0001287406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000133579035">
            <text:p>0.000133579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0001395135741">
            <text:p>0.0001395136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0001465938846">
            <text:p>0.0001465939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0001497211218">
            <text:p>0.0001497211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0.000153962505">
            <text:p>0.0001539625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0001593684748">
            <text:p>0.0001593685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0001659900549">
            <text:p>0.0001659901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001738788588">
            <text:p>0.0001738789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0001773606314">
            <text:p>0.0001773606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0001820792886">
            <text:p>0.0001820793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0001880872689">
            <text:p>0.0001880873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0001954376157">
            <text:p>0.000195437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002041839847">
            <text:p>0.000204184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0002080418867">
            <text:p>0.0002080419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0002132668682">
            <text:p>0.0002132669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0002199134791">
            <text:p>0.0002199135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0002280368976">
            <text:p>0.0002280369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002376929381">
            <text:p>0.0002376929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0002419499042">
            <text:p>0.0002419499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0002477120651">
            <text:p>0.0002477121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0002550362025">
            <text:p>0.0002550362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0002639797518">
            <text:p>0.000263979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0002746008103">
            <text:p>0.0002746008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000279281208">
            <text:p>0.0002792812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0002856133309">
            <text:p>0.0002856133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0002936563217">
            <text:p>0.0002936563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0003034700034">
            <text:p>0.0003034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000315114888">
            <text:p>0.0003151149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0003202446152">
            <text:p>0.0003202446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0003271815429">
            <text:p>0.0003271815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0003359873119">
            <text:p>0.0003359873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.0003467242719">
            <text:p>0.0003467243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0003594554907">
            <text:p>0.0003594555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0003650620817">
            <text:p>0.0003650621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0003726408595">
            <text:p>0.0003726409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0003822561094">
            <text:p>0.0003822561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0003939728561">
            <text:p>0.00039397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407856873">
            <text:p>0.0004078569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.0004139696126">
            <text:p>0.0004139696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004222296419">
            <text:p>0.0004222296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0004327040467">
            <text:p>0.000432704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004454606851">
            <text:p>0.0004454607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004605681965">
            <text:p>0.0004605682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004672182424">
            <text:p>0.0004672182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004762014458">
            <text:p>0.000476201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004875878597">
            <text:p>0.0004875879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005014483443">
            <text:p>0.0005014483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005178545762">
            <text:p>0.0005178546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0005250750917">
            <text:p>0.0005250751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0005348260912">
            <text:p>0.0005348261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0.0005471807734">
            <text:p>0.0005471808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0005622131807">
            <text:p>0.0005622132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0005799982098">
            <text:p>0.0005799982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0.0005878245061">
            <text:p>0.0005878245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0005983908157">
            <text:p>0.0005983908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.0006117736728">
            <text:p>0.0006117737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0.0006280504953">
            <text:p>0.0006280505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0006472995952">
            <text:p>0.0006472996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0.0006557692855">
            <text:p>0.0006557693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0.0006672015183">
            <text:p>0.0006672015</text:p>
          </table:table-cell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0.0006816763668">
            <text:p>0.0006816764</text:p>
          </table:table-cell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0.0006992748301">
            <text:p>0.0006992748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0007200788447">
            <text:p>0.0007200788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0.0007292320109">
            <text:p>0.000729232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0.0007415841034">
            <text:p>0.0007415841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0.0007572189521">
            <text:p>0.000757219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0.0007762213578">
            <text:p>0.0007762214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0007986771053">
            <text:p>0.0007986771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0.0008085564773">
            <text:p>0.0008085565</text:p>
          </table:table-cell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0.0008218859315">
            <text:p>0.0008218859</text:p>
          </table:table-cell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0.0008387532873">
            <text:p>0.0008387533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0.0008592473836">
            <text:p>0.0008592474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0008834580924">
            <text:p>0.0008834581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0.0008941092426">
            <text:p>0.0008941092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0.000908477388">
            <text:p>0.0009084774</text:p>
          </table:table-cell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0.0009266545866">
            <text:p>0.0009266546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0.0009487339686">
            <text:p>0.000948734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0009748097495">
            <text:p>0.0009748097</text:p>
          </table:table-cell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0.000986281303">
            <text:p>0.0009862813</text:p>
          </table:table-cell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0.00100175358">
            <text:p>0.0010017536</text:p>
          </table:table-cell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0.001021323143">
            <text:p>0.0010213231</text:p>
          </table:table-cell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0.001045087686">
            <text:p>0.0010450877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001073146043">
            <text:p>0.001073146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0.001085489905">
            <text:p>0.0010854899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0.00110213617">
            <text:p>0.0011021362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0.001123186195">
            <text:p>0.0011231862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0.001148742525">
            <text:p>0.001148742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01178908906">
            <text:p>0.0011789089</text:p>
          </table:table-cell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0.00119218051">
            <text:p>0.0011921805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.00121007537">
            <text:p>0.0012100754</text:p>
          </table:table-cell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0.001232699946">
            <text:p>0.0012326999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0.001260161945">
            <text:p>0.0012601619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001292570346">
            <text:p>0.0012925703</text:p>
          </table:table-cell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0.001306828916">
            <text:p>0.0013068289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0.00132605209">
            <text:p>0.0013260521</text:p>
          </table:table-cell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0.001350351754">
            <text:p>0.0013503518</text:p>
          </table:table-cell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0.001379841116">
            <text:p>0.0013798411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001414634724">
            <text:p>0.0014146347</text:p>
          </table:table-cell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0.001429943572">
            <text:p>0.0014299436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0.001450580276">
            <text:p>0.0014505803</text:p>
          </table:table-cell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0.001476662507">
            <text:p>0.0014766625</text:p>
          </table:table-cell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0.001508309334">
            <text:p>0.0015083093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001545641237">
            <text:p>0.0015456412</text:p>
          </table:table-cell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0.001562068071">
            <text:p>0.0015620681</text:p>
          </table:table-cell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0.001584209447">
            <text:p>0.0015842094</text:p>
          </table:table-cell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0.001612189202">
            <text:p>0.0016121892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0.001646132651">
            <text:p>0.0016461327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0016861666">
            <text:p>0.0016861666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0.00170378387">
            <text:p>0.0017037839</text:p>
          </table:table-cell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0.001727527446">
            <text:p>0.0017275274</text:p>
          </table:table-cell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0.001757527742">
            <text:p>0.0017575277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0.001793916733">
            <text:p>0.0017939167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001836827976">
            <text:p>0.001836828</text:p>
          </table:table-cell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0.001855713242">
            <text:p>0.0018557132</text:p>
          </table:table-cell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0.001881163431">
            <text:p>0.0018811634</text:p>
          </table:table-cell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0.001913315975">
            <text:p>0.001913316</text:p>
          </table:table-cell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0.001952309959">
            <text:p>0.00195231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001998286141">
            <text:p>0.0019982861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0.002018522479">
            <text:p>0.0020185225</text:p>
          </table:table-cell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0.002045791127">
            <text:p>0.0020457911</text:p>
          </table:table-cell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0.002080237007">
            <text:p>0.002080237</text:p>
          </table:table-cell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0.002122006796">
            <text:p>0.0021220068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002171248946">
            <text:p>0.0021712489</text:p>
          </table:table-cell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0.002192925389">
            <text:p>0.0021929254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0.002222132363">
            <text:p>0.0022221324</text:p>
          </table:table-cell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0.002259022795">
            <text:p>0.0022590228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0.002303751475">
            <text:p>0.0023037515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002356475075">
            <text:p>0.0023564751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0.002379687088">
            <text:p>0.0023796871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0.002410960925">
            <text:p>0.0024109609</text:p>
          </table:table-cell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0.002450458072">
            <text:p>0.0024504581</text:p>
          </table:table-cell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0.002498341989">
            <text:p>0.002498342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002554778139">
            <text:p>0.0025547781</text:p>
          </table:table-cell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0.002579628143">
            <text:p>0.0025796281</text:p>
          </table:table-cell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0.002613106755">
            <text:p>0.0026131068</text:p>
          </table:table-cell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0.002655384612">
            <text:p>0.0026553846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0.002706634452">
            <text:p>0.0027066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2767031145">
            <text:p>0.0027670311</text:p>
          </table:table-cell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0.002793629088">
            <text:p>0.0027936291</text:p>
          </table:table-cell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0.002829460527">
            <text:p>0.0028294605</text:p>
          </table:table-cell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0.002874705894">
            <text:p>0.0028747059</text:p>
          </table:table-cell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0.002929547862">
            <text:p>0.0029295479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002994171366">
            <text:p>0.0029941714</text:p>
          </table:table-cell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0.003022635341">
            <text:p>0.0030226353</text:p>
          </table:table-cell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0.003060978639">
            <text:p>0.0030609786</text:p>
          </table:table-cell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0.003109392183">
            <text:p>0.0031093922</text:p>
          </table:table-cell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0.003168069283">
            <text:p>0.0031680693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003237205662">
            <text:p>0.0032372057</text:p>
          </table:table-cell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0.00326766259">
            <text:p>0.0032676626</text:p>
          </table:table-cell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0.003308688674">
            <text:p>0.0033086887</text:p>
          </table:table-cell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0.003360486082">
            <text:p>0.0033604861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0.003423259525">
            <text:p>0.0034232595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003497216292">
            <text:p>0.0034972163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0.003529802661">
            <text:p>0.0035298027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0.003573695356">
            <text:p>0.0035736954</text:p>
          </table:table-cell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0.003629108603">
            <text:p>0.0036291086</text:p>
          </table:table-cell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0.003696259343">
            <text:p>0.0036962593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003775367271">
            <text:p>0.0037753673</text:p>
          </table:table-cell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0.00381022995">
            <text:p>0.00381023</text:p>
          </table:table-cell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0.003857187072">
            <text:p>0.0038571871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0.003916465806">
            <text:p>0.0039164658</text:p>
          </table:table-cell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0.00398829622">
            <text:p>0.0039882962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004072911323">
            <text:p>0.0040729113</text:p>
          </table:table-cell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0.004110208448">
            <text:p>0.0041102084</text:p>
          </table:table-cell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0.004160443009">
            <text:p>0.004160443</text:p>
          </table:table-cell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0.004223856069">
            <text:p>0.0042238561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0.004300691794">
            <text:p>0.0043006918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0043911975">
            <text:p>0.0043911975</text:p>
          </table:table-cell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0.004431099455">
            <text:p>0.0044310995</text:p>
          </table:table-cell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0.004484840972">
            <text:p>0.004484841</text:p>
          </table:table-cell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0.004552678049">
            <text:p>0.004552678</text:p>
          </table:table-cell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0.004634870006">
            <text:p>0.00463487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004731679534">
            <text:p>0.0047316795</text:p>
          </table:table-cell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0.004774370014">
            <text:p>0.00477437</text:p>
          </table:table-cell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0.004831865956">
            <text:p>0.004831866</text:p>
          </table:table-cell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0.004904439418">
            <text:p>0.0049044394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0.00499236602">
            <text:p>0.004992366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005095924993">
            <text:p>0.005095925</text:p>
          </table:table-cell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0.005141602179">
            <text:p>0.0051416022</text:p>
          </table:table-cell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0.005203119548">
            <text:p>0.0052031195</text:p>
          </table:table-cell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0.005280766444">
            <text:p>0.0052807664</text:p>
          </table:table-cell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0.005374836028">
            <text:p>0.005374836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00548562534">
            <text:p>0.0054856253</text:p>
          </table:table-cell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0.005534503188">
            <text:p>0.0055345032</text:p>
          </table:table-cell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0.005600330261">
            <text:p>0.0056003303</text:p>
          </table:table-cell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0.005683414516">
            <text:p>0.0056834145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0.005784068015">
            <text:p>0.00578406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005902606978">
            <text:p>0.005902607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0.005954916636">
            <text:p>0.0059549166</text:p>
          </table:table-cell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0.006025364874">
            <text:p>0.0060253649</text:p>
          </table:table-cell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0.006114279715">
            <text:p>0.0061142797</text:p>
          </table:table-cell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0.00622199359">
            <text:p>0.0062219936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0.006348843404">
            <text:p>0.0063488434</text:p>
          </table:table-cell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0.00640483477">
            <text:p>0.0064048348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0.006480240927">
            <text:p>0.0064802409</text:p>
          </table:table-cell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0.006575411539">
            <text:p>0.0065754115</text:p>
          </table:table-cell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0.006690701015">
            <text:p>0.006690701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006826468577">
            <text:p>0.0068264686</text:p>
          </table:table-cell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0.006886412015">
            <text:p>0.006886412</text:p>
          </table:table-cell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0.006967140454">
            <text:p>0.0069671405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0.007069026916">
            <text:p>0.0070690269</text:p>
          </table:table-cell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0.00719244954">
            <text:p>0.0071924495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.007337791646">
            <text:p>0.0073377916</text:p>
          </table:table-cell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0.007401979883">
            <text:p>0.0074019799</text:p>
          </table:table-cell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0.007488425128">
            <text:p>0.0074884251</text:p>
          </table:table-cell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0.007597525647">
            <text:p>0.0075975256</text:p>
          </table:table-cell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0.007729685212">
            <text:p>0.0077296852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0.00788531319">
            <text:p>0.0078853132</text:p>
          </table:table-cell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0.007954063396">
            <text:p>0.0079540634</text:p>
          </table:table-cell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0.008046652958">
            <text:p>0.008046653</text:p>
          </table:table-cell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0.008163507428">
            <text:p>0.0081635074</text:p>
          </table:table-cell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0.008305058306">
            <text:p>0.0083050583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0.008471743125">
            <text:p>0.0084717431</text:p>
          </table:table-cell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0.008545399223">
            <text:p>0.0085453992</text:p>
          </table:table-cell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0.008644596705">
            <text:p>0.0086445967</text:p>
          </table:table-cell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0.008769790652">
            <text:p>0.0087697907</text:p>
          </table:table-cell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0.008921442572">
            <text:p>0.0089214426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0.00910002049">
            <text:p>0.0091000205</text:p>
          </table:table-cell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0.009178955698">
            <text:p>0.0091789557</text:p>
          </table:table-cell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0.009285264236">
            <text:p>0.0092852642</text:p>
          </table:table-cell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0.009419433166">
            <text:p>0.0094194332</text:p>
          </table:table-cell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0.0095819565">
            <text:p>0.0095819565</text:p>
          </table:table-cell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0.009773335298">
            <text:p>0.0097733353</text:p>
          </table:table-cell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0.009857954944">
            <text:p>0.0098579549</text:p>
          </table:table-cell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0.009971921011">
            <text:p>0.009971921</text:p>
          </table:table-cell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0.01011575522">
            <text:p>0.0101157552</text:p>
          </table:table-cell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0.01028998683">
            <text:p>0.0102899868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0.01049515271">
            <text:p>0.0104951527</text:p>
          </table:table-cell>
        </table:table-row>
        <table:table-row table:style-name="ro1">
          <table:table-cell office:value-type="float" office:value="2.91">
            <text:p>2.91</text:p>
          </table:table-cell>
          <table:table-cell office:value-type="float" office:value="0.01058589735">
            <text:p>0.0105858974</text:p>
          </table:table-cell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0.01070811496">
            <text:p>0.010708115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0.01086236487">
            <text:p>0.0108623649</text:p>
          </table:table-cell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0.01104921457">
            <text:p>0.0110492146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0.01126923981">
            <text:p>0.0112692398</text:p>
          </table:table-cell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0.01136658867">
            <text:p>0.0113665887</text:p>
          </table:table-cell>
        </table:table-row>
        <table:table-row table:style-name="ro1">
          <table:table-cell office:value-type="float" office:value="2.97">
            <text:p>2.97</text:p>
          </table:table-cell>
          <table:table-cell office:value-type="float" office:value="0.01149770405">
            <text:p>0.0114977041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0.01166318609">
            <text:p>0.0116631861</text:p>
          </table:table-cell>
        </table:table-row>
        <table:table-row table:style-name="ro1">
          <table:table-cell office:value-type="float" office:value="2.99">
            <text:p>2.99</text:p>
          </table:table-cell>
          <table:table-cell office:value-type="float" office:value="0.01186364382">
            <text:p>0.01186364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209969521">
            <text:p>0.0120996952</text:p>
          </table:table-cell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0.01220417002">
            <text:p>0.01220417</text:p>
          </table:table-cell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0.01234488675">
            <text:p>0.0123448868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0.01252248993">
            <text:p>0.0125224899</text:p>
          </table:table-cell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0.01273763369">
            <text:p>0.0127376337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0.01299098194">
            <text:p>0.0129909819</text:p>
          </table:table-cell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0.01310315117">
            <text:p>0.0131031512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0.01325423594">
            <text:p>0.0132542359</text:p>
          </table:table-cell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0.01344492905">
            <text:p>0.0134449291</text:p>
          </table:table-cell>
        </table:table-row>
        <table:table-row table:style-name="ro1">
          <table:table-cell office:value-type="float" office:value="3.09">
            <text:p>3.09</text:p>
          </table:table-cell>
          <table:table-cell office:value-type="float" office:value="0.01367593374">
            <text:p>0.0136759337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0.01394796386">
            <text:p>0.0139479639</text:p>
          </table:table-cell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0.01406844742">
            <text:p>0.0140684474</text:p>
          </table:table-cell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0.01423073639">
            <text:p>0.0142307364</text:p>
          </table:table-cell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0.01443557611">
            <text:p>0.0144355761</text:p>
          </table:table-cell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0.01468372329">
            <text:p>0.0146837233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0.01497594617">
            <text:p>0.0149759462</text:p>
          </table:table-cell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0.01510542066">
            <text:p>0.0151054207</text:p>
          </table:table-cell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0.0152798265">
            <text:p>0.0152798265</text:p>
          </table:table-cell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0.01549996631">
            <text:p>0.0154999663</text:p>
          </table:table-cell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0.01576665507">
            <text:p>0.0157666551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01608072032">
            <text:p>0.0160807203</text:p>
          </table:table-cell>
        </table:table-row>
        <table:table-row table:style-name="ro1">
          <table:table-cell office:value-type="float" office:value="3.21">
            <text:p>3.21</text:p>
          </table:table-cell>
          <table:table-cell office:value-type="float" office:value="0.0162199248">
            <text:p>0.0162199248</text:p>
          </table:table-cell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0.01640744458">
            <text:p>0.0164074446</text:p>
          </table:table-cell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0.01664414471">
            <text:p>0.0166441447</text:p>
          </table:table-cell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0.01693090376">
            <text:p>0.0169309038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0.01726861397">
            <text:p>0.017268614</text:p>
          </table:table-cell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0.01741835644">
            <text:p>0.0174183564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0.01762008032">
            <text:p>0.0176200803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0.01787471884">
            <text:p>0.0178747188</text:p>
          </table:table-cell>
        </table:table-row>
        <table:table-row table:style-name="ro1">
          <table:table-cell office:value-type="float" office:value="3.29">
            <text:p>3.29</text:p>
          </table:table-cell>
          <table:table-cell office:value-type="float" office:value="0.01818321994">
            <text:p>0.0181832199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.01854654655">
            <text:p>0.0185465466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0.01870771115">
            <text:p>0.0187077112</text:p>
          </table:table-cell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0.01892483213">
            <text:p>0.0189248321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0.01919891717">
            <text:p>0.0191989172</text:p>
          </table:table-cell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0.0195309901">
            <text:p>0.0195309901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0.01992209106">
            <text:p>0.0199220911</text:p>
          </table:table-cell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0.02009564607">
            <text:p>0.0200956461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0.02032947076">
            <text:p>0.0203294708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0.02062465429">
            <text:p>0.0206246543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0.02098230345">
            <text:p>0.0209823035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0.0214035429">
            <text:p>0.0214035429</text:p>
          </table:table-cell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0.02159054959">
            <text:p>0.0215905496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0.02184251028">
            <text:p>0.0218425103</text:p>
          </table:table-cell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0.02216060329">
            <text:p>0.0221606033</text:p>
          </table:table-cell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0.02254602626">
            <text:p>0.0225460263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0.02299999638">
            <text:p>0.0229999964</text:p>
          </table:table-cell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0.02320161898">
            <text:p>0.023201619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0.02347328703">
            <text:p>0.023473287</text:p>
          </table:table-cell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0.02381627654">
            <text:p>0.0238162765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0.02423188468">
            <text:p>0.024231884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2472143007">
            <text:p>0.0247214301</text:p>
          </table:table-cell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0.02493894677">
            <text:p>0.0249389468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0.02523204752">
            <text:p>0.0252320475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0.02560211543">
            <text:p>0.0256021154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0.02605055685">
            <text:p>0.0260505569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0.02657880166">
            <text:p>0.0265788017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0.02681361693">
            <text:p>0.0268136169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0.02713004631">
            <text:p>0.0271300463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0.02752959046">
            <text:p>0.0275295905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0.02801377558">
            <text:p>0.0280137756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0.0285841537">
            <text:p>0.0285841537</text:p>
          </table:table-cell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0.02883781191">
            <text:p>0.0288378119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0.0291796549">
            <text:p>0.0291796549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0.02961131247">
            <text:p>0.0296113125</text:p>
          </table:table-cell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0.03013444246">
            <text:p>0.0301344425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0.03075073111">
            <text:p>0.0307507311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0.03102493176">
            <text:p>0.0310249318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0.03139448298">
            <text:p>0.031394483</text:p>
          </table:table-cell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0.03186115648">
            <text:p>0.0318611565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0.03242675484">
            <text:p>0.0324267548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0.03309311191">
            <text:p>0.0330931119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0.03338972653">
            <text:p>0.0333897265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0.03378951301">
            <text:p>0.033789513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0.03429439919">
            <text:p>0.0342943992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0.0349063469">
            <text:p>0.0349063469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0.03562735239">
            <text:p>0.0356273524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0.03594844325">
            <text:p>0.0359484433</text:p>
          </table:table-cell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0.03638124978">
            <text:p>0.0363812498</text:p>
          </table:table-cell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0.03692787166">
            <text:p>0.0369278717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0.03759044607">
            <text:p>0.0375904461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0383711481">
            <text:p>0.0383711481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0.03871898896">
            <text:p>0.038718989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0.03918788609">
            <text:p>0.0391878861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0.03978012845">
            <text:p>0.0397801285</text:p>
          </table:table-cell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0.04049804636">
            <text:p>0.0404980464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0.04134401196">
            <text:p>0.041344012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0.041721111">
            <text:p>0.041721111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0.04222948599">
            <text:p>0.042229486</text:p>
          </table:table-cell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0.04287163449">
            <text:p>0.0428716345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0.04365009968">
            <text:p>0.043650099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0.0445674709">
            <text:p>0.0445674709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0.04497659594">
            <text:p>0.0449765959</text:p>
          </table:table-cell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0.04552818684">
            <text:p>0.0455281868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0.04622497109">
            <text:p>0.0462249711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0.04706972659">
            <text:p>0.0470697266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0.04806528216">
            <text:p>0.0480652822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0.04850948835">
            <text:p>0.0485094884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0.0491084213">
            <text:p>0.0491084213</text:p>
          </table:table-cell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0.04986506205">
            <text:p>0.0498650621</text:p>
          </table:table-cell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0.05078244733">
            <text:p>0.05078244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5186367012">
            <text:p>0.0518636701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0.05234633008">
            <text:p>0.0523463301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0.05299715998">
            <text:p>0.05299716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0.05381942045">
            <text:p>0.0538194205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0.05481643372">
            <text:p>0.0548164337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0.05599158406">
            <text:p>0.0559915841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0.05651642059">
            <text:p>0.0565164206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0.0572241751">
            <text:p>0.0572241751</text:p>
          </table:table-cell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0.05811841654">
            <text:p>0.0581184165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0.0592027819">
            <text:p>0.0592027819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0.06048097674">
            <text:p>0.0604809767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0.06105209782">
            <text:p>0.0610520978</text:p>
          </table:table-cell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0.0618223245">
            <text:p>0.0618223245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0.06279556555">
            <text:p>0.0627955656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0.06397580491">
            <text:p>0.0639758049</text:p>
          </table:table-cell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0.06536710223">
            <text:p>0.0653671022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0.06598903819">
            <text:p>0.0659890382</text:p>
          </table:table-cell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0.06682785436">
            <text:p>0.0668278544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0.06788783376">
            <text:p>0.0678878338</text:p>
          </table:table-cell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0.06917334251">
            <text:p>0.0691733425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0.0706888302">
            <text:p>0.0706888302</text:p>
          </table:table-cell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0.07136657242">
            <text:p>0.0713665724</text:p>
          </table:table-cell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0.07228071693">
            <text:p>0.0722807169</text:p>
          </table:table-cell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0.07343595859">
            <text:p>0.0734359586</text:p>
          </table:table-cell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0.07483708395">
            <text:p>0.074837084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0.07648897155">
            <text:p>0.0764889716</text:p>
          </table:table-cell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0.07722801174">
            <text:p>0.0772280117</text:p>
          </table:table-cell>
        </table:table-row>
        <table:table-row table:style-name="ro1">
          <table:table-cell office:value-type="float" office:value="4.27">
            <text:p>4.27</text:p>
          </table:table-cell>
          <table:table-cell office:value-type="float" office:value="0.07822489756">
            <text:p>0.0782248976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0.07948477624">
            <text:p>0.0794847762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0.08101289613">
            <text:p>0.0810128961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0.08281460681">
            <text:p>0.0828146068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0.08362097576">
            <text:p>0.0836209758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0.08470874125">
            <text:p>0.0847087413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0.08608354643">
            <text:p>0.0860835464</text:p>
          </table:table-cell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0.08775114578">
            <text:p>0.0877511458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0.08971740491">
            <text:p>0.0897174049</text:p>
          </table:table-cell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0.09059770837">
            <text:p>0.0905977084</text:p>
          </table:table-cell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0.09178526461">
            <text:p>0.0917852646</text:p>
          </table:table-cell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0.09328625888">
            <text:p>0.0932862589</text:p>
          </table:table-cell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0.0951069987">
            <text:p>0.0951069987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09725391327">
            <text:p>0.0972539133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0.09821536226">
            <text:p>0.0982153623</text:p>
          </table:table-cell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0.09951243228">
            <text:p>0.0995124323</text:p>
          </table:table-cell>
        </table:table-row>
        <table:table-row table:style-name="ro1">
          <table:table-cell office:value-type="float" office:value="4.43">
            <text:p>4.43</text:p>
          </table:table-cell>
          <table:table-cell office:value-type="float" office:value="0.1011518989">
            <text:p>0.1011518989</text:p>
          </table:table-cell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0.1031406716">
            <text:p>0.1031406716</text:p>
          </table:table-cell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0.1054857925">
            <text:p>0.1054857925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0.1065362239">
            <text:p>0.1065362239</text:p>
          </table:table-cell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0.107953368">
            <text:p>0.107953368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0.1097446401">
            <text:p>0.1097446401</text:p>
          </table:table-cell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0.1119176016">
            <text:p>0.111917601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1144799578">
            <text:p>0.1144799578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0.1156278392">
            <text:p>0.1156278392</text:p>
          </table:table-cell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0.1171764587">
            <text:p>0.1171764587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0.1191339202">
            <text:p>0.1191339202</text:p>
          </table:table-cell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0.1215084863">
            <text:p>0.1215084863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0.124308575">
            <text:p>0.124308575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0.1255629865">
            <text:p>0.1255629865</text:p>
          </table:table-cell>
        </table:table-row>
        <table:table-row table:style-name="ro1">
          <table:table-cell office:value-type="float" office:value="4.57">
            <text:p>4.57</text:p>
          </table:table-cell>
          <table:table-cell office:value-type="float" office:value="0.1272552944">
            <text:p>0.1272552944</text:p>
          </table:table-cell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0.129394338">
            <text:p>0.129394338</text:p>
          </table:table-cell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0.1319891275">
            <text:p>0.1319891275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0.1350488395">
            <text:p>0.1350488395</text:p>
          </table:table-cell>
        </table:table-row>
        <table:table-row table:style-name="ro1">
          <table:table-cell office:value-type="float" office:value="4.61">
            <text:p>4.61</text:p>
          </table:table-cell>
          <table:table-cell office:value-type="float" office:value="0.1364194215">
            <text:p>0.1364194215</text:p>
          </table:table-cell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0.1382683667">
            <text:p>0.1382683667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0.1406052906">
            <text:p>0.1406052906</text:p>
          </table:table-cell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0.1434399917">
            <text:p>0.1434399917</text:p>
          </table:table-cell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0.1467824448">
            <text:p>0.1467824448</text:p>
          </table:table-cell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0.148279298">
            <text:p>0.148279298</text:p>
          </table:table-cell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0.1502984224">
            <text:p>0.1502984224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0.1528502413">
            <text:p>0.1528502413</text:p>
          </table:table-cell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0.1559453714">
            <text:p>0.1559453714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0.1595946137">
            <text:p>0.1595946137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0.1612281333">
            <text:p>0.1612281333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0.1634313385">
            <text:p>0.1634313385</text:p>
          </table:table-cell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0.1662154762">
            <text:p>0.1662154762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0.1695919952">
            <text:p>0.1695919952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0.1735725332">
            <text:p>0.1735725332</text:p>
          </table:table-cell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0.1753531544">
            <text:p>0.1753531544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0.1777543455">
            <text:p>0.1777543455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0.1807881701">
            <text:p>0.1807881701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0.1844668984">
            <text:p>0.1844668984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0.18880299">
            <text:p>0.18880299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0.1907408168">
            <text:p>0.1907408168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0.1933533859">
            <text:p>0.1933533859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0.1966535375">
            <text:p>0.1966535375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0.2006543188">
            <text:p>0.2006543188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0.2053689606">
            <text:p>0.2053689606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0.2074732447">
            <text:p>0.2074732447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0.2103093477">
            <text:p>0.2103093477</text:p>
          </table:table-cell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0.2138908025">
            <text:p>0.2138908025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0.2182313423">
            <text:p>0.2182313423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0.2233448698">
            <text:p>0.2233448698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0.2256233017">
            <text:p>0.2256233017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0.2286928804">
            <text:p>0.2286928804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0.2325676875">
            <text:p>0.2325676875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0.237261991">
            <text:p>0.237261991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0.2427902037">
            <text:p>0.2427902037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0.2452479792">
            <text:p>0.2452479792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0.2485574763">
            <text:p>0.2485574763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0.2527331067">
            <text:p>0.2527331067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0.257789445">
            <text:p>0.2577894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637411739">
            <text:p>0.2637411739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0.2663798042">
            <text:p>0.2663798042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0.2699305331">
            <text:p>0.2699305331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0.2744077921">
            <text:p>0.2744077921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0.2798261425">
            <text:p>0.2798261425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0.286200204">
            <text:p>0.286200204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0.2890160541">
            <text:p>0.2890160541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0.2928022083">
            <text:p>0.2928022083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0.2975727012">
            <text:p>0.2975727012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0.3033416564">
            <text:p>0.3033416564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0.3101231957">
            <text:p>0.3101231957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0.3131057752">
            <text:p>0.3131057752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0.3171121151">
            <text:p>0.3171121151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0.3221553231">
            <text:p>0.3221553231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0.3282485538">
            <text:p>0.3282485538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0.3354048946">
            <text:p>0.3354048946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0.3385349851">
            <text:p>0.3385349851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0.3427343305">
            <text:p>0.3427343305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0.3480144751">
            <text:p>0.3480144751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0.3543869807">
            <text:p>0.354386980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0.361863283">
            <text:p>0.361863283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0.3651110856">
            <text:p>0.3651110856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0.3694618777">
            <text:p>0.3694618777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0.3749249303">
            <text:p>0.3749249303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0.3815095368">
            <text:p>0.3815095368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0.3892248385">
            <text:p>0.3892248385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0.3925484618">
            <text:p>0.3925484618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0.3969928499">
            <text:p>0.3969928499</text:p>
          </table:table-cell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0.4025642856">
            <text:p>0.4025642856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0.4092691524">
            <text:p>0.4092691524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0.4171137282">
            <text:p>0.4171137282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0.4204585051">
            <text:p>0.4204585051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0.4249216366">
            <text:p>0.4249216366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0.4305058186">
            <text:p>0.4305058186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0.4372140569">
            <text:p>0.4372140569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0.4450494317">
            <text:p>0.4450494317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0.4483487164">
            <text:p>0.4483487164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0.4527401261">
            <text:p>0.4527401261</text:p>
          </table:table-cell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0.4582224665">
            <text:p>0.4582224665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0.4647952733">
            <text:p>0.4647952733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0.4724585549">
            <text:p>0.4724585549</text:p>
          </table:table-cell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0.4756367476">
            <text:p>0.4756367476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0.479854846">
            <text:p>0.479854846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0.48510799">
            <text:p>0.48510799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0.4913927821">
            <text:p>0.4913927821</text:p>
          </table:table-cell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0.4987070216">
            <text:p>0.4987070216</text:p>
          </table:table-cell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0.5016854774">
            <text:p>0.5016854774</text:p>
          </table:table-cell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0.5056259745">
            <text:p>0.5056259745</text:p>
          </table:table-cell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0.5105209941">
            <text:p>0.5105209941</text:p>
          </table:table-cell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0.5163656367">
            <text:p>0.5163656367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0.5231573674">
            <text:p>0.5231573674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0.5258634332">
            <text:p>0.5258634332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0.5294319153">
            <text:p>0.5294319153</text:p>
          </table:table-cell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0.5338546342">
            <text:p>0.5338546342</text:p>
          </table:table-cell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0.539127708">
            <text:p>0.539127708</text:p>
          </table:table-cell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0.5452513328">
            <text:p>0.5452513328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0.5476299056">
            <text:p>0.5476299056</text:p>
          </table:table-cell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0.5507575689">
            <text:p>0.5507575689</text:p>
          </table:table-cell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0.5546285246">
            <text:p>0.5546285246</text:p>
          </table:table-cell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0.5592435129">
            <text:p>0.5592435129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.5646096486">
            <text:p>0.5646096486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0.5666353927">
            <text:p>0.5666353927</text:p>
          </table:table-cell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0.5692952089">
            <text:p>0.5692952089</text:p>
          </table:table-cell>
        </table:table-row>
        <table:table-row table:style-name="ro1">
          <table:table-cell office:value-type="float" office:value="5.63">
            <text:p>5.63</text:p>
          </table:table-cell>
          <table:table-cell office:value-type="float" office:value="0.5725895322">
            <text:p>0.5725895322</text:p>
          </table:table-cell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0.5765280684">
            <text:p>0.5765280684</text:p>
          </table:table-cell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0.5811296865">
            <text:p>0.5811296865</text:p>
          </table:table-cell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0.5828167002">
            <text:p>0.5828167002</text:p>
          </table:table-cell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0.5850355136">
            <text:p>0.5850355136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0.5877968411">
            <text:p>0.5877968411</text:p>
          </table:table-cell>
        </table:table-row>
        <table:table-row table:style-name="ro1">
          <table:table-cell office:value-type="float" office:value="5.69">
            <text:p>5.69</text:p>
          </table:table-cell>
          <table:table-cell office:value-type="float" office:value="0.5911236519">
            <text:p>0.5911236519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0.5950510795">
            <text:p>0.5950510795</text:p>
          </table:table-cell>
        </table:table-row>
        <table:table-row table:style-name="ro1">
          <table:table-cell office:value-type="float" office:value="5.71">
            <text:p>5.71</text:p>
          </table:table-cell>
          <table:table-cell office:value-type="float" office:value="0.5964560258">
            <text:p>0.5964560258</text:p>
          </table:table-cell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0.5983172227">
            <text:p>0.5983172227</text:p>
          </table:table-cell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0.6006589316">
            <text:p>0.6006589316</text:p>
          </table:table-cell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0.6035204751">
            <text:p>0.6035204751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6069560724">
            <text:p>0.6069560724</text:p>
          </table:table-cell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0.6081714795">
            <text:p>0.6081714795</text:p>
          </table:table-cell>
        </table:table-row>
        <table:table-row table:style-name="ro1">
          <table:table-cell office:value-type="float" office:value="5.77">
            <text:p>5.77</text:p>
          </table:table-cell>
          <table:table-cell office:value-type="float" office:value="0.6098041121">
            <text:p>0.6098041121</text:p>
          </table:table-cell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0.6118931704">
            <text:p>0.6118931704</text:p>
          </table:table-cell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0.6144949884">
            <text:p>0.6144949884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0.6176826637">
            <text:p>0.6176826637</text:p>
          </table:table-cell>
        </table:table-row>
        <table:table-row table:style-name="ro1">
          <table:table-cell office:value-type="float" office:value="5.81">
            <text:p>5.81</text:p>
          </table:table-cell>
          <table:table-cell office:value-type="float" office:value="0.6188198368">
            <text:p>0.6188198368</text:p>
          </table:table-cell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0.6203741013">
            <text:p>0.6203741013</text:p>
          </table:table-cell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0.6223983284">
            <text:p>0.6223983284</text:p>
          </table:table-cell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0.6249633472">
            <text:p>0.6249633472</text:p>
          </table:table-cell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0.6281572419">
            <text:p>0.6281572419</text:p>
          </table:table-cell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0.6293225107">
            <text:p>0.6293225107</text:p>
          </table:table-cell>
        </table:table-row>
        <table:table-row table:style-name="ro1">
          <table:table-cell office:value-type="float" office:value="5.87">
            <text:p>5.87</text:p>
          </table:table-cell>
          <table:table-cell office:value-type="float" office:value="0.6309373412">
            <text:p>0.6309373412</text:p>
          </table:table-cell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0.6330643456">
            <text:p>0.6330643456</text:p>
          </table:table-cell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0.6357834083">
            <text:p>0.6357834083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0.639190605">
            <text:p>0.639190605</text:p>
          </table:table-cell>
        </table:table-row>
        <table:table-row table:style-name="ro1">
          <table:table-cell office:value-type="float" office:value="5.91">
            <text:p>5.91</text:p>
          </table:table-cell>
          <table:table-cell office:value-type="float" office:value="0.6404624083">
            <text:p>0.6404624083</text:p>
          </table:table-cell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0.6422356764">
            <text:p>0.6422356764</text:p>
          </table:table-cell>
        </table:table-row>
        <table:table-row table:style-name="ro1">
          <table:table-cell office:value-type="float" office:value="5.93">
            <text:p>5.93</text:p>
          </table:table-cell>
          <table:table-cell office:value-type="float" office:value="0.6445771108">
            <text:p>0.6445771108</text:p>
          </table:table-cell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0.647568626">
            <text:p>0.647568626</text:p>
          </table:table-cell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0.6513059653">
            <text:p>0.6513059653</text:p>
          </table:table-cell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0.6527208313">
            <text:p>0.6527208313</text:p>
          </table:table-cell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0.6546926561">
            <text:p>0.6546926561</text:p>
          </table:table-cell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0.6572863938">
            <text:p>0.6572863938</text:p>
          </table:table-cell>
        </table:table-row>
        <table:table-row table:style-name="ro1">
          <table:table-cell office:value-type="float" office:value="5.99">
            <text:p>5.99</text:p>
          </table:table-cell>
          <table:table-cell office:value-type="float" office:value="0.6605792619">
            <text:p>0.66057926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646592248">
            <text:p>0.6646592248</text:p>
          </table:table-cell>
        </table:table-row>
        <table:table-row table:style-name="ro1">
          <table:table-cell office:value-type="float" office:value="6.01">
            <text:p>6.01</text:p>
          </table:table-cell>
          <table:table-cell office:value-type="float" office:value="0.6662109463">
            <text:p>0.6662109463</text:p>
          </table:table-cell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0.6683649371">
            <text:p>0.6683649371</text:p>
          </table:table-cell>
        </table:table-row>
        <table:table-row table:style-name="ro1">
          <table:table-cell office:value-type="float" office:value="6.03">
            <text:p>6.03</text:p>
          </table:table-cell>
          <table:table-cell office:value-type="float" office:value="0.6711798184">
            <text:p>0.6711798184</text:p>
          </table:table-cell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0.6747232546">
            <text:p>0.6747232546</text:p>
          </table:table-cell>
        </table:table-row>
        <table:table-row table:style-name="ro1">
          <table:table-cell office:value-type="float" office:value="6.05">
            <text:p>6.05</text:p>
          </table:table-cell>
          <table:table-cell office:value-type="float" office:value="0.6790704987">
            <text:p>0.6790704987</text:p>
          </table:table-cell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0.6807208267">
            <text:p>0.6807208267</text:p>
          </table:table-cell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0.6830000352">
            <text:p>0.6830000352</text:p>
          </table:table-cell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0.6859578407">
            <text:p>0.6859578407</text:p>
          </table:table-cell>
        </table:table-row>
        <table:table-row table:style-name="ro1">
          <table:table-cell office:value-type="float" office:value="6.09">
            <text:p>6.09</text:p>
          </table:table-cell>
          <table:table-cell office:value-type="float" office:value="0.6896500367">
            <text:p>0.6896500367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0.6941372506">
            <text:p>0.6941372506</text:p>
          </table:table-cell>
        </table:table-row>
        <table:table-row table:style-name="ro1">
          <table:table-cell office:value-type="float" office:value="6.11">
            <text:p>6.11</text:p>
          </table:table-cell>
          <table:table-cell office:value-type="float" office:value="0.695832103">
            <text:p>0.695832103</text:p>
          </table:table-cell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0.6981612167">
            <text:p>0.6981612167</text:p>
          </table:table-cell>
        </table:table-row>
        <table:table-row table:style-name="ro1">
          <table:table-cell office:value-type="float" office:value="6.13">
            <text:p>6.13</text:p>
          </table:table-cell>
          <table:table-cell office:value-type="float" office:value="0.7011648117">
            <text:p>0.7011648117</text:p>
          </table:table-cell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0.7048867843">
            <text:p>0.7048867843</text:p>
          </table:table-cell>
        </table:table-row>
        <table:table-row table:style-name="ro1">
          <table:table-cell office:value-type="float" office:value="6.15">
            <text:p>6.15</text:p>
          </table:table-cell>
          <table:table-cell office:value-type="float" office:value="0.709373746">
            <text:p>0.709373746</text:p>
          </table:table-cell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0.7110584621">
            <text:p>0.7110584621</text:p>
          </table:table-cell>
        </table:table-row>
        <table:table-row table:style-name="ro1">
          <table:table-cell office:value-type="float" office:value="6.17">
            <text:p>6.17</text:p>
          </table:table-cell>
          <table:table-cell office:value-type="float" office:value="0.7133637855">
            <text:p>0.7133637855</text:p>
          </table:table-cell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0.7163212782">
            <text:p>0.7163212782</text:p>
          </table:table-cell>
        </table:table-row>
        <table:table-row table:style-name="ro1">
          <table:table-cell office:value-type="float" office:value="6.19">
            <text:p>6.19</text:p>
          </table:table-cell>
          <table:table-cell office:value-type="float" office:value="0.7199644393">
            <text:p>0.7199644393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0.7243280267">
            <text:p>0.7243280267</text:p>
          </table:table-cell>
        </table:table-row>
        <table:table-row table:style-name="ro1">
          <table:table-cell office:value-type="float" office:value="6.21">
            <text:p>6.21</text:p>
          </table:table-cell>
          <table:table-cell office:value-type="float" office:value="0.7259577133">
            <text:p>0.7259577133</text:p>
          </table:table-cell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0.7281801549">
            <text:p>0.7281801549</text:p>
          </table:table-cell>
        </table:table-row>
        <table:table-row table:style-name="ro1">
          <table:table-cell office:value-type="float" office:value="6.23">
            <text:p>6.23</text:p>
          </table:table-cell>
          <table:table-cell office:value-type="float" office:value="0.7310198353">
            <text:p>0.7310198353</text:p>
          </table:table-cell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0.7345020467">
            <text:p>0.7345020467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0.7386524549">
            <text:p>0.7386524549</text:p>
          </table:table-cell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0.740196593">
            <text:p>0.740196593</text:p>
          </table:table-cell>
        </table:table-row>
        <table:table-row table:style-name="ro1">
          <table:table-cell office:value-type="float" office:value="6.27">
            <text:p>6.27</text:p>
          </table:table-cell>
          <table:table-cell office:value-type="float" office:value="0.7422969881">
            <text:p>0.7422969881</text:p>
          </table:table-cell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0.7449727997">
            <text:p>0.7449727997</text:p>
          </table:table-cell>
        </table:table-row>
        <table:table-row table:style-name="ro1">
          <table:table-cell office:value-type="float" office:value="6.29">
            <text:p>6.29</text:p>
          </table:table-cell>
          <table:table-cell office:value-type="float" office:value="0.7482433576">
            <text:p>0.7482433576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0.7521279132">
            <text:p>0.7521279132</text:p>
          </table:table-cell>
        </table:table-row>
        <table:table-row table:style-name="ro1">
          <table:table-cell office:value-type="float" office:value="6.31">
            <text:p>6.31</text:p>
          </table:table-cell>
          <table:table-cell office:value-type="float" office:value="0.7535704511">
            <text:p>0.7535704511</text:p>
          </table:table-cell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0.7555290812">
            <text:p>0.7555290812</text:p>
          </table:table-cell>
        </table:table-row>
        <table:table-row table:style-name="ro1">
          <table:table-cell office:value-type="float" office:value="6.33">
            <text:p>6.33</text:p>
          </table:table-cell>
          <table:table-cell office:value-type="float" office:value="0.7580192173">
            <text:p>0.7580192173</text:p>
          </table:table-cell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0.7610561574">
            <text:p>0.7610561574</text:p>
          </table:table-cell>
        </table:table-row>
        <table:table-row table:style-name="ro1">
          <table:table-cell office:value-type="float" office:value="6.35">
            <text:p>6.35</text:p>
          </table:table-cell>
          <table:table-cell office:value-type="float" office:value="0.7646549671">
            <text:p>0.7646549671</text:p>
          </table:table-cell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0.7659917934">
            <text:p>0.7659917934</text:p>
          </table:table-cell>
        </table:table-row>
        <table:table-row table:style-name="ro1">
          <table:table-cell office:value-type="float" office:value="6.37">
            <text:p>6.37</text:p>
          </table:table-cell>
          <table:table-cell office:value-type="float" office:value="0.7678046743">
            <text:p>0.7678046743</text:p>
          </table:table-cell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0.7701065232">
            <text:p>0.7701065232</text:p>
          </table:table-cell>
        </table:table-row>
        <table:table-row table:style-name="ro1">
          <table:table-cell office:value-type="float" office:value="6.39">
            <text:p>6.39</text:p>
          </table:table-cell>
          <table:table-cell office:value-type="float" office:value="0.7729100822">
            <text:p>0.7729100822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0.7762278916">
            <text:p>0.7762278916</text:p>
          </table:table-cell>
        </table:table-row>
        <table:table-row table:style-name="ro1">
          <table:table-cell office:value-type="float" office:value="6.41">
            <text:p>6.41</text:p>
          </table:table-cell>
          <table:table-cell office:value-type="float" office:value="0.7774633445">
            <text:p>0.7774633445</text:p>
          </table:table-cell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0.7791374341">
            <text:p>0.7791374341</text:p>
          </table:table-cell>
        </table:table-row>
        <table:table-row table:style-name="ro1">
          <table:table-cell office:value-type="float" office:value="6.43">
            <text:p>6.43</text:p>
          </table:table-cell>
          <table:table-cell office:value-type="float" office:value="0.7812614624">
            <text:p>0.7812614624</text:p>
          </table:table-cell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0.7838466391">
            <text:p>0.7838466391</text:p>
          </table:table-cell>
        </table:table-row>
        <table:table-row table:style-name="ro1">
          <table:table-cell office:value-type="float" office:value="6.45">
            <text:p>6.45</text:p>
          </table:table-cell>
          <table:table-cell office:value-type="float" office:value="0.7869041016">
            <text:p>0.7869041016</text:p>
          </table:table-cell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0.7880475934">
            <text:p>0.7880475934</text:p>
          </table:table-cell>
        </table:table-row>
        <table:table-row table:style-name="ro1">
          <table:table-cell office:value-type="float" office:value="6.47">
            <text:p>6.47</text:p>
          </table:table-cell>
          <table:table-cell office:value-type="float" office:value="0.7895962813">
            <text:p>0.7895962813</text:p>
          </table:table-cell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0.7915604363">
            <text:p>0.7915604363</text:p>
          </table:table-cell>
        </table:table-row>
        <table:table-row table:style-name="ro1">
          <table:table-cell office:value-type="float" office:value="6.49">
            <text:p>6.49</text:p>
          </table:table-cell>
          <table:table-cell office:value-type="float" office:value="0.7939503797">
            <text:p>0.7939503797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0.796776531">
            <text:p>0.796776531</text:p>
          </table:table-cell>
        </table:table-row>
        <table:table-row table:style-name="ro1">
          <table:table-cell office:value-type="float" office:value="6.51">
            <text:p>6.51</text:p>
          </table:table-cell>
          <table:table-cell office:value-type="float" office:value="0.7978398172">
            <text:p>0.7978398172</text:p>
          </table:table-cell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0.7992793386">
            <text:p>0.7992793386</text:p>
          </table:table-cell>
        </table:table-row>
        <table:table-row table:style-name="ro1">
          <table:table-cell office:value-type="float" office:value="6.53">
            <text:p>6.53</text:p>
          </table:table-cell>
          <table:table-cell office:value-type="float" office:value="0.8011046769">
            <text:p>0.8011046769</text:p>
          </table:table-cell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0.8033256271">
            <text:p>0.8033256271</text:p>
          </table:table-cell>
        </table:table-row>
        <table:table-row table:style-name="ro1">
          <table:table-cell office:value-type="float" office:value="6.55">
            <text:p>6.55</text:p>
          </table:table-cell>
          <table:table-cell office:value-type="float" office:value="0.805952255">
            <text:p>0.805952255</text:p>
          </table:table-cell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0.8069474966">
            <text:p>0.8069474966</text:p>
          </table:table-cell>
        </table:table-row>
        <table:table-row table:style-name="ro1">
          <table:table-cell office:value-type="float" office:value="6.57">
            <text:p>6.57</text:p>
          </table:table-cell>
          <table:table-cell office:value-type="float" office:value="0.8082944202">
            <text:p>0.8082944202</text:p>
          </table:table-cell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0.8100020959">
            <text:p>0.8100020959</text:p>
          </table:table-cell>
        </table:table-row>
        <table:table-row table:style-name="ro1">
          <table:table-cell office:value-type="float" office:value="6.59">
            <text:p>6.59</text:p>
          </table:table-cell>
          <table:table-cell office:value-type="float" office:value="0.8120799612">
            <text:p>0.8120799612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0.8145378793">
            <text:p>0.8145378793</text:p>
          </table:table-cell>
        </table:table-row>
        <table:table-row table:style-name="ro1">
          <table:table-cell office:value-type="float" office:value="6.61">
            <text:p>6.61</text:p>
          </table:table-cell>
          <table:table-cell office:value-type="float" office:value="0.8154764302">
            <text:p>0.8154764302</text:p>
          </table:table-cell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0.8167461104">
            <text:p>0.8167461104</text:p>
          </table:table-cell>
        </table:table-row>
        <table:table-row table:style-name="ro1">
          <table:table-cell office:value-type="float" office:value="6.63">
            <text:p>6.63</text:p>
          </table:table-cell>
          <table:table-cell office:value-type="float" office:value="0.8183555513">
            <text:p>0.8183555513</text:p>
          </table:table-cell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0.8203138834">
            <text:p>0.8203138834</text:p>
          </table:table-cell>
        </table:table-row>
        <table:table-row table:style-name="ro1">
          <table:table-cell office:value-type="float" office:value="6.65">
            <text:p>6.65</text:p>
          </table:table-cell>
          <table:table-cell office:value-type="float" office:value="0.822630789">
            <text:p>0.822630789</text:p>
          </table:table-cell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0.8235225536">
            <text:p>0.8235225536</text:p>
          </table:table-cell>
        </table:table-row>
        <table:table-row table:style-name="ro1">
          <table:table-cell office:value-type="float" office:value="6.67">
            <text:p>6.67</text:p>
          </table:table-cell>
          <table:table-cell office:value-type="float" office:value="0.824728329">
            <text:p>0.824728329</text:p>
          </table:table-cell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0.8262563214">
            <text:p>0.8262563214</text:p>
          </table:table-cell>
        </table:table-row>
        <table:table-row table:style-name="ro1">
          <table:table-cell office:value-type="float" office:value="6.69">
            <text:p>6.69</text:p>
          </table:table-cell>
          <table:table-cell office:value-type="float" office:value="0.8281153393">
            <text:p>0.8281153393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0.8303148381">
            <text:p>0.8303148381</text:p>
          </table:table-cell>
        </table:table-row>
        <table:table-row table:style-name="ro1">
          <table:table-cell office:value-type="float" office:value="6.71">
            <text:p>6.71</text:p>
          </table:table-cell>
          <table:table-cell office:value-type="float" office:value="0.8311680317">
            <text:p>0.8311680317</text:p>
          </table:table-cell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0.8323209435">
            <text:p>0.8323209435</text:p>
          </table:table-cell>
        </table:table-row>
        <table:table-row table:style-name="ro1">
          <table:table-cell office:value-type="float" office:value="6.73">
            <text:p>6.73</text:p>
          </table:table-cell>
          <table:table-cell office:value-type="float" office:value="0.8337813403">
            <text:p>0.8337813403</text:p>
          </table:table-cell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0.8355576651">
            <text:p>0.8355576651</text:p>
          </table:table-cell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0.8376590728">
            <text:p>0.8376590728</text:p>
          </table:table-cell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0.8384802365">
            <text:p>0.8384802365</text:p>
          </table:table-cell>
        </table:table-row>
        <table:table-row table:style-name="ro1">
          <table:table-cell office:value-type="float" office:value="6.77">
            <text:p>6.77</text:p>
          </table:table-cell>
          <table:table-cell office:value-type="float" office:value="0.8395890742">
            <text:p>0.8395890742</text:p>
          </table:table-cell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0.8409928906">
            <text:p>0.8409928906</text:p>
          </table:table-cell>
        </table:table-row>
        <table:table-row table:style-name="ro1">
          <table:table-cell office:value-type="float" office:value="6.79">
            <text:p>6.79</text:p>
          </table:table-cell>
          <table:table-cell office:value-type="float" office:value="0.8426997131">
            <text:p>0.8426997131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0.8447183201">
            <text:p>0.8447183201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float" office:value="0.8455124799">
            <text:p>0.8455124799</text:p>
          </table:table-cell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0.8465840081">
            <text:p>0.8465840081</text:p>
          </table:table-cell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0.8479397265">
            <text:p>0.8479397265</text:p>
          </table:table-cell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0.849587204">
            <text:p>0.849587204</text:p>
          </table:table-cell>
        </table:table-row>
        <table:table-row table:style-name="ro1">
          <table:table-cell office:value-type="float" office:value="6.85">
            <text:p>6.85</text:p>
          </table:table-cell>
          <table:table-cell office:value-type="float" office:value="0.8515347765">
            <text:p>0.8515347765</text:p>
          </table:table-cell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0.8523056685">
            <text:p>0.8523056685</text:p>
          </table:table-cell>
        </table:table-row>
        <table:table-row table:style-name="ro1">
          <table:table-cell office:value-type="float" office:value="6.87">
            <text:p>6.87</text:p>
          </table:table-cell>
          <table:table-cell office:value-type="float" office:value="0.853344934">
            <text:p>0.853344934</text:p>
          </table:table-cell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0.8546588994">
            <text:p>0.8546588994</text:p>
          </table:table-cell>
        </table:table-row>
        <table:table-row table:style-name="ro1">
          <table:table-cell office:value-type="float" office:value="6.89">
            <text:p>6.89</text:p>
          </table:table-cell>
          <table:table-cell office:value-type="float" office:value="0.8562546438">
            <text:p>0.8562546438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0.8581400122">
            <text:p>0.8581400122</text:p>
          </table:table-cell>
        </table:table-row>
        <table:table-row table:style-name="ro1">
          <table:table-cell office:value-type="float" office:value="6.91">
            <text:p>6.91</text:p>
          </table:table-cell>
          <table:table-cell office:value-type="float" office:value="0.8588903234">
            <text:p>0.8588903234</text:p>
          </table:table-cell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0.859900979">
            <text:p>0.859900979</text:p>
          </table:table-cell>
        </table:table-row>
        <table:table-row table:style-name="ro1">
          <table:table-cell office:value-type="float" office:value="6.93">
            <text:p>6.93</text:p>
          </table:table-cell>
          <table:table-cell office:value-type="float" office:value="0.8611778076">
            <text:p>0.8611778076</text:p>
          </table:table-cell>
        </table:table-row>
        <table:table-row table:style-name="ro1">
          <table:table-cell office:value-type="float" office:value="6.94">
            <text:p>6.94</text:p>
          </table:table-cell>
          <table:table-cell office:value-type="float" office:value="0.8627273809">
            <text:p>0.8627273809</text:p>
          </table:table-cell>
        </table:table-row>
        <table:table-row table:style-name="ro1">
          <table:table-cell office:value-type="float" office:value="6.95">
            <text:p>6.95</text:p>
          </table:table-cell>
          <table:table-cell office:value-type="float" office:value="0.8645570221">
            <text:p>0.8645570221</text:p>
          </table:table-cell>
        </table:table-row>
        <table:table-row table:style-name="ro1">
          <table:table-cell office:value-type="float" office:value="6.96">
            <text:p>6.96</text:p>
          </table:table-cell>
          <table:table-cell office:value-type="float" office:value="0.8652886188">
            <text:p>0.8652886188</text:p>
          </table:table-cell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0.866273228">
            <text:p>0.866273228</text:p>
          </table:table-cell>
        </table:table-row>
        <table:table-row table:style-name="ro1">
          <table:table-cell office:value-type="float" office:value="6.98">
            <text:p>6.98</text:p>
          </table:table-cell>
          <table:table-cell office:value-type="float" office:value="0.8675161869">
            <text:p>0.8675161869</text:p>
          </table:table-cell>
        </table:table-row>
        <table:table-row table:style-name="ro1">
          <table:table-cell office:value-type="float" office:value="6.99">
            <text:p>6.99</text:p>
          </table:table-cell>
          <table:table-cell office:value-type="float" office:value="0.869023556">
            <text:p>0.8690235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08021225">
            <text:p>0.8708021225</text:p>
          </table:table-cell>
        </table:table-row>
        <table:table-row table:style-name="ro1">
          <table:table-cell office:value-type="float" office:value="7.01">
            <text:p>7.01</text:p>
          </table:table-cell>
          <table:table-cell office:value-type="float" office:value="0.8715162505">
            <text:p>0.8715162505</text:p>
          </table:table-cell>
        </table:table-row>
        <table:table-row table:style-name="ro1">
          <table:table-cell office:value-type="float" office:value="7.02">
            <text:p>7.02</text:p>
          </table:table-cell>
          <table:table-cell office:value-type="float" office:value="0.8724765533">
            <text:p>0.8724765533</text:p>
          </table:table-cell>
        </table:table-row>
        <table:table-row table:style-name="ro1">
          <table:table-cell office:value-type="float" office:value="7.03">
            <text:p>7.03</text:p>
          </table:table-cell>
          <table:table-cell office:value-type="float" office:value="0.8736878914">
            <text:p>0.8736878914</text:p>
          </table:table-cell>
        </table:table-row>
        <table:table-row table:style-name="ro1">
          <table:table-cell office:value-type="float" office:value="7.04">
            <text:p>7.04</text:p>
          </table:table-cell>
          <table:table-cell office:value-type="float" office:value="0.8751558206">
            <text:p>0.8751558206</text:p>
          </table:table-cell>
        </table:table-row>
        <table:table-row table:style-name="ro1">
          <table:table-cell office:value-type="float" office:value="7.05">
            <text:p>7.05</text:p>
          </table:table-cell>
          <table:table-cell office:value-type="float" office:value="0.8768865925">
            <text:p>0.8768865925</text:p>
          </table:table-cell>
        </table:table-row>
        <table:table-row table:style-name="ro1">
          <table:table-cell office:value-type="float" office:value="7.06">
            <text:p>7.06</text:p>
          </table:table-cell>
          <table:table-cell office:value-type="float" office:value="0.8775840458">
            <text:p>0.8775840458</text:p>
          </table:table-cell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0.8785211809">
            <text:p>0.8785211809</text:p>
          </table:table-cell>
        </table:table-row>
        <table:table-row table:style-name="ro1">
          <table:table-cell office:value-type="float" office:value="7.08">
            <text:p>7.08</text:p>
          </table:table-cell>
          <table:table-cell office:value-type="float" office:value="0.8797024027">
            <text:p>0.8797024027</text:p>
          </table:table-cell>
        </table:table-row>
        <table:table-row table:style-name="ro1">
          <table:table-cell office:value-type="float" office:value="7.09">
            <text:p>7.09</text:p>
          </table:table-cell>
          <table:table-cell office:value-type="float" office:value="0.8811327783">
            <text:p>0.8811327783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8828180349">
            <text:p>0.8828180349</text:p>
          </table:table-cell>
        </table:table-row>
        <table:table-row table:style-name="ro1">
          <table:table-cell office:value-type="float" office:value="7.11">
            <text:p>7.11</text:p>
          </table:table-cell>
          <table:table-cell office:value-type="float" office:value="0.8834992902">
            <text:p>0.8834992902</text:p>
          </table:table-cell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0.8844139733">
            <text:p>0.8844139733</text:p>
          </table:table-cell>
        </table:table-row>
        <table:table-row table:style-name="ro1">
          <table:table-cell office:value-type="float" office:value="7.13">
            <text:p>7.13</text:p>
          </table:table-cell>
          <table:table-cell office:value-type="float" office:value="0.885566059">
            <text:p>0.885566059</text:p>
          </table:table-cell>
        </table:table-row>
        <table:table-row table:style-name="ro1">
          <table:table-cell office:value-type="float" office:value="7.14">
            <text:p>7.14</text:p>
          </table:table-cell>
          <table:table-cell office:value-type="float" office:value="0.8869601477">
            <text:p>0.8869601477</text:p>
          </table:table-cell>
        </table:table-row>
        <table:table-row table:style-name="ro1">
          <table:table-cell office:value-type="float" office:value="7.15">
            <text:p>7.15</text:p>
          </table:table-cell>
          <table:table-cell office:value-type="float" office:value="0.8886014621">
            <text:p>0.8886014621</text:p>
          </table:table-cell>
        </table:table-row>
        <table:table-row table:style-name="ro1">
          <table:table-cell office:value-type="float" office:value="7.16">
            <text:p>7.16</text:p>
          </table:table-cell>
          <table:table-cell office:value-type="float" office:value="0.8892667846">
            <text:p>0.8892667846</text:p>
          </table:table-cell>
        </table:table-row>
        <table:table-row table:style-name="ro1">
          <table:table-cell office:value-type="float" office:value="7.17">
            <text:p>7.17</text:p>
          </table:table-cell>
          <table:table-cell office:value-type="float" office:value="0.8901594474">
            <text:p>0.8901594474</text:p>
          </table:table-cell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0.8912830233">
            <text:p>0.8912830233</text:p>
          </table:table-cell>
        </table:table-row>
        <table:table-row table:style-name="ro1">
          <table:table-cell office:value-type="float" office:value="7.19">
            <text:p>7.19</text:p>
          </table:table-cell>
          <table:table-cell office:value-type="float" office:value="0.8926416729">
            <text:p>0.8926416729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8942401398">
            <text:p>0.8942401398</text:p>
          </table:table-cell>
        </table:table-row>
        <table:table-row table:style-name="ro1">
          <table:table-cell office:value-type="float" office:value="7.21">
            <text:p>7.21</text:p>
          </table:table-cell>
          <table:table-cell office:value-type="float" office:value="0.8948896628">
            <text:p>0.8948896628</text:p>
          </table:table-cell>
        </table:table-row>
        <table:table-row table:style-name="ro1">
          <table:table-cell office:value-type="float" office:value="7.22">
            <text:p>7.22</text:p>
          </table:table-cell>
          <table:table-cell office:value-type="float" office:value="0.895760558">
            <text:p>0.895760558</text:p>
          </table:table-cell>
        </table:table-row>
        <table:table-row table:style-name="ro1">
          <table:table-cell office:value-type="float" office:value="7.23">
            <text:p>7.23</text:p>
          </table:table-cell>
          <table:table-cell office:value-type="float" office:value="0.8968560258">
            <text:p>0.8968560258</text:p>
          </table:table-cell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0.8981798162">
            <text:p>0.8981798162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0.8997362232">
            <text:p>0.8997362232</text:p>
          </table:table-cell>
        </table:table-row>
        <table:table-row table:style-name="ro1">
          <table:table-cell office:value-type="float" office:value="7.26">
            <text:p>7.26</text:p>
          </table:table-cell>
          <table:table-cell office:value-type="float" office:value="0.9003700068">
            <text:p>0.9003700068</text:p>
          </table:table-cell>
        </table:table-row>
        <table:table-row table:style-name="ro1">
          <table:table-cell office:value-type="float" office:value="7.27">
            <text:p>7.27</text:p>
          </table:table-cell>
          <table:table-cell office:value-type="float" office:value="0.9012192854">
            <text:p>0.9012192854</text:p>
          </table:table-cell>
        </table:table-row>
        <table:table-row table:style-name="ro1">
          <table:table-cell office:value-type="float" office:value="7.28">
            <text:p>7.28</text:p>
          </table:table-cell>
          <table:table-cell office:value-type="float" office:value="0.9022869169">
            <text:p>0.9022869169</text:p>
          </table:table-cell>
        </table:table-row>
        <table:table-row table:style-name="ro1">
          <table:table-cell office:value-type="float" office:value="7.29">
            <text:p>7.29</text:p>
          </table:table-cell>
          <table:table-cell office:value-type="float" office:value="0.9035762713">
            <text:p>0.9035762713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9050912244">
            <text:p>0.9050912244</text:p>
          </table:table-cell>
        </table:table-row>
        <table:table-row table:style-name="ro1">
          <table:table-cell office:value-type="float" office:value="7.31">
            <text:p>7.31</text:p>
          </table:table-cell>
          <table:table-cell office:value-type="float" office:value="0.9057092975">
            <text:p>0.9057092975</text:p>
          </table:table-cell>
        </table:table-row>
        <table:table-row table:style-name="ro1">
          <table:table-cell office:value-type="float" office:value="7.32">
            <text:p>7.32</text:p>
          </table:table-cell>
          <table:table-cell office:value-type="float" office:value="0.9065370641">
            <text:p>0.9065370641</text:p>
          </table:table-cell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0.9075770692">
            <text:p>0.9075770692</text:p>
          </table:table-cell>
        </table:table-row>
        <table:table-row table:style-name="ro1">
          <table:table-cell office:value-type="float" office:value="7.34">
            <text:p>7.34</text:p>
          </table:table-cell>
          <table:table-cell office:value-type="float" office:value="0.9088323333">
            <text:p>0.9088323333</text:p>
          </table:table-cell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0.9103063461">
            <text:p>0.9103063461</text:p>
          </table:table-cell>
        </table:table-row>
        <table:table-row table:style-name="ro1">
          <table:table-cell office:value-type="float" office:value="7.36">
            <text:p>7.36</text:p>
          </table:table-cell>
          <table:table-cell office:value-type="float" office:value="0.910908735">
            <text:p>0.910908735</text:p>
          </table:table-cell>
        </table:table-row>
        <table:table-row table:style-name="ro1">
          <table:table-cell office:value-type="float" office:value="7.37">
            <text:p>7.37</text:p>
          </table:table-cell>
          <table:table-cell office:value-type="float" office:value="0.9117150859">
            <text:p>0.9117150859</text:p>
          </table:table-cell>
        </table:table-row>
        <table:table-row table:style-name="ro1">
          <table:table-cell office:value-type="float" office:value="7.38">
            <text:p>7.38</text:p>
          </table:table-cell>
          <table:table-cell office:value-type="float" office:value="0.9127276591">
            <text:p>0.9127276591</text:p>
          </table:table-cell>
        </table:table-row>
        <table:table-row table:style-name="ro1">
          <table:table-cell office:value-type="float" office:value="7.39">
            <text:p>7.39</text:p>
          </table:table-cell>
          <table:table-cell office:value-type="float" office:value="0.9139491558">
            <text:p>0.9139491558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9153827111">
            <text:p>0.9153827111</text:p>
          </table:table-cell>
        </table:table-row>
        <table:table-row table:style-name="ro1">
          <table:table-cell office:value-type="float" office:value="7.41">
            <text:p>7.41</text:p>
          </table:table-cell>
          <table:table-cell office:value-type="float" office:value="0.9159694586">
            <text:p>0.9159694586</text:p>
          </table:table-cell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0.9167545066">
            <text:p>0.9167545066</text:p>
          </table:table-cell>
        </table:table-row>
        <table:table-row table:style-name="ro1">
          <table:table-cell office:value-type="float" office:value="7.43">
            <text:p>7.43</text:p>
          </table:table-cell>
          <table:table-cell office:value-type="float" office:value="0.917739858">
            <text:p>0.917739858</text:p>
          </table:table-cell>
        </table:table-row>
        <table:table-row table:style-name="ro1">
          <table:table-cell office:value-type="float" office:value="7.44">
            <text:p>7.44</text:p>
          </table:table-cell>
          <table:table-cell office:value-type="float" office:value="0.9189279232">
            <text:p>0.9189279232</text:p>
          </table:table-cell>
        </table:table-row>
        <table:table-row table:style-name="ro1">
          <table:table-cell office:value-type="float" office:value="7.45">
            <text:p>7.45</text:p>
          </table:table-cell>
          <table:table-cell office:value-type="float" office:value="0.9203215137">
            <text:p>0.9203215137</text:p>
          </table:table-cell>
        </table:table-row>
        <table:table-row table:style-name="ro1">
          <table:table-cell office:value-type="float" office:value="7.46">
            <text:p>7.46</text:p>
          </table:table-cell>
          <table:table-cell office:value-type="float" office:value="0.9208926903">
            <text:p>0.9208926903</text:p>
          </table:table-cell>
        </table:table-row>
        <table:table-row table:style-name="ro1">
          <table:table-cell office:value-type="float" office:value="7.47">
            <text:p>7.47</text:p>
          </table:table-cell>
          <table:table-cell office:value-type="float" office:value="0.9216565802">
            <text:p>0.9216565802</text:p>
          </table:table-cell>
        </table:table-row>
        <table:table-row table:style-name="ro1">
          <table:table-cell office:value-type="float" office:value="7.48">
            <text:p>7.48</text:p>
          </table:table-cell>
          <table:table-cell office:value-type="float" office:value="0.9226149543">
            <text:p>0.9226149543</text:p>
          </table:table-cell>
        </table:table-row>
        <table:table-row table:style-name="ro1">
          <table:table-cell office:value-type="float" office:value="7.49">
            <text:p>7.49</text:p>
          </table:table-cell>
          <table:table-cell office:value-type="float" office:value="0.9237699593">
            <text:p>0.9237699593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9251241124">
            <text:p>0.9251241124</text:p>
          </table:table-cell>
        </table:table-row>
        <table:table-row table:style-name="ro1">
          <table:table-cell office:value-type="float" office:value="7.51">
            <text:p>7.51</text:p>
          </table:table-cell>
          <table:table-cell office:value-type="float" office:value="0.9256798223">
            <text:p>0.9256798223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0.9264227392">
            <text:p>0.9264227392</text:p>
          </table:table-cell>
        </table:table-row>
        <table:table-row table:style-name="ro1">
          <table:table-cell office:value-type="float" office:value="7.53">
            <text:p>7.53</text:p>
          </table:table-cell>
          <table:table-cell office:value-type="float" office:value="0.927354425">
            <text:p>0.927354425</text:p>
          </table:table-cell>
        </table:table-row>
        <table:table-row table:style-name="ro1">
          <table:table-cell office:value-type="float" office:value="7.54">
            <text:p>7.54</text:p>
          </table:table-cell>
          <table:table-cell office:value-type="float" office:value="0.9284767887">
            <text:p>0.9284767887</text:p>
          </table:table-cell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0.9297920803">
            <text:p>0.9297920803</text:p>
          </table:table-cell>
        </table:table-row>
        <table:table-row table:style-name="ro1">
          <table:table-cell office:value-type="float" office:value="7.56">
            <text:p>7.56</text:p>
          </table:table-cell>
          <table:table-cell office:value-type="float" office:value="0.9303324639">
            <text:p>0.9303324639</text:p>
          </table:table-cell>
        </table:table-row>
        <table:table-row table:style-name="ro1">
          <table:table-cell office:value-type="float" office:value="7.57">
            <text:p>7.57</text:p>
          </table:table-cell>
          <table:table-cell office:value-type="float" office:value="0.9310546362">
            <text:p>0.9310546362</text:p>
          </table:table-cell>
        </table:table-row>
        <table:table-row table:style-name="ro1">
          <table:table-cell office:value-type="float" office:value="7.58">
            <text:p>7.58</text:p>
          </table:table-cell>
          <table:table-cell office:value-type="float" office:value="0.931959972">
            <text:p>0.931959972</text:p>
          </table:table-cell>
        </table:table-row>
        <table:table-row table:style-name="ro1">
          <table:table-cell office:value-type="float" office:value="7.59">
            <text:p>7.59</text:p>
          </table:table-cell>
          <table:table-cell office:value-type="float" office:value="0.9330501657">
            <text:p>0.9330501657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0.9343272261">
            <text:p>0.9343272261</text:p>
          </table:table-cell>
        </table:table-row>
        <table:table-row table:style-name="ro1">
          <table:table-cell office:value-type="float" office:value="7.61">
            <text:p>7.61</text:p>
          </table:table-cell>
          <table:table-cell office:value-type="float" office:value="0.9348524593">
            <text:p>0.9348524593</text:p>
          </table:table-cell>
        </table:table-row>
        <table:table-row table:style-name="ro1">
          <table:table-cell office:value-type="float" office:value="7.62">
            <text:p>7.62</text:p>
          </table:table-cell>
          <table:table-cell office:value-type="float" office:value="0.9355541589">
            <text:p>0.9355541589</text:p>
          </table:table-cell>
        </table:table-row>
        <table:table-row table:style-name="ro1">
          <table:table-cell office:value-type="float" office:value="7.63">
            <text:p>7.63</text:p>
          </table:table-cell>
          <table:table-cell office:value-type="float" office:value="0.9364335317">
            <text:p>0.9364335317</text:p>
          </table:table-cell>
        </table:table-row>
        <table:table-row table:style-name="ro1">
          <table:table-cell office:value-type="float" office:value="7.64">
            <text:p>7.64</text:p>
          </table:table-cell>
          <table:table-cell office:value-type="float" office:value="0.9374920797">
            <text:p>0.9374920797</text:p>
          </table:table-cell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0.938731594">
            <text:p>0.938731594</text:p>
          </table:table-cell>
        </table:table-row>
        <table:table-row table:style-name="ro1">
          <table:table-cell office:value-type="float" office:value="7.66">
            <text:p>7.66</text:p>
          </table:table-cell>
          <table:table-cell office:value-type="float" office:value="0.9392418866">
            <text:p>0.9392418866</text:p>
          </table:table-cell>
        </table:table-row>
        <table:table-row table:style-name="ro1">
          <table:table-cell office:value-type="float" office:value="7.67">
            <text:p>7.67</text:p>
          </table:table-cell>
          <table:table-cell office:value-type="float" office:value="0.939923426">
            <text:p>0.939923426</text:p>
          </table:table-cell>
        </table:table-row>
        <table:table-row table:style-name="ro1">
          <table:table-cell office:value-type="float" office:value="7.68">
            <text:p>7.68</text:p>
          </table:table-cell>
          <table:table-cell office:value-type="float" office:value="0.9407772695">
            <text:p>0.9407772695</text:p>
          </table:table-cell>
        </table:table-row>
        <table:table-row table:style-name="ro1">
          <table:table-cell office:value-type="float" office:value="7.69">
            <text:p>7.69</text:p>
          </table:table-cell>
          <table:table-cell office:value-type="float" office:value="0.9418047459">
            <text:p>0.9418047459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0.9430074506">
            <text:p>0.9430074506</text:p>
          </table:table-cell>
        </table:table-row>
        <table:table-row table:style-name="ro1">
          <table:table-cell office:value-type="float" office:value="7.71">
            <text:p>7.71</text:p>
          </table:table-cell>
          <table:table-cell office:value-type="float" office:value="0.9435030428">
            <text:p>0.9435030428</text:p>
          </table:table-cell>
        </table:table-row>
        <table:table-row table:style-name="ro1">
          <table:table-cell office:value-type="float" office:value="7.72">
            <text:p>7.72</text:p>
          </table:table-cell>
          <table:table-cell office:value-type="float" office:value="0.9441647719">
            <text:p>0.9441647719</text:p>
          </table:table-cell>
        </table:table-row>
        <table:table-row table:style-name="ro1">
          <table:table-cell office:value-type="float" office:value="7.73">
            <text:p>7.73</text:p>
          </table:table-cell>
          <table:table-cell office:value-type="float" office:value="0.9449935615">
            <text:p>0.9449935615</text:p>
          </table:table-cell>
        </table:table-row>
        <table:table-row table:style-name="ro1">
          <table:table-cell office:value-type="float" office:value="7.74">
            <text:p>7.74</text:p>
          </table:table-cell>
          <table:table-cell office:value-type="float" office:value="0.9459905856">
            <text:p>0.9459905856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0.9471572634">
            <text:p>0.9471572634</text:p>
          </table:table-cell>
        </table:table-row>
        <table:table-row table:style-name="ro1">
          <table:table-cell office:value-type="float" office:value="7.76">
            <text:p>7.76</text:p>
          </table:table-cell>
          <table:table-cell office:value-type="float" office:value="0.9476384224">
            <text:p>0.9476384224</text:p>
          </table:table-cell>
        </table:table-row>
        <table:table-row table:style-name="ro1">
          <table:table-cell office:value-type="float" office:value="7.77">
            <text:p>7.77</text:p>
          </table:table-cell>
          <table:table-cell office:value-type="float" office:value="0.9482807234">
            <text:p>0.9482807234</text:p>
          </table:table-cell>
        </table:table-row>
        <table:table-row table:style-name="ro1">
          <table:table-cell office:value-type="float" office:value="7.78">
            <text:p>7.78</text:p>
          </table:table-cell>
          <table:table-cell office:value-type="float" office:value="0.9490849713">
            <text:p>0.9490849713</text:p>
          </table:table-cell>
        </table:table-row>
        <table:table-row table:style-name="ro1">
          <table:table-cell office:value-type="float" office:value="7.79">
            <text:p>7.79</text:p>
          </table:table-cell>
          <table:table-cell office:value-type="float" office:value="0.9500522013">
            <text:p>0.9500522013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0.9511836746">
            <text:p>0.9511836746</text:p>
          </table:table-cell>
        </table:table-row>
        <table:table-row table:style-name="ro1">
          <table:table-cell office:value-type="float" office:value="7.81">
            <text:p>7.81</text:p>
          </table:table-cell>
          <table:table-cell office:value-type="float" office:value="0.9516506905">
            <text:p>0.9516506905</text:p>
          </table:table-cell>
        </table:table-row>
        <table:table-row table:style-name="ro1">
          <table:table-cell office:value-type="float" office:value="7.82">
            <text:p>7.82</text:p>
          </table:table-cell>
          <table:table-cell office:value-type="float" office:value="0.9522739736">
            <text:p>0.9522739736</text:p>
          </table:table-cell>
        </table:table-row>
        <table:table-row table:style-name="ro1">
          <table:table-cell office:value-type="float" office:value="7.83">
            <text:p>7.83</text:p>
          </table:table-cell>
          <table:table-cell office:value-type="float" office:value="0.9530542228">
            <text:p>0.9530542228</text:p>
          </table:table-cell>
        </table:table-row>
        <table:table-row table:style-name="ro1">
          <table:table-cell office:value-type="float" office:value="7.84">
            <text:p>7.84</text:p>
          </table:table-cell>
          <table:table-cell office:value-type="float" office:value="0.9539923494">
            <text:p>0.9539923494</text:p>
          </table:table-cell>
        </table:table-row>
        <table:table-row table:style-name="ro1">
          <table:table-cell office:value-type="float" office:value="7.85">
            <text:p>7.85</text:p>
          </table:table-cell>
          <table:table-cell office:value-type="float" office:value="0.955089473">
            <text:p>0.955089473</text:p>
          </table:table-cell>
        </table:table-row>
        <table:table-row table:style-name="ro1">
          <table:table-cell office:value-type="float" office:value="7.86">
            <text:p>7.86</text:p>
          </table:table-cell>
          <table:table-cell office:value-type="float" office:value="0.955542655">
            <text:p>0.955542655</text:p>
          </table:table-cell>
        </table:table-row>
        <table:table-row table:style-name="ro1">
          <table:table-cell office:value-type="float" office:value="7.87">
            <text:p>7.87</text:p>
          </table:table-cell>
          <table:table-cell office:value-type="float" office:value="0.956147353">
            <text:p>0.956147353</text:p>
          </table:table-cell>
        </table:table-row>
        <table:table-row table:style-name="ro1">
          <table:table-cell office:value-type="float" office:value="7.88">
            <text:p>7.88</text:p>
          </table:table-cell>
          <table:table-cell office:value-type="float" office:value="0.9569041717">
            <text:p>0.9569041717</text:p>
          </table:table-cell>
        </table:table-row>
        <table:table-row table:style-name="ro1">
          <table:table-cell office:value-type="float" office:value="7.89">
            <text:p>7.89</text:p>
          </table:table-cell>
          <table:table-cell office:value-type="float" office:value="0.9578139118">
            <text:p>0.9578139118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0.9588775657">
            <text:p>0.9588775657</text:p>
          </table:table-cell>
        </table:table-row>
        <table:table-row table:style-name="ro1">
          <table:table-cell office:value-type="float" office:value="7.91">
            <text:p>7.91</text:p>
          </table:table-cell>
          <table:table-cell office:value-type="float" office:value="0.9593172386">
            <text:p>0.9593172386</text:p>
          </table:table-cell>
        </table:table-row>
        <table:table-row table:style-name="ro1">
          <table:table-cell office:value-type="float" office:value="7.92">
            <text:p>7.92</text:p>
          </table:table-cell>
          <table:table-cell office:value-type="float" office:value="0.9599038023">
            <text:p>0.9599038023</text:p>
          </table:table-cell>
        </table:table-row>
        <table:table-row table:style-name="ro1">
          <table:table-cell office:value-type="float" office:value="7.93">
            <text:p>7.93</text:p>
          </table:table-cell>
          <table:table-cell office:value-type="float" office:value="0.9606377783">
            <text:p>0.9606377783</text:p>
          </table:table-cell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0.9615198684">
            <text:p>0.9615198684</text:p>
          </table:table-cell>
        </table:table-row>
        <table:table-row table:style-name="ro1">
          <table:table-cell office:value-type="float" office:value="7.95">
            <text:p>7.95</text:p>
          </table:table-cell>
          <table:table-cell office:value-type="float" office:value="0.9625509513">
            <text:p>0.9625509513</text:p>
          </table:table-cell>
        </table:table-row>
        <table:table-row table:style-name="ro1">
          <table:table-cell office:value-type="float" office:value="7.96">
            <text:p>7.96</text:p>
          </table:table-cell>
          <table:table-cell office:value-type="float" office:value="0.9629774514">
            <text:p>0.9629774514</text:p>
          </table:table-cell>
        </table:table-row>
        <table:table-row table:style-name="ro1">
          <table:table-cell office:value-type="float" office:value="7.97">
            <text:p>7.97</text:p>
          </table:table-cell>
          <table:table-cell office:value-type="float" office:value="0.9635463455">
            <text:p>0.9635463455</text:p>
          </table:table-cell>
        </table:table-row>
        <table:table-row table:style-name="ro1">
          <table:table-cell office:value-type="float" office:value="7.98">
            <text:p>7.98</text:p>
          </table:table-cell>
          <table:table-cell office:value-type="float" office:value="0.9642580809">
            <text:p>0.9642580809</text:p>
          </table:table-cell>
        </table:table-row>
        <table:table-row table:style-name="ro1">
          <table:table-cell office:value-type="float" office:value="7.99">
            <text:p>7.99</text:p>
          </table:table-cell>
          <table:table-cell office:value-type="float" office:value="0.9651132714">
            <text:p>0.96511327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661126937">
            <text:p>0.9661126937</text:p>
          </table:table-cell>
        </table:table-row>
        <table:table-row table:style-name="ro1">
          <table:table-cell office:value-type="float" office:value="8.01">
            <text:p>8.01</text:p>
          </table:table-cell>
          <table:table-cell office:value-type="float" office:value="0.9665263663">
            <text:p>0.9665263663</text:p>
          </table:table-cell>
        </table:table-row>
        <table:table-row table:style-name="ro1">
          <table:table-cell office:value-type="float" office:value="8.02">
            <text:p>8.02</text:p>
          </table:table-cell>
          <table:table-cell office:value-type="float" office:value="0.967078065">
            <text:p>0.967078065</text:p>
          </table:table-cell>
        </table:table-row>
        <table:table-row table:style-name="ro1">
          <table:table-cell office:value-type="float" office:value="8.03">
            <text:p>8.03</text:p>
          </table:table-cell>
          <table:table-cell office:value-type="float" office:value="0.9677681715">
            <text:p>0.9677681715</text:p>
          </table:table-cell>
        </table:table-row>
        <table:table-row table:style-name="ro1">
          <table:table-cell office:value-type="float" office:value="8.04">
            <text:p>8.04</text:p>
          </table:table-cell>
          <table:table-cell office:value-type="float" office:value="0.9685972212">
            <text:p>0.9685972212</text:p>
          </table:table-cell>
        </table:table-row>
        <table:table-row table:style-name="ro1">
          <table:table-cell office:value-type="float" office:value="8.05">
            <text:p>8.05</text:p>
          </table:table-cell>
          <table:table-cell office:value-type="float" office:value="0.9695658997">
            <text:p>0.9695658997</text:p>
          </table:table-cell>
        </table:table-row>
        <table:table-row table:style-name="ro1">
          <table:table-cell office:value-type="float" office:value="8.06">
            <text:p>8.06</text:p>
          </table:table-cell>
          <table:table-cell office:value-type="float" office:value="0.9699670955">
            <text:p>0.9699670955</text:p>
          </table:table-cell>
        </table:table-row>
        <table:table-row table:style-name="ro1">
          <table:table-cell office:value-type="float" office:value="8.07">
            <text:p>8.07</text:p>
          </table:table-cell>
          <table:table-cell office:value-type="float" office:value="0.9705020791">
            <text:p>0.9705020791</text:p>
          </table:table-cell>
        </table:table-row>
        <table:table-row table:style-name="ro1">
          <table:table-cell office:value-type="float" office:value="8.08">
            <text:p>8.08</text:p>
          </table:table-cell>
          <table:table-cell office:value-type="float" office:value="0.9711711739">
            <text:p>0.9711711739</text:p>
          </table:table-cell>
        </table:table-row>
        <table:table-row table:style-name="ro1">
          <table:table-cell office:value-type="float" office:value="8.09">
            <text:p>8.09</text:p>
          </table:table-cell>
          <table:table-cell office:value-type="float" office:value="0.9719748453">
            <text:p>0.9719748453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0.9729136975">
            <text:p>0.9729136975</text:p>
          </table:table-cell>
        </table:table-row>
        <table:table-row table:style-name="ro1">
          <table:table-cell office:value-type="float" office:value="8.11">
            <text:p>8.11</text:p>
          </table:table-cell>
          <table:table-cell office:value-type="float" office:value="0.9733027706">
            <text:p>0.9733027706</text:p>
          </table:table-cell>
        </table:table-row>
        <table:table-row table:style-name="ro1">
          <table:table-cell office:value-type="float" office:value="8.12">
            <text:p>8.12</text:p>
          </table:table-cell>
          <table:table-cell office:value-type="float" office:value="0.973821522">
            <text:p>0.973821522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office:value-type="float" office:value="0.9744702238">
            <text:p>0.9744702238</text:p>
          </table:table-cell>
        </table:table-row>
        <table:table-row table:style-name="ro1">
          <table:table-cell office:value-type="float" office:value="8.14">
            <text:p>8.14</text:p>
          </table:table-cell>
          <table:table-cell office:value-type="float" office:value="0.9752492788">
            <text:p>0.9752492788</text:p>
          </table:table-cell>
        </table:table-row>
        <table:table-row table:style-name="ro1">
          <table:table-cell office:value-type="float" office:value="8.15">
            <text:p>8.15</text:p>
          </table:table-cell>
          <table:table-cell office:value-type="float" office:value="0.9761592185">
            <text:p>0.9761592185</text:p>
          </table:table-cell>
        </table:table-row>
        <table:table-row table:style-name="ro1">
          <table:table-cell office:value-type="float" office:value="8.16">
            <text:p>8.16</text:p>
          </table:table-cell>
          <table:table-cell office:value-type="float" office:value="0.976536524">
            <text:p>0.976536524</text:p>
          </table:table-cell>
        </table:table-row>
        <table:table-row table:style-name="ro1">
          <table:table-cell office:value-type="float" office:value="8.17">
            <text:p>8.17</text:p>
          </table:table-cell>
          <table:table-cell office:value-type="float" office:value="0.9770395263">
            <text:p>0.9770395263</text:p>
          </table:table-cell>
        </table:table-row>
        <table:table-row table:style-name="ro1">
          <table:table-cell office:value-type="float" office:value="8.18">
            <text:p>8.18</text:p>
          </table:table-cell>
          <table:table-cell office:value-type="float" office:value="0.9776684518">
            <text:p>0.9776684518</text:p>
          </table:table-cell>
        </table:table-row>
        <table:table-row table:style-name="ro1">
          <table:table-cell office:value-type="float" office:value="8.19">
            <text:p>8.19</text:p>
          </table:table-cell>
          <table:table-cell office:value-type="float" office:value="0.9784236481">
            <text:p>0.9784236481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0.9793055814">
            <text:p>0.9793055814</text:p>
          </table:table-cell>
        </table:table-row>
        <table:table-row table:style-name="ro1">
          <table:table-cell office:value-type="float" office:value="8.21">
            <text:p>8.21</text:p>
          </table:table-cell>
          <table:table-cell office:value-type="float" office:value="0.9796714734">
            <text:p>0.9796714734</text:p>
          </table:table-cell>
        </table:table-row>
        <table:table-row table:style-name="ro1">
          <table:table-cell office:value-type="float" office:value="8.22">
            <text:p>8.22</text:p>
          </table:table-cell>
          <table:table-cell office:value-type="float" office:value="0.9801592071">
            <text:p>0.9801592071</text:p>
          </table:table-cell>
        </table:table-row>
        <table:table-row table:style-name="ro1">
          <table:table-cell office:value-type="float" office:value="8.23">
            <text:p>8.23</text:p>
          </table:table-cell>
          <table:table-cell office:value-type="float" office:value="0.9807689687">
            <text:p>0.9807689687</text:p>
          </table:table-cell>
        </table:table-row>
        <table:table-row table:style-name="ro1">
          <table:table-cell office:value-type="float" office:value="8.24">
            <text:p>8.24</text:p>
          </table:table-cell>
          <table:table-cell office:value-type="float" office:value="0.9815010564">
            <text:p>0.9815010564</text:p>
          </table:table-cell>
        </table:table-row>
        <table:table-row table:style-name="ro1">
          <table:table-cell office:value-type="float" office:value="8.25">
            <text:p>8.25</text:p>
          </table:table-cell>
          <table:table-cell office:value-type="float" office:value="0.9823558783">
            <text:p>0.9823558783</text:p>
          </table:table-cell>
        </table:table-row>
        <table:table-row table:style-name="ro1">
          <table:table-cell office:value-type="float" office:value="8.26">
            <text:p>8.26</text:p>
          </table:table-cell>
          <table:table-cell office:value-type="float" office:value="0.9827107083">
            <text:p>0.9827107083</text:p>
          </table:table-cell>
        </table:table-row>
        <table:table-row table:style-name="ro1">
          <table:table-cell office:value-type="float" office:value="8.27">
            <text:p>8.27</text:p>
          </table:table-cell>
          <table:table-cell office:value-type="float" office:value="0.9831836495">
            <text:p>0.9831836495</text:p>
          </table:table-cell>
        </table:table-row>
        <table:table-row table:style-name="ro1">
          <table:table-cell office:value-type="float" office:value="8.28">
            <text:p>8.28</text:p>
          </table:table-cell>
          <table:table-cell office:value-type="float" office:value="0.9837748525">
            <text:p>0.9837748525</text:p>
          </table:table-cell>
        </table:table-row>
        <table:table-row table:style-name="ro1">
          <table:table-cell office:value-type="float" office:value="8.29">
            <text:p>8.29</text:p>
          </table:table-cell>
          <table:table-cell office:value-type="float" office:value="0.9844845716">
            <text:p>0.9844845716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0.9853131631">
            <text:p>0.9853131631</text:p>
          </table:table-cell>
        </table:table-row>
        <table:table-row table:style-name="ro1">
          <table:table-cell office:value-type="float" office:value="8.31">
            <text:p>8.31</text:p>
          </table:table-cell>
          <table:table-cell office:value-type="float" office:value="0.9856572785">
            <text:p>0.9856572785</text:p>
          </table:table-cell>
        </table:table-row>
        <table:table-row table:style-name="ro1">
          <table:table-cell office:value-type="float" office:value="8.32">
            <text:p>8.32</text:p>
          </table:table-cell>
          <table:table-cell office:value-type="float" office:value="0.986115897">
            <text:p>0.986115897</text:p>
          </table:table-cell>
        </table:table-row>
        <table:table-row table:style-name="ro1">
          <table:table-cell office:value-type="float" office:value="8.33">
            <text:p>8.33</text:p>
          </table:table-cell>
          <table:table-cell office:value-type="float" office:value="0.9866891376">
            <text:p>0.9866891376</text:p>
          </table:table-cell>
        </table:table-row>
        <table:table-row table:style-name="ro1">
          <table:table-cell office:value-type="float" office:value="8.34">
            <text:p>8.34</text:p>
          </table:table-cell>
          <table:table-cell office:value-type="float" office:value="0.9873772159">
            <text:p>0.9873772159</text:p>
          </table:table-cell>
        </table:table-row>
        <table:table-row table:style-name="ro1">
          <table:table-cell office:value-type="float" office:value="8.35">
            <text:p>8.35</text:p>
          </table:table-cell>
          <table:table-cell office:value-type="float" office:value="0.9881804415">
            <text:p>0.9881804415</text:p>
          </table:table-cell>
        </table:table-row>
        <table:table-row table:style-name="ro1">
          <table:table-cell office:value-type="float" office:value="8.36">
            <text:p>8.36</text:p>
          </table:table-cell>
          <table:table-cell office:value-type="float" office:value="0.9885141848">
            <text:p>0.9885141848</text:p>
          </table:table-cell>
        </table:table-row>
        <table:table-row table:style-name="ro1">
          <table:table-cell office:value-type="float" office:value="8.37">
            <text:p>8.37</text:p>
          </table:table-cell>
          <table:table-cell office:value-type="float" office:value="0.9889589426">
            <text:p>0.9889589426</text:p>
          </table:table-cell>
        </table:table-row>
        <table:table-row table:style-name="ro1">
          <table:table-cell office:value-type="float" office:value="8.38">
            <text:p>8.38</text:p>
          </table:table-cell>
          <table:table-cell office:value-type="float" office:value="0.9895148066">
            <text:p>0.9895148066</text:p>
          </table:table-cell>
        </table:table-row>
        <table:table-row table:style-name="ro1">
          <table:table-cell office:value-type="float" office:value="8.39">
            <text:p>8.39</text:p>
          </table:table-cell>
          <table:table-cell office:value-type="float" office:value="0.9901819576">
            <text:p>0.9901819576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0.9909606636">
            <text:p>0.9909606636</text:p>
          </table:table-cell>
        </table:table-row>
        <table:table-row table:style-name="ro1">
          <table:table-cell office:value-type="float" office:value="8.41">
            <text:p>8.41</text:p>
          </table:table-cell>
          <table:table-cell office:value-type="float" office:value="0.9912843708">
            <text:p>0.9912843708</text:p>
          </table:table-cell>
        </table:table-row>
        <table:table-row table:style-name="ro1">
          <table:table-cell office:value-type="float" office:value="8.42">
            <text:p>8.42</text:p>
          </table:table-cell>
          <table:table-cell office:value-type="float" office:value="0.9917157212">
            <text:p>0.9917157212</text:p>
          </table:table-cell>
        </table:table-row>
        <table:table-row table:style-name="ro1">
          <table:table-cell office:value-type="float" office:value="8.43">
            <text:p>8.43</text:p>
          </table:table-cell>
          <table:table-cell office:value-type="float" office:value="0.9922547822">
            <text:p>0.9922547822</text:p>
          </table:table-cell>
        </table:table-row>
        <table:table-row table:style-name="ro1">
          <table:table-cell office:value-type="float" office:value="8.44">
            <text:p>8.44</text:p>
          </table:table-cell>
          <table:table-cell office:value-type="float" office:value="0.9929017036">
            <text:p>0.9929017036</text:p>
          </table:table-cell>
        </table:table-row>
        <table:table-row table:style-name="ro1">
          <table:table-cell office:value-type="float" office:value="8.45">
            <text:p>8.45</text:p>
          </table:table-cell>
          <table:table-cell office:value-type="float" office:value="0.9936567167">
            <text:p>0.9936567167</text:p>
          </table:table-cell>
        </table:table-row>
        <table:table-row table:style-name="ro1">
          <table:table-cell office:value-type="float" office:value="8.46">
            <text:p>8.46</text:p>
          </table:table-cell>
          <table:table-cell office:value-type="float" office:value="0.9939707172">
            <text:p>0.9939707172</text:p>
          </table:table-cell>
        </table:table-row>
        <table:table-row table:style-name="ro1">
          <table:table-cell office:value-type="float" office:value="8.47">
            <text:p>8.47</text:p>
          </table:table-cell>
          <table:table-cell office:value-type="float" office:value="0.9943891036">
            <text:p>0.9943891036</text:p>
          </table:table-cell>
        </table:table-row>
        <table:table-row table:style-name="ro1">
          <table:table-cell office:value-type="float" office:value="8.48">
            <text:p>8.48</text:p>
          </table:table-cell>
          <table:table-cell office:value-type="float" office:value="0.994911922">
            <text:p>0.994911922</text:p>
          </table:table-cell>
        </table:table-row>
        <table:table-row table:style-name="ro1">
          <table:table-cell office:value-type="float" office:value="8.49">
            <text:p>8.49</text:p>
          </table:table-cell>
          <table:table-cell office:value-type="float" office:value="0.9955392949">
            <text:p>0.9955392949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0.9962714206">
            <text:p>0.9962714206</text:p>
          </table:table-cell>
        </table:table-row>
        <table:table-row table:style-name="ro1">
          <table:table-cell office:value-type="float" office:value="8.51">
            <text:p>8.51</text:p>
          </table:table-cell>
          <table:table-cell office:value-type="float" office:value="0.996576036">
            <text:p>0.996576036</text:p>
          </table:table-cell>
        </table:table-row>
        <table:table-row table:style-name="ro1">
          <table:table-cell office:value-type="float" office:value="8.52">
            <text:p>8.52</text:p>
          </table:table-cell>
          <table:table-cell office:value-type="float" office:value="0.9969818913">
            <text:p>0.9969818913</text:p>
          </table:table-cell>
        </table:table-row>
        <table:table-row table:style-name="ro1">
          <table:table-cell office:value-type="float" office:value="8.53">
            <text:p>8.53</text:p>
          </table:table-cell>
          <table:table-cell office:value-type="float" office:value="0.9974890137">
            <text:p>0.9974890137</text:p>
          </table:table-cell>
        </table:table-row>
        <table:table-row table:style-name="ro1">
          <table:table-cell office:value-type="float" office:value="8.54">
            <text:p>8.54</text:p>
          </table:table-cell>
          <table:table-cell office:value-type="float" office:value="0.9980975015">
            <text:p>0.9980975015</text:p>
          </table:table-cell>
        </table:table-row>
        <table:table-row table:style-name="ro1">
          <table:table-cell office:value-type="float" office:value="8.55">
            <text:p>8.55</text:p>
          </table:table-cell>
          <table:table-cell office:value-type="float" office:value="0.9988075234">
            <text:p>0.9988075234</text:p>
          </table:table-cell>
        </table:table-row>
        <table:table-row table:style-name="ro1">
          <table:table-cell office:value-type="float" office:value="8.56">
            <text:p>8.56</text:p>
          </table:table-cell>
          <table:table-cell office:value-type="float" office:value="0.9991030676">
            <text:p>0.9991030676</text:p>
          </table:table-cell>
        </table:table-row>
        <table:table-row table:style-name="ro1">
          <table:table-cell office:value-type="float" office:value="8.57">
            <text:p>8.57</text:p>
          </table:table-cell>
          <table:table-cell office:value-type="float" office:value="0.9994968135">
            <text:p>0.9994968135</text:p>
          </table:table-cell>
        </table:table-row>
        <table:table-row table:style-name="ro1">
          <table:table-cell office:value-type="float" office:value="8.58">
            <text:p>8.58</text:p>
          </table:table-cell>
          <table:table-cell office:value-type="float" office:value="0.9999887718">
            <text:p>0.9999887718</text:p>
          </table:table-cell>
        </table:table-row>
        <table:table-row table:style-name="ro1">
          <table:table-cell office:value-type="float" office:value="8.59">
            <text:p>8.59</text:p>
          </table:table-cell>
          <table:table-cell office:value-type="float" office:value="1.00057902">
            <text:p>1.00057902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1.001267699">
            <text:p>1.001267699</text:p>
          </table:table-cell>
        </table:table-row>
        <table:table-row table:style-name="ro1">
          <table:table-cell office:value-type="float" office:value="8.61">
            <text:p>8.61</text:p>
          </table:table-cell>
          <table:table-cell office:value-type="float" office:value="1.001554477">
            <text:p>1.001554477</text:p>
          </table:table-cell>
        </table:table-row>
        <table:table-row table:style-name="ro1">
          <table:table-cell office:value-type="float" office:value="8.62">
            <text:p>8.62</text:p>
          </table:table-cell>
          <table:table-cell office:value-type="float" office:value="1.001936524">
            <text:p>1.001936524</text:p>
          </table:table-cell>
        </table:table-row>
        <table:table-row table:style-name="ro1">
          <table:table-cell office:value-type="float" office:value="8.63">
            <text:p>8.63</text:p>
          </table:table-cell>
          <table:table-cell office:value-type="float" office:value="1.002413835">
            <text:p>1.002413835</text:p>
          </table:table-cell>
        </table:table-row>
        <table:table-row table:style-name="ro1">
          <table:table-cell office:value-type="float" office:value="8.64">
            <text:p>8.64</text:p>
          </table:table-cell>
          <table:table-cell office:value-type="float" office:value="1.002986469">
            <text:p>1.002986469</text:p>
          </table:table-cell>
        </table:table-row>
        <table:table-row table:style-name="ro1">
          <table:table-cell office:value-type="float" office:value="8.65">
            <text:p>8.65</text:p>
          </table:table-cell>
          <table:table-cell office:value-type="float" office:value="1.003654544">
            <text:p>1.003654544</text:p>
          </table:table-cell>
        </table:table-row>
        <table:table-row table:style-name="ro1">
          <table:table-cell office:value-type="float" office:value="8.66">
            <text:p>8.66</text:p>
          </table:table-cell>
          <table:table-cell office:value-type="float" office:value="1.003932854">
            <text:p>1.003932854</text:p>
          </table:table-cell>
        </table:table-row>
        <table:table-row table:style-name="ro1">
          <table:table-cell office:value-type="float" office:value="8.67">
            <text:p>8.67</text:p>
          </table:table-cell>
          <table:table-cell office:value-type="float" office:value="1.0043036">
            <text:p>1.0043036</text:p>
          </table:table-cell>
        </table:table-row>
        <table:table-row table:style-name="ro1">
          <table:table-cell office:value-type="float" office:value="8.68">
            <text:p>8.68</text:p>
          </table:table-cell>
          <table:table-cell office:value-type="float" office:value="1.004766765">
            <text:p>1.004766765</text:p>
          </table:table-cell>
        </table:table-row>
        <table:table-row table:style-name="ro1">
          <table:table-cell office:value-type="float" office:value="8.69">
            <text:p>8.69</text:p>
          </table:table-cell>
          <table:table-cell office:value-type="float" office:value="1.005322393">
            <text:p>1.005322393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1.005970579">
            <text:p>1.005970579</text:p>
          </table:table-cell>
        </table:table-row>
        <table:table-row table:style-name="ro1">
          <table:table-cell office:value-type="float" office:value="8.71">
            <text:p>8.71</text:p>
          </table:table-cell>
          <table:table-cell office:value-type="float" office:value="1.006240708">
            <text:p>1.006240708</text:p>
          </table:table-cell>
        </table:table-row>
        <table:table-row table:style-name="ro1">
          <table:table-cell office:value-type="float" office:value="8.72">
            <text:p>8.72</text:p>
          </table:table-cell>
          <table:table-cell office:value-type="float" office:value="1.006600539">
            <text:p>1.006600539</text:p>
          </table:table-cell>
        </table:table-row>
        <table:table-row table:style-name="ro1">
          <table:table-cell office:value-type="float" office:value="8.73">
            <text:p>8.73</text:p>
          </table:table-cell>
          <table:table-cell office:value-type="float" office:value="1.007050046">
            <text:p>1.007050046</text:p>
          </table:table-cell>
        </table:table-row>
        <table:table-row table:style-name="ro1">
          <table:table-cell office:value-type="float" office:value="8.74">
            <text:p>8.74</text:p>
          </table:table-cell>
          <table:table-cell office:value-type="float" office:value="1.007589254">
            <text:p>1.007589254</text:p>
          </table:table-cell>
        </table:table-row>
        <table:table-row table:style-name="ro1">
          <table:table-cell office:value-type="float" office:value="8.75">
            <text:p>8.75</text:p>
          </table:table-cell>
          <table:table-cell office:value-type="float" office:value="1.008218244">
            <text:p>1.008218244</text:p>
          </table:table-cell>
        </table:table-row>
        <table:table-row table:style-name="ro1">
          <table:table-cell office:value-type="float" office:value="8.76">
            <text:p>8.76</text:p>
          </table:table-cell>
          <table:table-cell office:value-type="float" office:value="1.008480471">
            <text:p>1.008480471</text:p>
          </table:table-cell>
        </table:table-row>
        <table:table-row table:style-name="ro1">
          <table:table-cell office:value-type="float" office:value="8.77">
            <text:p>8.77</text:p>
          </table:table-cell>
          <table:table-cell office:value-type="float" office:value="1.008829763">
            <text:p>1.008829763</text:p>
          </table:table-cell>
        </table:table-row>
        <table:table-row table:style-name="ro1">
          <table:table-cell office:value-type="float" office:value="8.78">
            <text:p>8.78</text:p>
          </table:table-cell>
          <table:table-cell office:value-type="float" office:value="1.009266081">
            <text:p>1.009266081</text:p>
          </table:table-cell>
        </table:table-row>
        <table:table-row table:style-name="ro1">
          <table:table-cell office:value-type="float" office:value="8.79">
            <text:p>8.79</text:p>
          </table:table-cell>
          <table:table-cell office:value-type="float" office:value="1.00978944">
            <text:p>1.00978944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1.010399903">
            <text:p>1.010399903</text:p>
          </table:table-cell>
        </table:table-row>
        <table:table-row table:style-name="ro1">
          <table:table-cell office:value-type="float" office:value="8.81">
            <text:p>8.81</text:p>
          </table:table-cell>
          <table:table-cell office:value-type="float" office:value="1.010654499">
            <text:p>1.010654499</text:p>
          </table:table-cell>
        </table:table-row>
        <table:table-row table:style-name="ro1">
          <table:table-cell office:value-type="float" office:value="8.82">
            <text:p>8.82</text:p>
          </table:table-cell>
          <table:table-cell office:value-type="float" office:value="1.010993612">
            <text:p>1.010993612</text:p>
          </table:table-cell>
        </table:table-row>
        <table:table-row table:style-name="ro1">
          <table:table-cell office:value-type="float" office:value="8.83">
            <text:p>8.83</text:p>
          </table:table-cell>
          <table:table-cell office:value-type="float" office:value="1.011417198">
            <text:p>1.011417198</text:p>
          </table:table-cell>
        </table:table-row>
        <table:table-row table:style-name="ro1">
          <table:table-cell office:value-type="float" office:value="8.84">
            <text:p>8.84</text:p>
          </table:table-cell>
          <table:table-cell office:value-type="float" office:value="1.011925257">
            <text:p>1.011925257</text:p>
          </table:table-cell>
        </table:table-row>
        <table:table-row table:style-name="ro1">
          <table:table-cell office:value-type="float" office:value="8.85">
            <text:p>8.85</text:p>
          </table:table-cell>
          <table:table-cell office:value-type="float" office:value="1.012517839">
            <text:p>1.012517839</text:p>
          </table:table-cell>
        </table:table-row>
        <table:table-row table:style-name="ro1">
          <table:table-cell office:value-type="float" office:value="8.86">
            <text:p>8.86</text:p>
          </table:table-cell>
          <table:table-cell office:value-type="float" office:value="1.012765066">
            <text:p>1.012765066</text:p>
          </table:table-cell>
        </table:table-row>
        <table:table-row table:style-name="ro1">
          <table:table-cell office:value-type="float" office:value="8.87">
            <text:p>8.87</text:p>
          </table:table-cell>
          <table:table-cell office:value-type="float" office:value="1.013094351">
            <text:p>1.013094351</text:p>
          </table:table-cell>
        </table:table-row>
        <table:table-row table:style-name="ro1">
          <table:table-cell office:value-type="float" office:value="8.88">
            <text:p>8.88</text:p>
          </table:table-cell>
          <table:table-cell office:value-type="float" office:value="1.013505644">
            <text:p>1.013505644</text:p>
          </table:table-cell>
        </table:table-row>
        <table:table-row table:style-name="ro1">
          <table:table-cell office:value-type="float" office:value="8.89">
            <text:p>8.89</text:p>
          </table:table-cell>
          <table:table-cell office:value-type="float" office:value="1.013998936">
            <text:p>1.013998936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1.014574261">
            <text:p>1.014574261</text:p>
          </table:table-cell>
        </table:table-row>
        <table:table-row table:style-name="ro1">
          <table:table-cell office:value-type="float" office:value="8.91">
            <text:p>8.91</text:p>
          </table:table-cell>
          <table:table-cell office:value-type="float" office:value="1.014814371">
            <text:p>1.014814371</text:p>
          </table:table-cell>
        </table:table-row>
        <table:table-row table:style-name="ro1">
          <table:table-cell office:value-type="float" office:value="8.92">
            <text:p>8.92</text:p>
          </table:table-cell>
          <table:table-cell office:value-type="float" office:value="1.015134168">
            <text:p>1.015134168</text:p>
          </table:table-cell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1.015533592">
            <text:p>1.015533592</text:p>
          </table:table-cell>
        </table:table-row>
        <table:table-row table:style-name="ro1">
          <table:table-cell office:value-type="float" office:value="8.94">
            <text:p>8.94</text:p>
          </table:table-cell>
          <table:table-cell office:value-type="float" office:value="1.016012629">
            <text:p>1.016012629</text:p>
          </table:table-cell>
        </table:table-row>
        <table:table-row table:style-name="ro1">
          <table:table-cell office:value-type="float" office:value="8.95">
            <text:p>8.95</text:p>
          </table:table-cell>
          <table:table-cell office:value-type="float" office:value="1.016571299">
            <text:p>1.016571299</text:p>
          </table:table-cell>
        </table:table-row>
        <table:table-row table:style-name="ro1">
          <table:table-cell office:value-type="float" office:value="8.96">
            <text:p>8.96</text:p>
          </table:table-cell>
          <table:table-cell office:value-type="float" office:value="1.016804537">
            <text:p>1.016804537</text:p>
          </table:table-cell>
        </table:table-row>
        <table:table-row table:style-name="ro1">
          <table:table-cell office:value-type="float" office:value="8.97">
            <text:p>8.97</text:p>
          </table:table-cell>
          <table:table-cell office:value-type="float" office:value="1.017115172">
            <text:p>1.017115172</text:p>
          </table:table-cell>
        </table:table-row>
        <table:table-row table:style-name="ro1">
          <table:table-cell office:value-type="float" office:value="8.98">
            <text:p>8.98</text:p>
          </table:table-cell>
          <table:table-cell office:value-type="float" office:value="1.017503139">
            <text:p>1.017503139</text:p>
          </table:table-cell>
        </table:table-row>
        <table:table-row table:style-name="ro1">
          <table:table-cell office:value-type="float" office:value="8.99">
            <text:p>8.99</text:p>
          </table:table-cell>
          <table:table-cell office:value-type="float" office:value="1.017968415">
            <text:p>1.0179684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018511011">
            <text:p>1.018511011</text:p>
          </table:table-cell>
        </table:table-row>
        <table:table-row table:style-name="ro1">
          <table:table-cell office:value-type="float" office:value="9.01">
            <text:p>9.01</text:p>
          </table:table-cell>
          <table:table-cell office:value-type="float" office:value="1.018737613">
            <text:p>1.018737613</text:p>
          </table:table-cell>
        </table:table-row>
        <table:table-row table:style-name="ro1">
          <table:table-cell office:value-type="float" office:value="9.02">
            <text:p>9.02</text:p>
          </table:table-cell>
          <table:table-cell office:value-type="float" office:value="1.0190394">
            <text:p>1.0190394</text:p>
          </table:table-cell>
        </table:table-row>
        <table:table-row table:style-name="ro1">
          <table:table-cell office:value-type="float" office:value="9.03">
            <text:p>9.03</text:p>
          </table:table-cell>
          <table:table-cell office:value-type="float" office:value="1.019416306">
            <text:p>1.019416306</text:p>
          </table:table-cell>
        </table:table-row>
        <table:table-row table:style-name="ro1">
          <table:table-cell office:value-type="float" office:value="9.04">
            <text:p>9.04</text:p>
          </table:table-cell>
          <table:table-cell office:value-type="float" office:value="1.019868298">
            <text:p>1.019868298</text:p>
          </table:table-cell>
        </table:table-row>
        <table:table-row table:style-name="ro1">
          <table:table-cell office:value-type="float" office:value="9.05">
            <text:p>9.05</text:p>
          </table:table-cell>
          <table:table-cell office:value-type="float" office:value="1.02039538">
            <text:p>1.02039538</text:p>
          </table:table-cell>
        </table:table-row>
        <table:table-row table:style-name="ro1">
          <table:table-cell office:value-type="float" office:value="9.06">
            <text:p>9.06</text:p>
          </table:table-cell>
          <table:table-cell office:value-type="float" office:value="1.020615573">
            <text:p>1.020615573</text:p>
          </table:table-cell>
        </table:table-row>
        <table:table-row table:style-name="ro1">
          <table:table-cell office:value-type="float" office:value="9.07">
            <text:p>9.07</text:p>
          </table:table-cell>
          <table:table-cell office:value-type="float" office:value="1.020908817">
            <text:p>1.020908817</text:p>
          </table:table-cell>
        </table:table-row>
        <table:table-row table:style-name="ro1">
          <table:table-cell office:value-type="float" office:value="9.08">
            <text:p>9.08</text:p>
          </table:table-cell>
          <table:table-cell office:value-type="float" office:value="1.021275042">
            <text:p>1.021275042</text:p>
          </table:table-cell>
        </table:table-row>
        <table:table-row table:style-name="ro1">
          <table:table-cell office:value-type="float" office:value="9.09">
            <text:p>9.09</text:p>
          </table:table-cell>
          <table:table-cell office:value-type="float" office:value="1.021714211">
            <text:p>1.021714211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1.022226318">
            <text:p>1.022226318</text:p>
          </table:table-cell>
        </table:table-row>
        <table:table-row table:style-name="ro1">
          <table:table-cell office:value-type="float" office:value="9.11">
            <text:p>9.11</text:p>
          </table:table-cell>
          <table:table-cell office:value-type="float" office:value="1.022440321">
            <text:p>1.022440321</text:p>
          </table:table-cell>
        </table:table-row>
        <table:table-row table:style-name="ro1">
          <table:table-cell office:value-type="float" office:value="9.12">
            <text:p>9.12</text:p>
          </table:table-cell>
          <table:table-cell office:value-type="float" office:value="1.022725316">
            <text:p>1.022725316</text:p>
          </table:table-cell>
        </table:table-row>
        <table:table-row table:style-name="ro1">
          <table:table-cell office:value-type="float" office:value="9.13">
            <text:p>9.13</text:p>
          </table:table-cell>
          <table:table-cell office:value-type="float" office:value="1.023081228">
            <text:p>1.023081228</text:p>
          </table:table-cell>
        </table:table-row>
        <table:table-row table:style-name="ro1">
          <table:table-cell office:value-type="float" office:value="9.14">
            <text:p>9.14</text:p>
          </table:table-cell>
          <table:table-cell office:value-type="float" office:value="1.023508016">
            <text:p>1.023508016</text:p>
          </table:table-cell>
        </table:table-row>
        <table:table-row table:style-name="ro1">
          <table:table-cell office:value-type="float" office:value="9.15">
            <text:p>9.15</text:p>
          </table:table-cell>
          <table:table-cell office:value-type="float" office:value="1.024005667">
            <text:p>1.024005667</text:p>
          </table:table-cell>
        </table:table-row>
        <table:table-row table:style-name="ro1">
          <table:table-cell office:value-type="float" office:value="9.16">
            <text:p>9.16</text:p>
          </table:table-cell>
          <table:table-cell office:value-type="float" office:value="1.024213692">
            <text:p>1.024213692</text:p>
          </table:table-cell>
        </table:table-row>
        <table:table-row table:style-name="ro1">
          <table:table-cell office:value-type="float" office:value="9.17">
            <text:p>9.17</text:p>
          </table:table-cell>
          <table:table-cell office:value-type="float" office:value="1.02449072">
            <text:p>1.02449072</text:p>
          </table:table-cell>
        </table:table-row>
        <table:table-row table:style-name="ro1">
          <table:table-cell office:value-type="float" office:value="9.18">
            <text:p>9.18</text:p>
          </table:table-cell>
          <table:table-cell office:value-type="float" office:value="1.024836674">
            <text:p>1.024836674</text:p>
          </table:table-cell>
        </table:table-row>
        <table:table-row table:style-name="ro1">
          <table:table-cell office:value-type="float" office:value="9.19">
            <text:p>9.19</text:p>
          </table:table-cell>
          <table:table-cell office:value-type="float" office:value="1.025251507">
            <text:p>1.025251507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1.025735202">
            <text:p>1.025735202</text:p>
          </table:table-cell>
        </table:table-row>
        <table:table-row table:style-name="ro1">
          <table:table-cell office:value-type="float" office:value="9.21">
            <text:p>9.21</text:p>
          </table:table-cell>
          <table:table-cell office:value-type="float" office:value="1.025937453">
            <text:p>1.025937453</text:p>
          </table:table-cell>
        </table:table-row>
        <table:table-row table:style-name="ro1">
          <table:table-cell office:value-type="float" office:value="9.22">
            <text:p>9.22</text:p>
          </table:table-cell>
          <table:table-cell office:value-type="float" office:value="1.026206786">
            <text:p>1.026206786</text:p>
          </table:table-cell>
        </table:table-row>
        <table:table-row table:style-name="ro1">
          <table:table-cell office:value-type="float" office:value="9.23">
            <text:p>9.23</text:p>
          </table:table-cell>
          <table:table-cell office:value-type="float" office:value="1.026543123">
            <text:p>1.026543123</text:p>
          </table:table-cell>
        </table:table-row>
        <table:table-row table:style-name="ro1">
          <table:table-cell office:value-type="float" office:value="9.24">
            <text:p>9.24</text:p>
          </table:table-cell>
          <table:table-cell office:value-type="float" office:value="1.026946412">
            <text:p>1.026946412</text:p>
          </table:table-cell>
        </table:table-row>
        <table:table-row table:style-name="ro1">
          <table:table-cell office:value-type="float" office:value="9.25">
            <text:p>9.25</text:p>
          </table:table-cell>
          <table:table-cell office:value-type="float" office:value="1.027416631">
            <text:p>1.027416631</text:p>
          </table:table-cell>
        </table:table-row>
        <table:table-row table:style-name="ro1">
          <table:table-cell office:value-type="float" office:value="9.26">
            <text:p>9.26</text:p>
          </table:table-cell>
          <table:table-cell office:value-type="float" office:value="1.027613305">
            <text:p>1.027613305</text:p>
          </table:table-cell>
        </table:table-row>
        <table:table-row table:style-name="ro1">
          <table:table-cell office:value-type="float" office:value="9.27">
            <text:p>9.27</text:p>
          </table:table-cell>
          <table:table-cell office:value-type="float" office:value="1.027875205">
            <text:p>1.027875205</text:p>
          </table:table-cell>
        </table:table-row>
        <table:table-row table:style-name="ro1">
          <table:table-cell office:value-type="float" office:value="9.28">
            <text:p>9.28</text:p>
          </table:table-cell>
          <table:table-cell office:value-type="float" office:value="1.028202253">
            <text:p>1.028202253</text:p>
          </table:table-cell>
        </table:table-row>
        <table:table-row table:style-name="ro1">
          <table:table-cell office:value-type="float" office:value="9.29">
            <text:p>9.29</text:p>
          </table:table-cell>
          <table:table-cell office:value-type="float" office:value="1.028594394">
            <text:p>1.028594394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1.029051601">
            <text:p>1.029051601</text:p>
          </table:table-cell>
        </table:table-row>
        <table:table-row table:style-name="ro1">
          <table:table-cell office:value-type="float" office:value="9.31">
            <text:p>9.31</text:p>
          </table:table-cell>
          <table:table-cell office:value-type="float" office:value="1.029242886">
            <text:p>1.029242886</text:p>
          </table:table-cell>
        </table:table-row>
        <table:table-row table:style-name="ro1">
          <table:table-cell office:value-type="float" office:value="9.32">
            <text:p>9.32</text:p>
          </table:table-cell>
          <table:table-cell office:value-type="float" office:value="1.029497606">
            <text:p>1.029497606</text:p>
          </table:table-cell>
        </table:table-row>
        <table:table-row table:style-name="ro1">
          <table:table-cell office:value-type="float" office:value="9.33">
            <text:p>9.33</text:p>
          </table:table-cell>
          <table:table-cell office:value-type="float" office:value="1.029815681">
            <text:p>1.029815681</text:p>
          </table:table-cell>
        </table:table-row>
        <table:table-row table:style-name="ro1">
          <table:table-cell office:value-type="float" office:value="9.34">
            <text:p>9.34</text:p>
          </table:table-cell>
          <table:table-cell office:value-type="float" office:value="1.030197055">
            <text:p>1.030197055</text:p>
          </table:table-cell>
        </table:table-row>
        <table:table-row table:style-name="ro1">
          <table:table-cell office:value-type="float" office:value="9.35">
            <text:p>9.35</text:p>
          </table:table-cell>
          <table:table-cell office:value-type="float" office:value="1.030641695">
            <text:p>1.030641695</text:p>
          </table:table-cell>
        </table:table-row>
        <table:table-row table:style-name="ro1">
          <table:table-cell office:value-type="float" office:value="9.36">
            <text:p>9.36</text:p>
          </table:table-cell>
          <table:table-cell office:value-type="float" office:value="1.030827773">
            <text:p>1.030827773</text:p>
          </table:table-cell>
        </table:table-row>
        <table:table-row table:style-name="ro1">
          <table:table-cell office:value-type="float" office:value="9.37">
            <text:p>9.37</text:p>
          </table:table-cell>
          <table:table-cell office:value-type="float" office:value="1.031075556">
            <text:p>1.031075556</text:p>
          </table:table-cell>
        </table:table-row>
        <table:table-row table:style-name="ro1">
          <table:table-cell office:value-type="float" office:value="9.38">
            <text:p>9.38</text:p>
          </table:table-cell>
          <table:table-cell office:value-type="float" office:value="1.031384963">
            <text:p>1.031384963</text:p>
          </table:table-cell>
        </table:table-row>
        <table:table-row table:style-name="ro1">
          <table:table-cell office:value-type="float" office:value="9.39">
            <text:p>9.39</text:p>
          </table:table-cell>
          <table:table-cell office:value-type="float" office:value="1.031755935">
            <text:p>1.031755935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1.032188437">
            <text:p>1.032188437</text:p>
          </table:table-cell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1.032369484">
            <text:p>1.032369484</text:p>
          </table:table-cell>
        </table:table-row>
        <table:table-row table:style-name="ro1">
          <table:table-cell office:value-type="float" office:value="9.42">
            <text:p>9.42</text:p>
          </table:table-cell>
          <table:table-cell office:value-type="float" office:value="1.032610564">
            <text:p>1.032610564</text:p>
          </table:table-cell>
        </table:table-row>
        <table:table-row table:style-name="ro1">
          <table:table-cell office:value-type="float" office:value="9.43">
            <text:p>9.43</text:p>
          </table:table-cell>
          <table:table-cell office:value-type="float" office:value="1.032911596">
            <text:p>1.032911596</text:p>
          </table:table-cell>
        </table:table-row>
        <table:table-row table:style-name="ro1">
          <table:table-cell office:value-type="float" office:value="9.44">
            <text:p>9.44</text:p>
          </table:table-cell>
          <table:table-cell office:value-type="float" office:value="1.033272518">
            <text:p>1.033272518</text:p>
          </table:table-cell>
        </table:table-row>
        <table:table-row table:style-name="ro1">
          <table:table-cell office:value-type="float" office:value="9.45">
            <text:p>9.45</text:p>
          </table:table-cell>
          <table:table-cell office:value-type="float" office:value="1.033693293">
            <text:p>1.033693293</text:p>
          </table:table-cell>
        </table:table-row>
        <table:table-row table:style-name="ro1">
          <table:table-cell office:value-type="float" office:value="9.46">
            <text:p>9.46</text:p>
          </table:table-cell>
          <table:table-cell office:value-type="float" office:value="1.033869478">
            <text:p>1.033869478</text:p>
          </table:table-cell>
        </table:table-row>
        <table:table-row table:style-name="ro1">
          <table:table-cell office:value-type="float" office:value="9.47">
            <text:p>9.47</text:p>
          </table:table-cell>
          <table:table-cell office:value-type="float" office:value="1.03410408">
            <text:p>1.03410408</text:p>
          </table:table-cell>
        </table:table-row>
        <table:table-row table:style-name="ro1">
          <table:table-cell office:value-type="float" office:value="9.48">
            <text:p>9.48</text:p>
          </table:table-cell>
          <table:table-cell office:value-type="float" office:value="1.034397019">
            <text:p>1.034397019</text:p>
          </table:table-cell>
        </table:table-row>
        <table:table-row table:style-name="ro1">
          <table:table-cell office:value-type="float" office:value="9.49">
            <text:p>9.49</text:p>
          </table:table-cell>
          <table:table-cell office:value-type="float" office:value="1.034748231">
            <text:p>1.034748231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1.035157676">
            <text:p>1.035157676</text:p>
          </table:table-cell>
        </table:table-row>
        <table:table-row table:style-name="ro1">
          <table:table-cell office:value-type="float" office:value="9.51">
            <text:p>9.51</text:p>
          </table:table-cell>
          <table:table-cell office:value-type="float" office:value="1.03532916">
            <text:p>1.03532916</text:p>
          </table:table-cell>
        </table:table-row>
        <table:table-row table:style-name="ro1">
          <table:table-cell office:value-type="float" office:value="9.52">
            <text:p>9.52</text:p>
          </table:table-cell>
          <table:table-cell office:value-type="float" office:value="1.035557502">
            <text:p>1.035557502</text:p>
          </table:table-cell>
        </table:table-row>
        <table:table-row table:style-name="ro1">
          <table:table-cell office:value-type="float" office:value="9.53">
            <text:p>9.53</text:p>
          </table:table-cell>
          <table:table-cell office:value-type="float" office:value="1.035842618">
            <text:p>1.035842618</text:p>
          </table:table-cell>
        </table:table-row>
        <table:table-row table:style-name="ro1">
          <table:table-cell office:value-type="float" office:value="9.54">
            <text:p>9.54</text:p>
          </table:table-cell>
          <table:table-cell office:value-type="float" office:value="1.036184446">
            <text:p>1.036184446</text:p>
          </table:table-cell>
        </table:table-row>
        <table:table-row table:style-name="ro1">
          <table:table-cell office:value-type="float" office:value="9.55">
            <text:p>9.55</text:p>
          </table:table-cell>
          <table:table-cell office:value-type="float" office:value="1.036582943">
            <text:p>1.036582943</text:p>
          </table:table-cell>
        </table:table-row>
        <table:table-row table:style-name="ro1">
          <table:table-cell office:value-type="float" office:value="9.56">
            <text:p>9.56</text:p>
          </table:table-cell>
          <table:table-cell office:value-type="float" office:value="1.036749884">
            <text:p>1.036749884</text:p>
          </table:table-cell>
        </table:table-row>
        <table:table-row table:style-name="ro1">
          <table:table-cell office:value-type="float" office:value="9.57">
            <text:p>9.57</text:p>
          </table:table-cell>
          <table:table-cell office:value-type="float" office:value="1.036972173">
            <text:p>1.036972173</text:p>
          </table:table-cell>
        </table:table-row>
        <table:table-row table:style-name="ro1">
          <table:table-cell office:value-type="float" office:value="9.58">
            <text:p>9.58</text:p>
          </table:table-cell>
          <table:table-cell office:value-type="float" office:value="1.037249728">
            <text:p>1.037249728</text:p>
          </table:table-cell>
        </table:table-row>
        <table:table-row table:style-name="ro1">
          <table:table-cell office:value-type="float" office:value="9.59">
            <text:p>9.59</text:p>
          </table:table-cell>
          <table:table-cell office:value-type="float" office:value="1.037582486">
            <text:p>1.037582486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1.0379704">
            <text:p>1.0379704</text:p>
          </table:table-cell>
        </table:table-row>
        <table:table-row table:style-name="ro1">
          <table:table-cell office:value-type="float" office:value="9.61">
            <text:p>9.61</text:p>
          </table:table-cell>
          <table:table-cell office:value-type="float" office:value="1.038132948">
            <text:p>1.038132948</text:p>
          </table:table-cell>
        </table:table-row>
        <table:table-row table:style-name="ro1">
          <table:table-cell office:value-type="float" office:value="9.62">
            <text:p>9.62</text:p>
          </table:table-cell>
          <table:table-cell office:value-type="float" office:value="1.038349385">
            <text:p>1.038349385</text:p>
          </table:table-cell>
        </table:table-row>
        <table:table-row table:style-name="ro1">
          <table:table-cell office:value-type="float" office:value="9.63">
            <text:p>9.63</text:p>
          </table:table-cell>
          <table:table-cell office:value-type="float" office:value="1.03861963">
            <text:p>1.03861963</text:p>
          </table:table-cell>
        </table:table-row>
        <table:table-row table:style-name="ro1">
          <table:table-cell office:value-type="float" office:value="9.64">
            <text:p>9.64</text:p>
          </table:table-cell>
          <table:table-cell office:value-type="float" office:value="1.038943619">
            <text:p>1.038943619</text:p>
          </table:table-cell>
        </table:table-row>
        <table:table-row table:style-name="ro1">
          <table:table-cell office:value-type="float" office:value="9.65">
            <text:p>9.65</text:p>
          </table:table-cell>
          <table:table-cell office:value-type="float" office:value="1.039321305">
            <text:p>1.039321305</text:p>
          </table:table-cell>
        </table:table-row>
        <table:table-row table:style-name="ro1">
          <table:table-cell office:value-type="float" office:value="9.66">
            <text:p>9.66</text:p>
          </table:table-cell>
          <table:table-cell office:value-type="float" office:value="1.039479604">
            <text:p>1.039479604</text:p>
          </table:table-cell>
        </table:table-row>
        <table:table-row table:style-name="ro1">
          <table:table-cell office:value-type="float" office:value="9.67">
            <text:p>9.67</text:p>
          </table:table-cell>
          <table:table-cell office:value-type="float" office:value="1.039690383">
            <text:p>1.039690383</text:p>
          </table:table-cell>
        </table:table-row>
        <table:table-row table:style-name="ro1">
          <table:table-cell office:value-type="float" office:value="9.68">
            <text:p>9.68</text:p>
          </table:table-cell>
          <table:table-cell office:value-type="float" office:value="1.03995356">
            <text:p>1.03995356</text:p>
          </table:table-cell>
        </table:table-row>
        <table:table-row table:style-name="ro1">
          <table:table-cell office:value-type="float" office:value="9.69">
            <text:p>9.69</text:p>
          </table:table-cell>
          <table:table-cell office:value-type="float" office:value="1.040269071">
            <text:p>1.040269071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1.040636866">
            <text:p>1.040636866</text:p>
          </table:table-cell>
        </table:table-row>
        <table:table-row table:style-name="ro1">
          <table:table-cell office:value-type="float" office:value="9.71">
            <text:p>9.71</text:p>
          </table:table-cell>
          <table:table-cell office:value-type="float" office:value="1.040791057">
            <text:p>1.040791057</text:p>
          </table:table-cell>
        </table:table-row>
        <table:table-row table:style-name="ro1">
          <table:table-cell office:value-type="float" office:value="9.72">
            <text:p>9.72</text:p>
          </table:table-cell>
          <table:table-cell office:value-type="float" office:value="1.040996363">
            <text:p>1.040996363</text:p>
          </table:table-cell>
        </table:table-row>
        <table:table-row table:style-name="ro1">
          <table:table-cell office:value-type="float" office:value="9.73">
            <text:p>9.73</text:p>
          </table:table-cell>
          <table:table-cell office:value-type="float" office:value="1.041252705">
            <text:p>1.041252705</text:p>
          </table:table-cell>
        </table:table-row>
        <table:table-row table:style-name="ro1">
          <table:table-cell office:value-type="float" office:value="9.74">
            <text:p>9.74</text:p>
          </table:table-cell>
          <table:table-cell office:value-type="float" office:value="1.041560016">
            <text:p>1.041560016</text:p>
          </table:table-cell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1.041918248">
            <text:p>1.041918248</text:p>
          </table:table-cell>
        </table:table-row>
        <table:table-row table:style-name="ro1">
          <table:table-cell office:value-type="float" office:value="9.76">
            <text:p>9.76</text:p>
          </table:table-cell>
          <table:table-cell office:value-type="float" office:value="1.042068464">
            <text:p>1.042068464</text:p>
          </table:table-cell>
        </table:table-row>
        <table:table-row table:style-name="ro1">
          <table:table-cell office:value-type="float" office:value="9.77">
            <text:p>9.77</text:p>
          </table:table-cell>
          <table:table-cell office:value-type="float" office:value="1.042268477">
            <text:p>1.042268477</text:p>
          </table:table-cell>
        </table:table-row>
        <table:table-row table:style-name="ro1">
          <table:table-cell office:value-type="float" office:value="9.78">
            <text:p>9.78</text:p>
          </table:table-cell>
          <table:table-cell office:value-type="float" office:value="1.042518206">
            <text:p>1.042518206</text:p>
          </table:table-cell>
        </table:table-row>
        <table:table-row table:style-name="ro1">
          <table:table-cell office:value-type="float" office:value="9.79">
            <text:p>9.79</text:p>
          </table:table-cell>
          <table:table-cell office:value-type="float" office:value="1.042817588">
            <text:p>1.042817588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1.04316657">
            <text:p>1.04316657</text:p>
          </table:table-cell>
        </table:table-row>
        <table:table-row table:style-name="ro1">
          <table:table-cell office:value-type="float" office:value="9.81">
            <text:p>9.81</text:p>
          </table:table-cell>
          <table:table-cell office:value-type="float" office:value="1.043312941">
            <text:p>1.043312941</text:p>
          </table:table-cell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1.043507832">
            <text:p>1.043507832</text:p>
          </table:table-cell>
        </table:table-row>
        <table:table-row table:style-name="ro1">
          <table:table-cell office:value-type="float" office:value="9.83">
            <text:p>9.83</text:p>
          </table:table-cell>
          <table:table-cell office:value-type="float" office:value="1.043751164">
            <text:p>1.043751164</text:p>
          </table:table-cell>
        </table:table-row>
        <table:table-row table:style-name="ro1">
          <table:table-cell office:value-type="float" office:value="9.84">
            <text:p>9.84</text:p>
          </table:table-cell>
          <table:table-cell office:value-type="float" office:value="1.044042874">
            <text:p>1.044042874</text:p>
          </table:table-cell>
        </table:table-row>
        <table:table-row table:style-name="ro1">
          <table:table-cell office:value-type="float" office:value="9.85">
            <text:p>9.85</text:p>
          </table:table-cell>
          <table:table-cell office:value-type="float" office:value="1.04438291">
            <text:p>1.04438291</text:p>
          </table:table-cell>
        </table:table-row>
        <table:table-row table:style-name="ro1">
          <table:table-cell office:value-type="float" office:value="9.86">
            <text:p>9.86</text:p>
          </table:table-cell>
          <table:table-cell office:value-type="float" office:value="1.044525559">
            <text:p>1.044525559</text:p>
          </table:table-cell>
        </table:table-row>
        <table:table-row table:style-name="ro1">
          <table:table-cell office:value-type="float" office:value="9.87">
            <text:p>9.87</text:p>
          </table:table-cell>
          <table:table-cell office:value-type="float" office:value="1.044715494">
            <text:p>1.044715494</text:p>
          </table:table-cell>
        </table:table-row>
        <table:table-row table:style-name="ro1">
          <table:table-cell office:value-type="float" office:value="9.88">
            <text:p>9.88</text:p>
          </table:table-cell>
          <table:table-cell office:value-type="float" office:value="1.044952637">
            <text:p>1.044952637</text:p>
          </table:table-cell>
        </table:table-row>
        <table:table-row table:style-name="ro1">
          <table:table-cell office:value-type="float" office:value="9.89">
            <text:p>9.89</text:p>
          </table:table-cell>
          <table:table-cell office:value-type="float" office:value="1.045236924">
            <text:p>1.045236924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1.045568303">
            <text:p>1.045568303</text:p>
          </table:table-cell>
        </table:table-row>
        <table:table-row table:style-name="ro1">
          <table:table-cell office:value-type="float" office:value="9.91">
            <text:p>9.91</text:p>
          </table:table-cell>
          <table:table-cell office:value-type="float" office:value="1.04570735">
            <text:p>1.04570735</text:p>
          </table:table-cell>
        </table:table-row>
        <table:table-row table:style-name="ro1">
          <table:table-cell office:value-type="float" office:value="9.92">
            <text:p>9.92</text:p>
          </table:table-cell>
          <table:table-cell office:value-type="float" office:value="1.045892489">
            <text:p>1.045892489</text:p>
          </table:table-cell>
        </table:table-row>
        <table:table-row table:style-name="ro1">
          <table:table-cell office:value-type="float" office:value="9.93">
            <text:p>9.93</text:p>
          </table:table-cell>
          <table:table-cell office:value-type="float" office:value="1.046123642">
            <text:p>1.046123642</text:p>
          </table:table-cell>
        </table:table-row>
        <table:table-row table:style-name="ro1">
          <table:table-cell office:value-type="float" office:value="9.94">
            <text:p>9.94</text:p>
          </table:table-cell>
          <table:table-cell office:value-type="float" office:value="1.046400746">
            <text:p>1.046400746</text:p>
          </table:table-cell>
        </table:table-row>
        <table:table-row table:style-name="ro1">
          <table:table-cell office:value-type="float" office:value="9.95">
            <text:p>9.95</text:p>
          </table:table-cell>
          <table:table-cell office:value-type="float" office:value="1.046723747">
            <text:p>1.046723747</text:p>
          </table:table-cell>
        </table:table-row>
        <table:table-row table:style-name="ro1">
          <table:table-cell office:value-type="float" office:value="9.96">
            <text:p>9.96</text:p>
          </table:table-cell>
          <table:table-cell office:value-type="float" office:value="1.046859309">
            <text:p>1.046859309</text:p>
          </table:table-cell>
        </table:table-row>
        <table:table-row table:style-name="ro1">
          <table:table-cell office:value-type="float" office:value="9.97">
            <text:p>9.97</text:p>
          </table:table-cell>
          <table:table-cell office:value-type="float" office:value="1.047039805">
            <text:p>1.047039805</text:p>
          </table:table-cell>
        </table:table-row>
        <table:table-row table:style-name="ro1">
          <table:table-cell office:value-type="float" office:value="9.98">
            <text:p>9.98</text:p>
          </table:table-cell>
          <table:table-cell office:value-type="float" office:value="1.04726516">
            <text:p>1.04726516</text:p>
          </table:table-cell>
        </table:table-row>
        <table:table-row table:style-name="ro1">
          <table:table-cell office:value-type="float" office:value="9.99">
            <text:p>9.99</text:p>
          </table:table-cell>
          <table:table-cell office:value-type="float" office:value="1.04753531">
            <text:p>1.047535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0:3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20:37:30</dc:date>
    <meta:document-statistic meta:table-count="1" meta:cell-count="1980" meta:object-count="1"/>
    <meta:generator>LibreOffice/3.4$Uni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2cm" svg:y="0.316cm" chart:style-name="ch2">
          <text:p>Deltax(time)</text:p>
        </chart:title>
        <chart:subtitle svg:x="7.295cm" svg:y="1.301cm" chart:style-name="ch3">
          <text:p>dt=0.05</text:p>
        </chart:subtitle>
        <chart:legend chart:legend-position="end" svg:x="12.998cm" svg:y="4.205cm" style:legend-expansion="high" chart:style-name="ch4"/>
        <chart:plot-area chart:style-name="ch5" table:cell-range-address="Sheet1.A1:Sheet1.B990" svg:x="1.314cm" svg:y="2.318cm" svg:width="11.044cm" svg:height="5.538cm">
          <chartooo:coordinate-region svg:x="3.399cm" svg:y="2.514cm" svg:width="8.746cm" svg:height="4.703cm"/>
          <chart:axis chart:dimension="x" chart:name="primary-x" chart:style-name="ch6">
            <chart:title svg:x="6.461cm" svg:y="8.037cm" chart:style-name="ch7">
              <text:p>time</text:p>
            </chart:title>
            <chart:grid chart:style-name="ch8" chart:class="major"/>
          </chart:axis>
          <chart:axis chart:dimension="y" chart:name="primary-y" chart:style-name="ch9">
            <chart:title svg:x="0.451cm" svg:y="5.585cm" chart:style-name="ch10">
              <text:p>deltax</text:p>
            </chart:title>
            <chart:grid chart:style-name="ch8" chart:class="major"/>
          </chart:axis>
          <chart:series chart:style-name="ch11" chart:values-cell-range-address="Sheet1.B1:Sheet1.B990" chart:class="chart:scatter">
            <chart:domain table:cell-range-address="Sheet1.A1:Sheet1.A990"/>
            <chart:data-point chart:repeated="9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1:Sheet1.A990</svg:desc>
                </draw:g>
              </table:table-cell>
              <table:table-cell office:value-type="float" office:value="0.000002738808673">
                <text:p>0.000002738808673</text:p>
                <draw:g>
                  <svg:desc>Sheet1.B1:Sheet1.B9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000003082324097">
                <text:p>0.000003082324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00000357517583">
                <text:p>0.00000357517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0.000004251651793">
                <text:p>0.000004251651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0.000005146450377">
                <text:p>0.000005146450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000006294685604">
                <text:p>0.000006294685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000006823101124">
                <text:p>0.000006823101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0.000007565035405">
                <text:p>0.000007565035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000008555891287">
                <text:p>0.000008555891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000009831493539">
                <text:p>0.000009831493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0001142809415">
                <text:p>0.00001142809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">
                <text:p>0.21</text:p>
              </table:table-cell>
              <table:table-cell office:value-type="float" office:value="0.00001215275957">
                <text:p>0.00001215275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">
                <text:p>0.22</text:p>
              </table:table-cell>
              <table:table-cell office:value-type="float" office:value="0.00001315904318">
                <text:p>0.00001315904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">
                <text:p>0.23</text:p>
              </table:table-cell>
              <table:table-cell office:value-type="float" office:value="0.00001448352138">
                <text:p>0.00001448352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">
                <text:p>0.24</text:p>
              </table:table-cell>
              <table:table-cell office:value-type="float" office:value="0.00001616320464">
                <text:p>0.00001616320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0.00001823554291">
                <text:p>0.00001823554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  <table:table-cell office:value-type="float" office:value="0.0000191684755">
                <text:p>0.0000191684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00002045527314">
                <text:p>0.00002045527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  <table:table-cell office:value-type="float" office:value="0.00002213374792">
                <text:p>0.000022133747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">
                <text:p>0.29</text:p>
              </table:table-cell>
              <table:table-cell office:value-type="float" office:value="0.00002424215885">
                <text:p>0.00002424215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0.00002681921748">
                <text:p>0.00002681921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0.00002797314432">
                <text:p>0.00002797314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0.00002955757557">
                <text:p>0.00002955757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">
                <text:p>0.33</text:p>
              </table:table-cell>
              <table:table-cell office:value-type="float" office:value="0.00003161162488">
                <text:p>0.00003161162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">
                <text:p>0.34</text:p>
              </table:table-cell>
              <table:table-cell office:value-type="float" office:value="0.00003417486647">
                <text:p>0.00003417486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">
                <text:p>0.35</text:p>
              </table:table-cell>
              <table:table-cell office:value-type="float" office:value="0.00003728734088">
                <text:p>0.00003728734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">
                <text:p>0.36</text:p>
              </table:table-cell>
              <table:table-cell office:value-type="float" office:value="0.00003867574414">
                <text:p>0.00003867574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">
                <text:p>0.37</text:p>
              </table:table-cell>
              <table:table-cell office:value-type="float" office:value="0.00004057594443">
                <text:p>0.00004057594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">
                <text:p>0.38</text:p>
              </table:table-cell>
              <table:table-cell office:value-type="float" office:value="0.00004302842682">
                <text:p>0.000043028426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">
                <text:p>0.39</text:p>
              </table:table-cell>
              <table:table-cell office:value-type="float" office:value="0.00004607415141">
                <text:p>0.00004607415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0.00004975455928">
                <text:p>0.00004975455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">
                <text:p>0.41</text:p>
              </table:table-cell>
              <table:table-cell office:value-type="float" office:value="0.00005139172469">
                <text:p>0.00005139172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0.00005362691055">
                <text:p>0.000053626910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">
                <text:p>0.43</text:p>
              </table:table-cell>
              <table:table-cell office:value-type="float" office:value="0.00005650204746">
                <text:p>0.000056502047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">
                <text:p>0.44</text:p>
              </table:table-cell>
              <table:table-cell office:value-type="float" office:value="0.00006005955641">
                <text:p>0.00006005955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">
                <text:p>0.45</text:p>
              </table:table-cell>
              <table:table-cell office:value-type="float" office:value="0.00006434235488">
                <text:p>0.000064342354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">
                <text:p>0.46</text:p>
              </table:table-cell>
              <table:table-cell office:value-type="float" office:value="0.00006624342365">
                <text:p>0.00006624342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">
                <text:p>0.47</text:p>
              </table:table-cell>
              <table:table-cell office:value-type="float" office:value="0.00006883396261">
                <text:p>0.000068833962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">
                <text:p>0.48</text:p>
              </table:table-cell>
              <table:table-cell office:value-type="float" office:value="0.00007215742652">
                <text:p>0.00007215742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">
                <text:p>0.49</text:p>
              </table:table-cell>
              <table:table-cell office:value-type="float" office:value="0.00007625777686">
                <text:p>0.00007625777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0.00008117948812">
                <text:p>0.00008117948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">
                <text:p>0.51</text:p>
              </table:table-cell>
              <table:table-cell office:value-type="float" office:value="0.0000833605126">
                <text:p>0.00008336051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">
                <text:p>0.52</text:p>
              </table:table-cell>
              <table:table-cell office:value-type="float" office:value="0.00008632799804">
                <text:p>0.00008632799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">
                <text:p>0.53</text:p>
              </table:table-cell>
              <table:table-cell office:value-type="float" office:value="0.00009012700691">
                <text:p>0.00009012700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0.00009480312574">
                <text:p>0.000094803125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">
                <text:p>0.55</text:p>
              </table:table-cell>
              <table:table-cell office:value-type="float" office:value="0.0001004024716">
                <text:p>0.00010040247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6">
                <text:p>0.56</text:p>
              </table:table-cell>
              <table:table-cell office:value-type="float" office:value="0.0001028804748">
                <text:p>0.0001028804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">
                <text:p>0.57</text:p>
              </table:table-cell>
              <table:table-cell office:value-type="float" office:value="0.0001062478062">
                <text:p>0.0001062478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">
                <text:p>0.58</text:p>
              </table:table-cell>
              <table:table-cell office:value-type="float" office:value="0.0001105512248">
                <text:p>0.00011055122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">
                <text:p>0.59</text:p>
              </table:table-cell>
              <table:table-cell office:value-type="float" office:value="0.0001158380318">
                <text:p>0.0001158380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0.0001221560779">
                <text:p>0.00012215607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">
                <text:p>0.61</text:p>
              </table:table-cell>
              <table:table-cell office:value-type="float" office:value="0.0001249491176">
                <text:p>0.0001249491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">
                <text:p>0.62</text:p>
              </table:table-cell>
              <table:table-cell office:value-type="float" office:value="0.0001287405868">
                <text:p>0.0001287405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">
                <text:p>0.63</text:p>
              </table:table-cell>
              <table:table-cell office:value-type="float" office:value="0.000133579035">
                <text:p>0.0001335790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">
                <text:p>0.64</text:p>
              </table:table-cell>
              <table:table-cell office:value-type="float" office:value="0.0001395135741">
                <text:p>0.00013951357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">
                <text:p>0.65</text:p>
              </table:table-cell>
              <table:table-cell office:value-type="float" office:value="0.0001465938846">
                <text:p>0.00014659388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">
                <text:p>0.66</text:p>
              </table:table-cell>
              <table:table-cell office:value-type="float" office:value="0.0001497211218">
                <text:p>0.00014972112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">
                <text:p>0.67</text:p>
              </table:table-cell>
              <table:table-cell office:value-type="float" office:value="0.000153962505">
                <text:p>0.0001539625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">
                <text:p>0.68</text:p>
              </table:table-cell>
              <table:table-cell office:value-type="float" office:value="0.0001593684748">
                <text:p>0.00015936847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0.0001659900549">
                <text:p>0.00016599005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">
                <text:p>0.7</text:p>
              </table:table-cell>
              <table:table-cell office:value-type="float" office:value="0.0001738788588">
                <text:p>0.00017387885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">
                <text:p>0.71</text:p>
              </table:table-cell>
              <table:table-cell office:value-type="float" office:value="0.0001773606314">
                <text:p>0.0001773606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">
                <text:p>0.72</text:p>
              </table:table-cell>
              <table:table-cell office:value-type="float" office:value="0.0001820792886">
                <text:p>0.0001820792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">
                <text:p>0.73</text:p>
              </table:table-cell>
              <table:table-cell office:value-type="float" office:value="0.0001880872689">
                <text:p>0.0001880872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">
                <text:p>0.74</text:p>
              </table:table-cell>
              <table:table-cell office:value-type="float" office:value="0.0001954376157">
                <text:p>0.00019543761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">
                <text:p>0.75</text:p>
              </table:table-cell>
              <table:table-cell office:value-type="float" office:value="0.0002041839847">
                <text:p>0.00020418398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">
                <text:p>0.76</text:p>
              </table:table-cell>
              <table:table-cell office:value-type="float" office:value="0.0002080418867">
                <text:p>0.00020804188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">
                <text:p>0.77</text:p>
              </table:table-cell>
              <table:table-cell office:value-type="float" office:value="0.0002132668682">
                <text:p>0.0002132668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">
                <text:p>0.78</text:p>
              </table:table-cell>
              <table:table-cell office:value-type="float" office:value="0.0002199134791">
                <text:p>0.00021991347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">
                <text:p>0.79</text:p>
              </table:table-cell>
              <table:table-cell office:value-type="float" office:value="0.0002280368976">
                <text:p>0.0002280368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">
                <text:p>0.8</text:p>
              </table:table-cell>
              <table:table-cell office:value-type="float" office:value="0.0002376929381">
                <text:p>0.00023769293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">
                <text:p>0.81</text:p>
              </table:table-cell>
              <table:table-cell office:value-type="float" office:value="0.0002419499042">
                <text:p>0.00024194990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">
                <text:p>0.82</text:p>
              </table:table-cell>
              <table:table-cell office:value-type="float" office:value="0.0002477120651">
                <text:p>0.0002477120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">
                <text:p>0.83</text:p>
              </table:table-cell>
              <table:table-cell office:value-type="float" office:value="0.0002550362025">
                <text:p>0.0002550362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">
                <text:p>0.84</text:p>
              </table:table-cell>
              <table:table-cell office:value-type="float" office:value="0.0002639797518">
                <text:p>0.0002639797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">
                <text:p>0.85</text:p>
              </table:table-cell>
              <table:table-cell office:value-type="float" office:value="0.0002746008103">
                <text:p>0.0002746008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">
                <text:p>0.86</text:p>
              </table:table-cell>
              <table:table-cell office:value-type="float" office:value="0.000279281208">
                <text:p>0.000279281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">
                <text:p>0.87</text:p>
              </table:table-cell>
              <table:table-cell office:value-type="float" office:value="0.0002856133309">
                <text:p>0.00028561333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">
                <text:p>0.88</text:p>
              </table:table-cell>
              <table:table-cell office:value-type="float" office:value="0.0002936563217">
                <text:p>0.0002936563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">
                <text:p>0.89</text:p>
              </table:table-cell>
              <table:table-cell office:value-type="float" office:value="0.0003034700034">
                <text:p>0.00030347000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0.000315114888">
                <text:p>0.0003151148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">
                <text:p>0.91</text:p>
              </table:table-cell>
              <table:table-cell office:value-type="float" office:value="0.0003202446152">
                <text:p>0.0003202446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">
                <text:p>0.92</text:p>
              </table:table-cell>
              <table:table-cell office:value-type="float" office:value="0.0003271815429">
                <text:p>0.00032718154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">
                <text:p>0.93</text:p>
              </table:table-cell>
              <table:table-cell office:value-type="float" office:value="0.0003359873119">
                <text:p>0.0003359873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">
                <text:p>0.94</text:p>
              </table:table-cell>
              <table:table-cell office:value-type="float" office:value="0.0003467242719">
                <text:p>0.00034672427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">
                <text:p>0.95</text:p>
              </table:table-cell>
              <table:table-cell office:value-type="float" office:value="0.0003594554907">
                <text:p>0.00035945549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">
                <text:p>0.96</text:p>
              </table:table-cell>
              <table:table-cell office:value-type="float" office:value="0.0003650620817">
                <text:p>0.00036506208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">
                <text:p>0.97</text:p>
              </table:table-cell>
              <table:table-cell office:value-type="float" office:value="0.0003726408595">
                <text:p>0.0003726408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">
                <text:p>0.98</text:p>
              </table:table-cell>
              <table:table-cell office:value-type="float" office:value="0.0003822561094">
                <text:p>0.00038225610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">
                <text:p>0.99</text:p>
              </table:table-cell>
              <table:table-cell office:value-type="float" office:value="0.0003939728561">
                <text:p>0.00039397285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000407856873">
                <text:p>0.0004078568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1">
                <text:p>1.01</text:p>
              </table:table-cell>
              <table:table-cell office:value-type="float" office:value="0.0004139696126">
                <text:p>0.00041396961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2">
                <text:p>1.02</text:p>
              </table:table-cell>
              <table:table-cell office:value-type="float" office:value="0.0004222296419">
                <text:p>0.00042222964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3">
                <text:p>1.03</text:p>
              </table:table-cell>
              <table:table-cell office:value-type="float" office:value="0.0004327040467">
                <text:p>0.00043270404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4">
                <text:p>1.04</text:p>
              </table:table-cell>
              <table:table-cell office:value-type="float" office:value="0.0004454606851">
                <text:p>0.00044546068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5">
                <text:p>1.05</text:p>
              </table:table-cell>
              <table:table-cell office:value-type="float" office:value="0.0004605681965">
                <text:p>0.00046056819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6">
                <text:p>1.06</text:p>
              </table:table-cell>
              <table:table-cell office:value-type="float" office:value="0.0004672182424">
                <text:p>0.0004672182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7">
                <text:p>1.07</text:p>
              </table:table-cell>
              <table:table-cell office:value-type="float" office:value="0.0004762014458">
                <text:p>0.00047620144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">
                <text:p>1.08</text:p>
              </table:table-cell>
              <table:table-cell office:value-type="float" office:value="0.0004875878597">
                <text:p>0.00048758785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9">
                <text:p>1.09</text:p>
              </table:table-cell>
              <table:table-cell office:value-type="float" office:value="0.0005014483443">
                <text:p>0.00050144834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">
                <text:p>1.1</text:p>
              </table:table-cell>
              <table:table-cell office:value-type="float" office:value="0.0005178545762">
                <text:p>0.0005178545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1">
                <text:p>1.11</text:p>
              </table:table-cell>
              <table:table-cell office:value-type="float" office:value="0.0005250750917">
                <text:p>0.00052507509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2">
                <text:p>1.12</text:p>
              </table:table-cell>
              <table:table-cell office:value-type="float" office:value="0.0005348260912">
                <text:p>0.00053482609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3">
                <text:p>1.13</text:p>
              </table:table-cell>
              <table:table-cell office:value-type="float" office:value="0.0005471807734">
                <text:p>0.00054718077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4">
                <text:p>1.14</text:p>
              </table:table-cell>
              <table:table-cell office:value-type="float" office:value="0.0005622131807">
                <text:p>0.00056221318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5">
                <text:p>1.15</text:p>
              </table:table-cell>
              <table:table-cell office:value-type="float" office:value="0.0005799982098">
                <text:p>0.00057999820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6">
                <text:p>1.16</text:p>
              </table:table-cell>
              <table:table-cell office:value-type="float" office:value="0.0005878245061">
                <text:p>0.00058782450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7">
                <text:p>1.17</text:p>
              </table:table-cell>
              <table:table-cell office:value-type="float" office:value="0.0005983908157">
                <text:p>0.00059839081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8">
                <text:p>1.18</text:p>
              </table:table-cell>
              <table:table-cell office:value-type="float" office:value="0.0006117736728">
                <text:p>0.00061177367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9">
                <text:p>1.19</text:p>
              </table:table-cell>
              <table:table-cell office:value-type="float" office:value="0.0006280504953">
                <text:p>0.00062805049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">
                <text:p>1.2</text:p>
              </table:table-cell>
              <table:table-cell office:value-type="float" office:value="0.0006472995952">
                <text:p>0.00064729959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1">
                <text:p>1.21</text:p>
              </table:table-cell>
              <table:table-cell office:value-type="float" office:value="0.0006557692855">
                <text:p>0.0006557692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2">
                <text:p>1.22</text:p>
              </table:table-cell>
              <table:table-cell office:value-type="float" office:value="0.0006672015183">
                <text:p>0.00066720151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3">
                <text:p>1.23</text:p>
              </table:table-cell>
              <table:table-cell office:value-type="float" office:value="0.0006816763668">
                <text:p>0.00068167636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4">
                <text:p>1.24</text:p>
              </table:table-cell>
              <table:table-cell office:value-type="float" office:value="0.0006992748301">
                <text:p>0.00069927483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5">
                <text:p>1.25</text:p>
              </table:table-cell>
              <table:table-cell office:value-type="float" office:value="0.0007200788447">
                <text:p>0.00072007884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6">
                <text:p>1.26</text:p>
              </table:table-cell>
              <table:table-cell office:value-type="float" office:value="0.0007292320109">
                <text:p>0.00072923201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7">
                <text:p>1.27</text:p>
              </table:table-cell>
              <table:table-cell office:value-type="float" office:value="0.0007415841034">
                <text:p>0.00074158410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8">
                <text:p>1.28</text:p>
              </table:table-cell>
              <table:table-cell office:value-type="float" office:value="0.0007572189521">
                <text:p>0.00075721895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9">
                <text:p>1.29</text:p>
              </table:table-cell>
              <table:table-cell office:value-type="float" office:value="0.0007762213578">
                <text:p>0.00077622135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">
                <text:p>1.3</text:p>
              </table:table-cell>
              <table:table-cell office:value-type="float" office:value="0.0007986771053">
                <text:p>0.00079867710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1">
                <text:p>1.31</text:p>
              </table:table-cell>
              <table:table-cell office:value-type="float" office:value="0.0008085564773">
                <text:p>0.00080855647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2">
                <text:p>1.32</text:p>
              </table:table-cell>
              <table:table-cell office:value-type="float" office:value="0.0008218859315">
                <text:p>0.00082188593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3">
                <text:p>1.33</text:p>
              </table:table-cell>
              <table:table-cell office:value-type="float" office:value="0.0008387532873">
                <text:p>0.00083875328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4">
                <text:p>1.34</text:p>
              </table:table-cell>
              <table:table-cell office:value-type="float" office:value="0.0008592473836">
                <text:p>0.00085924738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5">
                <text:p>1.35</text:p>
              </table:table-cell>
              <table:table-cell office:value-type="float" office:value="0.0008834580924">
                <text:p>0.00088345809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6">
                <text:p>1.36</text:p>
              </table:table-cell>
              <table:table-cell office:value-type="float" office:value="0.0008941092426">
                <text:p>0.00089410924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7">
                <text:p>1.37</text:p>
              </table:table-cell>
              <table:table-cell office:value-type="float" office:value="0.000908477388">
                <text:p>0.0009084773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8">
                <text:p>1.38</text:p>
              </table:table-cell>
              <table:table-cell office:value-type="float" office:value="0.0009266545866">
                <text:p>0.00092665458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9">
                <text:p>1.39</text:p>
              </table:table-cell>
              <table:table-cell office:value-type="float" office:value="0.0009487339686">
                <text:p>0.00094873396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">
                <text:p>1.4</text:p>
              </table:table-cell>
              <table:table-cell office:value-type="float" office:value="0.0009748097495">
                <text:p>0.0009748097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1">
                <text:p>1.41</text:p>
              </table:table-cell>
              <table:table-cell office:value-type="float" office:value="0.000986281303">
                <text:p>0.0009862813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2">
                <text:p>1.42</text:p>
              </table:table-cell>
              <table:table-cell office:value-type="float" office:value="0.00100175358">
                <text:p>0.001001753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3">
                <text:p>1.43</text:p>
              </table:table-cell>
              <table:table-cell office:value-type="float" office:value="0.001021323143">
                <text:p>0.0010213231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4">
                <text:p>1.44</text:p>
              </table:table-cell>
              <table:table-cell office:value-type="float" office:value="0.001045087686">
                <text:p>0.0010450876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5">
                <text:p>1.45</text:p>
              </table:table-cell>
              <table:table-cell office:value-type="float" office:value="0.001073146043">
                <text:p>0.0010731460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6">
                <text:p>1.46</text:p>
              </table:table-cell>
              <table:table-cell office:value-type="float" office:value="0.001085489905">
                <text:p>0.0010854899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7">
                <text:p>1.47</text:p>
              </table:table-cell>
              <table:table-cell office:value-type="float" office:value="0.00110213617">
                <text:p>0.001102136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8">
                <text:p>1.48</text:p>
              </table:table-cell>
              <table:table-cell office:value-type="float" office:value="0.001123186195">
                <text:p>0.0011231861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9">
                <text:p>1.49</text:p>
              </table:table-cell>
              <table:table-cell office:value-type="float" office:value="0.001148742525">
                <text:p>0.0011487425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">
                <text:p>1.5</text:p>
              </table:table-cell>
              <table:table-cell office:value-type="float" office:value="0.001178908906">
                <text:p>0.001178908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1">
                <text:p>1.51</text:p>
              </table:table-cell>
              <table:table-cell office:value-type="float" office:value="0.00119218051">
                <text:p>0.001192180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2">
                <text:p>1.52</text:p>
              </table:table-cell>
              <table:table-cell office:value-type="float" office:value="0.00121007537">
                <text:p>0.001210075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3">
                <text:p>1.53</text:p>
              </table:table-cell>
              <table:table-cell office:value-type="float" office:value="0.001232699946">
                <text:p>0.0012326999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4">
                <text:p>1.54</text:p>
              </table:table-cell>
              <table:table-cell office:value-type="float" office:value="0.001260161945">
                <text:p>0.0012601619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5">
                <text:p>1.55</text:p>
              </table:table-cell>
              <table:table-cell office:value-type="float" office:value="0.001292570346">
                <text:p>0.0012925703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6">
                <text:p>1.56</text:p>
              </table:table-cell>
              <table:table-cell office:value-type="float" office:value="0.001306828916">
                <text:p>0.001306828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7">
                <text:p>1.57</text:p>
              </table:table-cell>
              <table:table-cell office:value-type="float" office:value="0.00132605209">
                <text:p>0.001326052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8">
                <text:p>1.58</text:p>
              </table:table-cell>
              <table:table-cell office:value-type="float" office:value="0.001350351754">
                <text:p>0.0013503517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9">
                <text:p>1.59</text:p>
              </table:table-cell>
              <table:table-cell office:value-type="float" office:value="0.001379841116">
                <text:p>0.001379841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">
                <text:p>1.6</text:p>
              </table:table-cell>
              <table:table-cell office:value-type="float" office:value="0.001414634724">
                <text:p>0.0014146347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61">
                <text:p>1.61</text:p>
              </table:table-cell>
              <table:table-cell office:value-type="float" office:value="0.001429943572">
                <text:p>0.0014299435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62">
                <text:p>1.62</text:p>
              </table:table-cell>
              <table:table-cell office:value-type="float" office:value="0.001450580276">
                <text:p>0.0014505802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3">
                <text:p>1.63</text:p>
              </table:table-cell>
              <table:table-cell office:value-type="float" office:value="0.001476662507">
                <text:p>0.0014766625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4">
                <text:p>1.64</text:p>
              </table:table-cell>
              <table:table-cell office:value-type="float" office:value="0.001508309334">
                <text:p>0.0015083093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5">
                <text:p>1.65</text:p>
              </table:table-cell>
              <table:table-cell office:value-type="float" office:value="0.001545641237">
                <text:p>0.0015456412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6">
                <text:p>1.66</text:p>
              </table:table-cell>
              <table:table-cell office:value-type="float" office:value="0.001562068071">
                <text:p>0.0015620680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7">
                <text:p>1.67</text:p>
              </table:table-cell>
              <table:table-cell office:value-type="float" office:value="0.001584209447">
                <text:p>0.0015842094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8">
                <text:p>1.68</text:p>
              </table:table-cell>
              <table:table-cell office:value-type="float" office:value="0.001612189202">
                <text:p>0.0016121892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9">
                <text:p>1.69</text:p>
              </table:table-cell>
              <table:table-cell office:value-type="float" office:value="0.001646132651">
                <text:p>0.0016461326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">
                <text:p>1.7</text:p>
              </table:table-cell>
              <table:table-cell office:value-type="float" office:value="0.0016861666">
                <text:p>0.00168616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1">
                <text:p>1.71</text:p>
              </table:table-cell>
              <table:table-cell office:value-type="float" office:value="0.00170378387">
                <text:p>0.001703783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2">
                <text:p>1.72</text:p>
              </table:table-cell>
              <table:table-cell office:value-type="float" office:value="0.001727527446">
                <text:p>0.0017275274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3">
                <text:p>1.73</text:p>
              </table:table-cell>
              <table:table-cell office:value-type="float" office:value="0.001757527742">
                <text:p>0.0017575277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4">
                <text:p>1.74</text:p>
              </table:table-cell>
              <table:table-cell office:value-type="float" office:value="0.001793916733">
                <text:p>0.0017939167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5">
                <text:p>1.75</text:p>
              </table:table-cell>
              <table:table-cell office:value-type="float" office:value="0.001836827976">
                <text:p>0.0018368279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6">
                <text:p>1.76</text:p>
              </table:table-cell>
              <table:table-cell office:value-type="float" office:value="0.001855713242">
                <text:p>0.0018557132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7">
                <text:p>1.77</text:p>
              </table:table-cell>
              <table:table-cell office:value-type="float" office:value="0.001881163431">
                <text:p>0.001881163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8">
                <text:p>1.78</text:p>
              </table:table-cell>
              <table:table-cell office:value-type="float" office:value="0.001913315975">
                <text:p>0.0019133159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9">
                <text:p>1.79</text:p>
              </table:table-cell>
              <table:table-cell office:value-type="float" office:value="0.001952309959">
                <text:p>0.0019523099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8">
                <text:p>1.8</text:p>
              </table:table-cell>
              <table:table-cell office:value-type="float" office:value="0.001998286141">
                <text:p>0.0019982861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81">
                <text:p>1.81</text:p>
              </table:table-cell>
              <table:table-cell office:value-type="float" office:value="0.002018522479">
                <text:p>0.0020185224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82">
                <text:p>1.82</text:p>
              </table:table-cell>
              <table:table-cell office:value-type="float" office:value="0.002045791127">
                <text:p>0.0020457911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3">
                <text:p>1.83</text:p>
              </table:table-cell>
              <table:table-cell office:value-type="float" office:value="0.002080237007">
                <text:p>0.0020802370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4">
                <text:p>1.84</text:p>
              </table:table-cell>
              <table:table-cell office:value-type="float" office:value="0.002122006796">
                <text:p>0.0021220067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5">
                <text:p>1.85</text:p>
              </table:table-cell>
              <table:table-cell office:value-type="float" office:value="0.002171248946">
                <text:p>0.0021712489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6">
                <text:p>1.86</text:p>
              </table:table-cell>
              <table:table-cell office:value-type="float" office:value="0.002192925389">
                <text:p>0.0021929253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7">
                <text:p>1.87</text:p>
              </table:table-cell>
              <table:table-cell office:value-type="float" office:value="0.002222132363">
                <text:p>0.0022221323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8">
                <text:p>1.88</text:p>
              </table:table-cell>
              <table:table-cell office:value-type="float" office:value="0.002259022795">
                <text:p>0.0022590227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9">
                <text:p>1.89</text:p>
              </table:table-cell>
              <table:table-cell office:value-type="float" office:value="0.002303751475">
                <text:p>0.0023037514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">
                <text:p>1.9</text:p>
              </table:table-cell>
              <table:table-cell office:value-type="float" office:value="0.002356475075">
                <text:p>0.0023564750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1">
                <text:p>1.91</text:p>
              </table:table-cell>
              <table:table-cell office:value-type="float" office:value="0.002379687088">
                <text:p>0.0023796870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2">
                <text:p>1.92</text:p>
              </table:table-cell>
              <table:table-cell office:value-type="float" office:value="0.002410960925">
                <text:p>0.0024109609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93">
                <text:p>1.93</text:p>
              </table:table-cell>
              <table:table-cell office:value-type="float" office:value="0.002450458072">
                <text:p>0.0024504580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4">
                <text:p>1.94</text:p>
              </table:table-cell>
              <table:table-cell office:value-type="float" office:value="0.002498341989">
                <text:p>0.0024983419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5">
                <text:p>1.95</text:p>
              </table:table-cell>
              <table:table-cell office:value-type="float" office:value="0.002554778139">
                <text:p>0.0025547781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6">
                <text:p>1.96</text:p>
              </table:table-cell>
              <table:table-cell office:value-type="float" office:value="0.002579628143">
                <text:p>0.0025796281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7">
                <text:p>1.97</text:p>
              </table:table-cell>
              <table:table-cell office:value-type="float" office:value="0.002613106755">
                <text:p>0.0026131067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8">
                <text:p>1.98</text:p>
              </table:table-cell>
              <table:table-cell office:value-type="float" office:value="0.002655384612">
                <text:p>0.0026553846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9">
                <text:p>1.99</text:p>
              </table:table-cell>
              <table:table-cell office:value-type="float" office:value="0.002706634452">
                <text:p>0.0027066344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0.002767031145">
                <text:p>0.0027670311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01">
                <text:p>2.01</text:p>
              </table:table-cell>
              <table:table-cell office:value-type="float" office:value="0.002793629088">
                <text:p>0.0027936290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2">
                <text:p>2.02</text:p>
              </table:table-cell>
              <table:table-cell office:value-type="float" office:value="0.002829460527">
                <text:p>0.0028294605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3">
                <text:p>2.03</text:p>
              </table:table-cell>
              <table:table-cell office:value-type="float" office:value="0.002874705894">
                <text:p>0.0028747058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4">
                <text:p>2.04</text:p>
              </table:table-cell>
              <table:table-cell office:value-type="float" office:value="0.002929547862">
                <text:p>0.0029295478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5">
                <text:p>2.05</text:p>
              </table:table-cell>
              <table:table-cell office:value-type="float" office:value="0.002994171366">
                <text:p>0.0029941713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6">
                <text:p>2.06</text:p>
              </table:table-cell>
              <table:table-cell office:value-type="float" office:value="0.003022635341">
                <text:p>0.0030226353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7">
                <text:p>2.07</text:p>
              </table:table-cell>
              <table:table-cell office:value-type="float" office:value="0.003060978639">
                <text:p>0.0030609786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8">
                <text:p>2.08</text:p>
              </table:table-cell>
              <table:table-cell office:value-type="float" office:value="0.003109392183">
                <text:p>0.0031093921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9">
                <text:p>2.09</text:p>
              </table:table-cell>
              <table:table-cell office:value-type="float" office:value="0.003168069283">
                <text:p>0.0031680692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">
                <text:p>2.1</text:p>
              </table:table-cell>
              <table:table-cell office:value-type="float" office:value="0.003237205662">
                <text:p>0.0032372056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11">
                <text:p>2.11</text:p>
              </table:table-cell>
              <table:table-cell office:value-type="float" office:value="0.00326766259">
                <text:p>0.003267662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12">
                <text:p>2.12</text:p>
              </table:table-cell>
              <table:table-cell office:value-type="float" office:value="0.003308688674">
                <text:p>0.0033086886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3">
                <text:p>2.13</text:p>
              </table:table-cell>
              <table:table-cell office:value-type="float" office:value="0.003360486082">
                <text:p>0.0033604860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4">
                <text:p>2.14</text:p>
              </table:table-cell>
              <table:table-cell office:value-type="float" office:value="0.003423259525">
                <text:p>0.0034232595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5">
                <text:p>2.15</text:p>
              </table:table-cell>
              <table:table-cell office:value-type="float" office:value="0.003497216292">
                <text:p>0.0034972162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6">
                <text:p>2.16</text:p>
              </table:table-cell>
              <table:table-cell office:value-type="float" office:value="0.003529802661">
                <text:p>0.0035298026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7">
                <text:p>2.17</text:p>
              </table:table-cell>
              <table:table-cell office:value-type="float" office:value="0.003573695356">
                <text:p>0.0035736953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8">
                <text:p>2.18</text:p>
              </table:table-cell>
              <table:table-cell office:value-type="float" office:value="0.003629108603">
                <text:p>0.0036291086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9">
                <text:p>2.19</text:p>
              </table:table-cell>
              <table:table-cell office:value-type="float" office:value="0.003696259343">
                <text:p>0.0036962593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">
                <text:p>2.2</text:p>
              </table:table-cell>
              <table:table-cell office:value-type="float" office:value="0.003775367271">
                <text:p>0.0037753672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1">
                <text:p>2.21</text:p>
              </table:table-cell>
              <table:table-cell office:value-type="float" office:value="0.00381022995">
                <text:p>0.003810229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22">
                <text:p>2.22</text:p>
              </table:table-cell>
              <table:table-cell office:value-type="float" office:value="0.003857187072">
                <text:p>0.0038571870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3">
                <text:p>2.23</text:p>
              </table:table-cell>
              <table:table-cell office:value-type="float" office:value="0.003916465806">
                <text:p>0.0039164658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4">
                <text:p>2.24</text:p>
              </table:table-cell>
              <table:table-cell office:value-type="float" office:value="0.00398829622">
                <text:p>0.003988296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5">
                <text:p>2.25</text:p>
              </table:table-cell>
              <table:table-cell office:value-type="float" office:value="0.004072911323">
                <text:p>0.0040729113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6">
                <text:p>2.26</text:p>
              </table:table-cell>
              <table:table-cell office:value-type="float" office:value="0.004110208448">
                <text:p>0.004110208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7">
                <text:p>2.27</text:p>
              </table:table-cell>
              <table:table-cell office:value-type="float" office:value="0.004160443009">
                <text:p>0.0041604430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8">
                <text:p>2.28</text:p>
              </table:table-cell>
              <table:table-cell office:value-type="float" office:value="0.004223856069">
                <text:p>0.0042238560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9">
                <text:p>2.29</text:p>
              </table:table-cell>
              <table:table-cell office:value-type="float" office:value="0.004300691794">
                <text:p>0.0043006917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3">
                <text:p>2.3</text:p>
              </table:table-cell>
              <table:table-cell office:value-type="float" office:value="0.0043911975">
                <text:p>0.00439119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1">
                <text:p>2.31</text:p>
              </table:table-cell>
              <table:table-cell office:value-type="float" office:value="0.004431099455">
                <text:p>0.0044310994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2">
                <text:p>2.32</text:p>
              </table:table-cell>
              <table:table-cell office:value-type="float" office:value="0.004484840972">
                <text:p>0.0044848409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3">
                <text:p>2.33</text:p>
              </table:table-cell>
              <table:table-cell office:value-type="float" office:value="0.004552678049">
                <text:p>0.004552678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4">
                <text:p>2.34</text:p>
              </table:table-cell>
              <table:table-cell office:value-type="float" office:value="0.004634870006">
                <text:p>0.0046348700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5">
                <text:p>2.35</text:p>
              </table:table-cell>
              <table:table-cell office:value-type="float" office:value="0.004731679534">
                <text:p>0.0047316795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6">
                <text:p>2.36</text:p>
              </table:table-cell>
              <table:table-cell office:value-type="float" office:value="0.004774370014">
                <text:p>0.0047743700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7">
                <text:p>2.37</text:p>
              </table:table-cell>
              <table:table-cell office:value-type="float" office:value="0.004831865956">
                <text:p>0.0048318659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8">
                <text:p>2.38</text:p>
              </table:table-cell>
              <table:table-cell office:value-type="float" office:value="0.004904439418">
                <text:p>0.0049044394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9">
                <text:p>2.39</text:p>
              </table:table-cell>
              <table:table-cell office:value-type="float" office:value="0.00499236602">
                <text:p>0.004992366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4">
                <text:p>2.4</text:p>
              </table:table-cell>
              <table:table-cell office:value-type="float" office:value="0.005095924993">
                <text:p>0.0050959249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41">
                <text:p>2.41</text:p>
              </table:table-cell>
              <table:table-cell office:value-type="float" office:value="0.005141602179">
                <text:p>0.0051416021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42">
                <text:p>2.42</text:p>
              </table:table-cell>
              <table:table-cell office:value-type="float" office:value="0.005203119548">
                <text:p>0.0052031195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3">
                <text:p>2.43</text:p>
              </table:table-cell>
              <table:table-cell office:value-type="float" office:value="0.005280766444">
                <text:p>0.0052807664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4">
                <text:p>2.44</text:p>
              </table:table-cell>
              <table:table-cell office:value-type="float" office:value="0.005374836028">
                <text:p>0.0053748360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5">
                <text:p>2.45</text:p>
              </table:table-cell>
              <table:table-cell office:value-type="float" office:value="0.00548562534">
                <text:p>0.005485625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6">
                <text:p>2.46</text:p>
              </table:table-cell>
              <table:table-cell office:value-type="float" office:value="0.005534503188">
                <text:p>0.0055345031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7">
                <text:p>2.47</text:p>
              </table:table-cell>
              <table:table-cell office:value-type="float" office:value="0.005600330261">
                <text:p>0.0056003302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8">
                <text:p>2.48</text:p>
              </table:table-cell>
              <table:table-cell office:value-type="float" office:value="0.005683414516">
                <text:p>0.0056834145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9">
                <text:p>2.49</text:p>
              </table:table-cell>
              <table:table-cell office:value-type="float" office:value="0.005784068015">
                <text:p>0.0057840680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5">
                <text:p>2.5</text:p>
              </table:table-cell>
              <table:table-cell office:value-type="float" office:value="0.005902606978">
                <text:p>0.0059026069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51">
                <text:p>2.51</text:p>
              </table:table-cell>
              <table:table-cell office:value-type="float" office:value="0.005954916636">
                <text:p>0.0059549166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52">
                <text:p>2.52</text:p>
              </table:table-cell>
              <table:table-cell office:value-type="float" office:value="0.006025364874">
                <text:p>0.0060253648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53">
                <text:p>2.53</text:p>
              </table:table-cell>
              <table:table-cell office:value-type="float" office:value="0.006114279715">
                <text:p>0.0061142797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4">
                <text:p>2.54</text:p>
              </table:table-cell>
              <table:table-cell office:value-type="float" office:value="0.00622199359">
                <text:p>0.006221993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5">
                <text:p>2.55</text:p>
              </table:table-cell>
              <table:table-cell office:value-type="float" office:value="0.006348843404">
                <text:p>0.0063488434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6">
                <text:p>2.56</text:p>
              </table:table-cell>
              <table:table-cell office:value-type="float" office:value="0.00640483477">
                <text:p>0.006404834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7">
                <text:p>2.57</text:p>
              </table:table-cell>
              <table:table-cell office:value-type="float" office:value="0.006480240927">
                <text:p>0.0064802409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8">
                <text:p>2.58</text:p>
              </table:table-cell>
              <table:table-cell office:value-type="float" office:value="0.006575411539">
                <text:p>0.0065754115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9">
                <text:p>2.59</text:p>
              </table:table-cell>
              <table:table-cell office:value-type="float" office:value="0.006690701015">
                <text:p>0.0066907010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6">
                <text:p>2.6</text:p>
              </table:table-cell>
              <table:table-cell office:value-type="float" office:value="0.006826468577">
                <text:p>0.0068264685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61">
                <text:p>2.61</text:p>
              </table:table-cell>
              <table:table-cell office:value-type="float" office:value="0.006886412015">
                <text:p>0.0068864120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62">
                <text:p>2.62</text:p>
              </table:table-cell>
              <table:table-cell office:value-type="float" office:value="0.006967140454">
                <text:p>0.0069671404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3">
                <text:p>2.63</text:p>
              </table:table-cell>
              <table:table-cell office:value-type="float" office:value="0.007069026916">
                <text:p>0.0070690269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64">
                <text:p>2.64</text:p>
              </table:table-cell>
              <table:table-cell office:value-type="float" office:value="0.00719244954">
                <text:p>0.007192449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5">
                <text:p>2.65</text:p>
              </table:table-cell>
              <table:table-cell office:value-type="float" office:value="0.007337791646">
                <text:p>0.0073377916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6">
                <text:p>2.66</text:p>
              </table:table-cell>
              <table:table-cell office:value-type="float" office:value="0.007401979883">
                <text:p>0.0074019798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7">
                <text:p>2.67</text:p>
              </table:table-cell>
              <table:table-cell office:value-type="float" office:value="0.007488425128">
                <text:p>0.0074884251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8">
                <text:p>2.68</text:p>
              </table:table-cell>
              <table:table-cell office:value-type="float" office:value="0.007597525647">
                <text:p>0.0075975256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9">
                <text:p>2.69</text:p>
              </table:table-cell>
              <table:table-cell office:value-type="float" office:value="0.007729685212">
                <text:p>0.0077296852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7">
                <text:p>2.7</text:p>
              </table:table-cell>
              <table:table-cell office:value-type="float" office:value="0.00788531319">
                <text:p>0.007885313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71">
                <text:p>2.71</text:p>
              </table:table-cell>
              <table:table-cell office:value-type="float" office:value="0.007954063396">
                <text:p>0.0079540633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2">
                <text:p>2.72</text:p>
              </table:table-cell>
              <table:table-cell office:value-type="float" office:value="0.008046652958">
                <text:p>0.0080466529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73">
                <text:p>2.73</text:p>
              </table:table-cell>
              <table:table-cell office:value-type="float" office:value="0.008163507428">
                <text:p>0.0081635074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4">
                <text:p>2.74</text:p>
              </table:table-cell>
              <table:table-cell office:value-type="float" office:value="0.008305058306">
                <text:p>0.0083050583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5">
                <text:p>2.75</text:p>
              </table:table-cell>
              <table:table-cell office:value-type="float" office:value="0.008471743125">
                <text:p>0.008471743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6">
                <text:p>2.76</text:p>
              </table:table-cell>
              <table:table-cell office:value-type="float" office:value="0.008545399223">
                <text:p>0.0085453992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7">
                <text:p>2.77</text:p>
              </table:table-cell>
              <table:table-cell office:value-type="float" office:value="0.008644596705">
                <text:p>0.0086445967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8">
                <text:p>2.78</text:p>
              </table:table-cell>
              <table:table-cell office:value-type="float" office:value="0.008769790652">
                <text:p>0.0087697906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9">
                <text:p>2.79</text:p>
              </table:table-cell>
              <table:table-cell office:value-type="float" office:value="0.008921442572">
                <text:p>0.0089214425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8">
                <text:p>2.8</text:p>
              </table:table-cell>
              <table:table-cell office:value-type="float" office:value="0.00910002049">
                <text:p>0.009100020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1">
                <text:p>2.81</text:p>
              </table:table-cell>
              <table:table-cell office:value-type="float" office:value="0.009178955698">
                <text:p>0.0091789556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82">
                <text:p>2.82</text:p>
              </table:table-cell>
              <table:table-cell office:value-type="float" office:value="0.009285264236">
                <text:p>0.0092852642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83">
                <text:p>2.83</text:p>
              </table:table-cell>
              <table:table-cell office:value-type="float" office:value="0.009419433166">
                <text:p>0.0094194331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4">
                <text:p>2.84</text:p>
              </table:table-cell>
              <table:table-cell office:value-type="float" office:value="0.0095819565">
                <text:p>0.00958195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5">
                <text:p>2.85</text:p>
              </table:table-cell>
              <table:table-cell office:value-type="float" office:value="0.009773335298">
                <text:p>0.0097733352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6">
                <text:p>2.86</text:p>
              </table:table-cell>
              <table:table-cell office:value-type="float" office:value="0.009857954944">
                <text:p>0.0098579549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7">
                <text:p>2.87</text:p>
              </table:table-cell>
              <table:table-cell office:value-type="float" office:value="0.009971921011">
                <text:p>0.0099719210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8">
                <text:p>2.88</text:p>
              </table:table-cell>
              <table:table-cell office:value-type="float" office:value="0.01011575522">
                <text:p>0.010115755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9">
                <text:p>2.89</text:p>
              </table:table-cell>
              <table:table-cell office:value-type="float" office:value="0.01028998683">
                <text:p>0.010289986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9">
                <text:p>2.9</text:p>
              </table:table-cell>
              <table:table-cell office:value-type="float" office:value="0.01049515271">
                <text:p>0.010495152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91">
                <text:p>2.91</text:p>
              </table:table-cell>
              <table:table-cell office:value-type="float" office:value="0.01058589735">
                <text:p>0.010585897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92">
                <text:p>2.92</text:p>
              </table:table-cell>
              <table:table-cell office:value-type="float" office:value="0.01070811496">
                <text:p>0.010708114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93">
                <text:p>2.93</text:p>
              </table:table-cell>
              <table:table-cell office:value-type="float" office:value="0.01086236487">
                <text:p>0.010862364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94">
                <text:p>2.94</text:p>
              </table:table-cell>
              <table:table-cell office:value-type="float" office:value="0.01104921457">
                <text:p>0.011049214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95">
                <text:p>2.95</text:p>
              </table:table-cell>
              <table:table-cell office:value-type="float" office:value="0.01126923981">
                <text:p>0.011269239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96">
                <text:p>2.96</text:p>
              </table:table-cell>
              <table:table-cell office:value-type="float" office:value="0.01136658867">
                <text:p>0.011366588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7">
                <text:p>2.97</text:p>
              </table:table-cell>
              <table:table-cell office:value-type="float" office:value="0.01149770405">
                <text:p>0.011497704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8">
                <text:p>2.98</text:p>
              </table:table-cell>
              <table:table-cell office:value-type="float" office:value="0.01166318609">
                <text:p>0.011663186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9">
                <text:p>2.99</text:p>
              </table:table-cell>
              <table:table-cell office:value-type="float" office:value="0.01186364382">
                <text:p>0.011863643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0.01209969521">
                <text:p>0.012099695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1">
                <text:p>3.01</text:p>
              </table:table-cell>
              <table:table-cell office:value-type="float" office:value="0.01220417002">
                <text:p>0.012204170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2">
                <text:p>3.02</text:p>
              </table:table-cell>
              <table:table-cell office:value-type="float" office:value="0.01234488675">
                <text:p>0.012344886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3">
                <text:p>3.03</text:p>
              </table:table-cell>
              <table:table-cell office:value-type="float" office:value="0.01252248993">
                <text:p>0.012522489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4">
                <text:p>3.04</text:p>
              </table:table-cell>
              <table:table-cell office:value-type="float" office:value="0.01273763369">
                <text:p>0.012737633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5">
                <text:p>3.05</text:p>
              </table:table-cell>
              <table:table-cell office:value-type="float" office:value="0.01299098194">
                <text:p>0.012990981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6">
                <text:p>3.06</text:p>
              </table:table-cell>
              <table:table-cell office:value-type="float" office:value="0.01310315117">
                <text:p>0.013103151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7">
                <text:p>3.07</text:p>
              </table:table-cell>
              <table:table-cell office:value-type="float" office:value="0.01325423594">
                <text:p>0.013254235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8">
                <text:p>3.08</text:p>
              </table:table-cell>
              <table:table-cell office:value-type="float" office:value="0.01344492905">
                <text:p>0.013444929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9">
                <text:p>3.09</text:p>
              </table:table-cell>
              <table:table-cell office:value-type="float" office:value="0.01367593374">
                <text:p>0.013675933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1">
                <text:p>3.1</text:p>
              </table:table-cell>
              <table:table-cell office:value-type="float" office:value="0.01394796386">
                <text:p>0.013947963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1">
                <text:p>3.11</text:p>
              </table:table-cell>
              <table:table-cell office:value-type="float" office:value="0.01406844742">
                <text:p>0.014068447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12">
                <text:p>3.12</text:p>
              </table:table-cell>
              <table:table-cell office:value-type="float" office:value="0.01423073639">
                <text:p>0.014230736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3">
                <text:p>3.13</text:p>
              </table:table-cell>
              <table:table-cell office:value-type="float" office:value="0.01443557611">
                <text:p>0.014435576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4">
                <text:p>3.14</text:p>
              </table:table-cell>
              <table:table-cell office:value-type="float" office:value="0.01468372329">
                <text:p>0.014683723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5">
                <text:p>3.15</text:p>
              </table:table-cell>
              <table:table-cell office:value-type="float" office:value="0.01497594617">
                <text:p>0.014975946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6">
                <text:p>3.16</text:p>
              </table:table-cell>
              <table:table-cell office:value-type="float" office:value="0.01510542066">
                <text:p>0.015105420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7">
                <text:p>3.17</text:p>
              </table:table-cell>
              <table:table-cell office:value-type="float" office:value="0.0152798265">
                <text:p>0.01527982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8">
                <text:p>3.18</text:p>
              </table:table-cell>
              <table:table-cell office:value-type="float" office:value="0.01549996631">
                <text:p>0.015499966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9">
                <text:p>3.19</text:p>
              </table:table-cell>
              <table:table-cell office:value-type="float" office:value="0.01576665507">
                <text:p>0.015766655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2">
                <text:p>3.2</text:p>
              </table:table-cell>
              <table:table-cell office:value-type="float" office:value="0.01608072032">
                <text:p>0.016080720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21">
                <text:p>3.21</text:p>
              </table:table-cell>
              <table:table-cell office:value-type="float" office:value="0.0162199248">
                <text:p>0.01621992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22">
                <text:p>3.22</text:p>
              </table:table-cell>
              <table:table-cell office:value-type="float" office:value="0.01640744458">
                <text:p>0.016407444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23">
                <text:p>3.23</text:p>
              </table:table-cell>
              <table:table-cell office:value-type="float" office:value="0.01664414471">
                <text:p>0.016644144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24">
                <text:p>3.24</text:p>
              </table:table-cell>
              <table:table-cell office:value-type="float" office:value="0.01693090376">
                <text:p>0.016930903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25">
                <text:p>3.25</text:p>
              </table:table-cell>
              <table:table-cell office:value-type="float" office:value="0.01726861397">
                <text:p>0.017268613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26">
                <text:p>3.26</text:p>
              </table:table-cell>
              <table:table-cell office:value-type="float" office:value="0.01741835644">
                <text:p>0.017418356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27">
                <text:p>3.27</text:p>
              </table:table-cell>
              <table:table-cell office:value-type="float" office:value="0.01762008032">
                <text:p>0.017620080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28">
                <text:p>3.28</text:p>
              </table:table-cell>
              <table:table-cell office:value-type="float" office:value="0.01787471884">
                <text:p>0.017874718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9">
                <text:p>3.29</text:p>
              </table:table-cell>
              <table:table-cell office:value-type="float" office:value="0.01818321994">
                <text:p>0.018183219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3">
                <text:p>3.3</text:p>
              </table:table-cell>
              <table:table-cell office:value-type="float" office:value="0.01854654655">
                <text:p>0.018546546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31">
                <text:p>3.31</text:p>
              </table:table-cell>
              <table:table-cell office:value-type="float" office:value="0.01870771115">
                <text:p>0.018707711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32">
                <text:p>3.32</text:p>
              </table:table-cell>
              <table:table-cell office:value-type="float" office:value="0.01892483213">
                <text:p>0.018924832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33">
                <text:p>3.33</text:p>
              </table:table-cell>
              <table:table-cell office:value-type="float" office:value="0.01919891717">
                <text:p>0.019198917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4">
                <text:p>3.34</text:p>
              </table:table-cell>
              <table:table-cell office:value-type="float" office:value="0.0195309901">
                <text:p>0.01953099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35">
                <text:p>3.35</text:p>
              </table:table-cell>
              <table:table-cell office:value-type="float" office:value="0.01992209106">
                <text:p>0.019922091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36">
                <text:p>3.36</text:p>
              </table:table-cell>
              <table:table-cell office:value-type="float" office:value="0.02009564607">
                <text:p>0.020095646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37">
                <text:p>3.37</text:p>
              </table:table-cell>
              <table:table-cell office:value-type="float" office:value="0.02032947076">
                <text:p>0.020329470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38">
                <text:p>3.38</text:p>
              </table:table-cell>
              <table:table-cell office:value-type="float" office:value="0.02062465429">
                <text:p>0.020624654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9">
                <text:p>3.39</text:p>
              </table:table-cell>
              <table:table-cell office:value-type="float" office:value="0.02098230345">
                <text:p>0.020982303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4">
                <text:p>3.4</text:p>
              </table:table-cell>
              <table:table-cell office:value-type="float" office:value="0.0214035429">
                <text:p>0.02140354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41">
                <text:p>3.41</text:p>
              </table:table-cell>
              <table:table-cell office:value-type="float" office:value="0.02159054959">
                <text:p>0.02159054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42">
                <text:p>3.42</text:p>
              </table:table-cell>
              <table:table-cell office:value-type="float" office:value="0.02184251028">
                <text:p>0.021842510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43">
                <text:p>3.43</text:p>
              </table:table-cell>
              <table:table-cell office:value-type="float" office:value="0.02216060329">
                <text:p>0.022160603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4">
                <text:p>3.44</text:p>
              </table:table-cell>
              <table:table-cell office:value-type="float" office:value="0.02254602626">
                <text:p>0.022546026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45">
                <text:p>3.45</text:p>
              </table:table-cell>
              <table:table-cell office:value-type="float" office:value="0.02299999638">
                <text:p>0.022999996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46">
                <text:p>3.46</text:p>
              </table:table-cell>
              <table:table-cell office:value-type="float" office:value="0.02320161898">
                <text:p>0.023201618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47">
                <text:p>3.47</text:p>
              </table:table-cell>
              <table:table-cell office:value-type="float" office:value="0.02347328703">
                <text:p>0.023473287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48">
                <text:p>3.48</text:p>
              </table:table-cell>
              <table:table-cell office:value-type="float" office:value="0.02381627654">
                <text:p>0.023816276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9">
                <text:p>3.49</text:p>
              </table:table-cell>
              <table:table-cell office:value-type="float" office:value="0.02423188468">
                <text:p>0.024231884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5">
                <text:p>3.5</text:p>
              </table:table-cell>
              <table:table-cell office:value-type="float" office:value="0.02472143007">
                <text:p>0.024721430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51">
                <text:p>3.51</text:p>
              </table:table-cell>
              <table:table-cell office:value-type="float" office:value="0.02493894677">
                <text:p>0.024938946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52">
                <text:p>3.52</text:p>
              </table:table-cell>
              <table:table-cell office:value-type="float" office:value="0.02523204752">
                <text:p>0.025232047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3">
                <text:p>3.53</text:p>
              </table:table-cell>
              <table:table-cell office:value-type="float" office:value="0.02560211543">
                <text:p>0.025602115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4">
                <text:p>3.54</text:p>
              </table:table-cell>
              <table:table-cell office:value-type="float" office:value="0.02605055685">
                <text:p>0.026050556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55">
                <text:p>3.55</text:p>
              </table:table-cell>
              <table:table-cell office:value-type="float" office:value="0.02657880166">
                <text:p>0.026578801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6">
                <text:p>3.56</text:p>
              </table:table-cell>
              <table:table-cell office:value-type="float" office:value="0.02681361693">
                <text:p>0.026813616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57">
                <text:p>3.57</text:p>
              </table:table-cell>
              <table:table-cell office:value-type="float" office:value="0.02713004631">
                <text:p>0.027130046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58">
                <text:p>3.58</text:p>
              </table:table-cell>
              <table:table-cell office:value-type="float" office:value="0.02752959046">
                <text:p>0.027529590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9">
                <text:p>3.59</text:p>
              </table:table-cell>
              <table:table-cell office:value-type="float" office:value="0.02801377558">
                <text:p>0.028013775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6">
                <text:p>3.6</text:p>
              </table:table-cell>
              <table:table-cell office:value-type="float" office:value="0.0285841537">
                <text:p>0.02858415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1">
                <text:p>3.61</text:p>
              </table:table-cell>
              <table:table-cell office:value-type="float" office:value="0.02883781191">
                <text:p>0.028837811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62">
                <text:p>3.62</text:p>
              </table:table-cell>
              <table:table-cell office:value-type="float" office:value="0.0291796549">
                <text:p>0.02917965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3">
                <text:p>3.63</text:p>
              </table:table-cell>
              <table:table-cell office:value-type="float" office:value="0.02961131247">
                <text:p>0.029611312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4">
                <text:p>3.64</text:p>
              </table:table-cell>
              <table:table-cell office:value-type="float" office:value="0.03013444246">
                <text:p>0.030134442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65">
                <text:p>3.65</text:p>
              </table:table-cell>
              <table:table-cell office:value-type="float" office:value="0.03075073111">
                <text:p>0.030750731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66">
                <text:p>3.66</text:p>
              </table:table-cell>
              <table:table-cell office:value-type="float" office:value="0.03102493176">
                <text:p>0.031024931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7">
                <text:p>3.67</text:p>
              </table:table-cell>
              <table:table-cell office:value-type="float" office:value="0.03139448298">
                <text:p>0.031394482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8">
                <text:p>3.68</text:p>
              </table:table-cell>
              <table:table-cell office:value-type="float" office:value="0.03186115648">
                <text:p>0.031861156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9">
                <text:p>3.69</text:p>
              </table:table-cell>
              <table:table-cell office:value-type="float" office:value="0.03242675484">
                <text:p>0.032426754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7">
                <text:p>3.7</text:p>
              </table:table-cell>
              <table:table-cell office:value-type="float" office:value="0.03309311191">
                <text:p>0.033093111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71">
                <text:p>3.71</text:p>
              </table:table-cell>
              <table:table-cell office:value-type="float" office:value="0.03338972653">
                <text:p>0.033389726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72">
                <text:p>3.72</text:p>
              </table:table-cell>
              <table:table-cell office:value-type="float" office:value="0.03378951301">
                <text:p>0.033789513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73">
                <text:p>3.73</text:p>
              </table:table-cell>
              <table:table-cell office:value-type="float" office:value="0.03429439919">
                <text:p>0.034294399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74">
                <text:p>3.74</text:p>
              </table:table-cell>
              <table:table-cell office:value-type="float" office:value="0.0349063469">
                <text:p>0.03490634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75">
                <text:p>3.75</text:p>
              </table:table-cell>
              <table:table-cell office:value-type="float" office:value="0.03562735239">
                <text:p>0.035627352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76">
                <text:p>3.76</text:p>
              </table:table-cell>
              <table:table-cell office:value-type="float" office:value="0.03594844325">
                <text:p>0.035948443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77">
                <text:p>3.77</text:p>
              </table:table-cell>
              <table:table-cell office:value-type="float" office:value="0.03638124978">
                <text:p>0.036381249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8">
                <text:p>3.78</text:p>
              </table:table-cell>
              <table:table-cell office:value-type="float" office:value="0.03692787166">
                <text:p>0.036927871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9">
                <text:p>3.79</text:p>
              </table:table-cell>
              <table:table-cell office:value-type="float" office:value="0.03759044607">
                <text:p>0.037590446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8">
                <text:p>3.8</text:p>
              </table:table-cell>
              <table:table-cell office:value-type="float" office:value="0.0383711481">
                <text:p>0.03837114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81">
                <text:p>3.81</text:p>
              </table:table-cell>
              <table:table-cell office:value-type="float" office:value="0.03871898896">
                <text:p>0.038718988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82">
                <text:p>3.82</text:p>
              </table:table-cell>
              <table:table-cell office:value-type="float" office:value="0.03918788609">
                <text:p>0.039187886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83">
                <text:p>3.83</text:p>
              </table:table-cell>
              <table:table-cell office:value-type="float" office:value="0.03978012845">
                <text:p>0.039780128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4">
                <text:p>3.84</text:p>
              </table:table-cell>
              <table:table-cell office:value-type="float" office:value="0.04049804636">
                <text:p>0.040498046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85">
                <text:p>3.85</text:p>
              </table:table-cell>
              <table:table-cell office:value-type="float" office:value="0.04134401196">
                <text:p>0.041344011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86">
                <text:p>3.86</text:p>
              </table:table-cell>
              <table:table-cell office:value-type="float" office:value="0.041721111">
                <text:p>0.0417211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87">
                <text:p>3.87</text:p>
              </table:table-cell>
              <table:table-cell office:value-type="float" office:value="0.04222948599">
                <text:p>0.042229485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8">
                <text:p>3.88</text:p>
              </table:table-cell>
              <table:table-cell office:value-type="float" office:value="0.04287163449">
                <text:p>0.042871634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9">
                <text:p>3.89</text:p>
              </table:table-cell>
              <table:table-cell office:value-type="float" office:value="0.04365009968">
                <text:p>0.043650099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9">
                <text:p>3.9</text:p>
              </table:table-cell>
              <table:table-cell office:value-type="float" office:value="0.0445674709">
                <text:p>0.04456747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91">
                <text:p>3.91</text:p>
              </table:table-cell>
              <table:table-cell office:value-type="float" office:value="0.04497659594">
                <text:p>0.044976595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92">
                <text:p>3.92</text:p>
              </table:table-cell>
              <table:table-cell office:value-type="float" office:value="0.04552818684">
                <text:p>0.045528186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93">
                <text:p>3.93</text:p>
              </table:table-cell>
              <table:table-cell office:value-type="float" office:value="0.04622497109">
                <text:p>0.046224971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94">
                <text:p>3.94</text:p>
              </table:table-cell>
              <table:table-cell office:value-type="float" office:value="0.04706972659">
                <text:p>0.047069726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95">
                <text:p>3.95</text:p>
              </table:table-cell>
              <table:table-cell office:value-type="float" office:value="0.04806528216">
                <text:p>0.048065282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96">
                <text:p>3.96</text:p>
              </table:table-cell>
              <table:table-cell office:value-type="float" office:value="0.04850948835">
                <text:p>0.048509488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7">
                <text:p>3.97</text:p>
              </table:table-cell>
              <table:table-cell office:value-type="float" office:value="0.0491084213">
                <text:p>0.04910842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98">
                <text:p>3.98</text:p>
              </table:table-cell>
              <table:table-cell office:value-type="float" office:value="0.04986506205">
                <text:p>0.049865062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9">
                <text:p>3.99</text:p>
              </table:table-cell>
              <table:table-cell office:value-type="float" office:value="0.05078244733">
                <text:p>0.050782447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  <table:table-cell office:value-type="float" office:value="0.05186367012">
                <text:p>0.051863670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01">
                <text:p>4.01</text:p>
              </table:table-cell>
              <table:table-cell office:value-type="float" office:value="0.05234633008">
                <text:p>0.052346330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02">
                <text:p>4.02</text:p>
              </table:table-cell>
              <table:table-cell office:value-type="float" office:value="0.05299715998">
                <text:p>0.052997159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3">
                <text:p>4.03</text:p>
              </table:table-cell>
              <table:table-cell office:value-type="float" office:value="0.05381942045">
                <text:p>0.053819420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04">
                <text:p>4.04</text:p>
              </table:table-cell>
              <table:table-cell office:value-type="float" office:value="0.05481643372">
                <text:p>0.054816433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05">
                <text:p>4.05</text:p>
              </table:table-cell>
              <table:table-cell office:value-type="float" office:value="0.05599158406">
                <text:p>0.055991584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06">
                <text:p>4.06</text:p>
              </table:table-cell>
              <table:table-cell office:value-type="float" office:value="0.05651642059">
                <text:p>0.056516420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07">
                <text:p>4.07</text:p>
              </table:table-cell>
              <table:table-cell office:value-type="float" office:value="0.0572241751">
                <text:p>0.05722417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08">
                <text:p>4.08</text:p>
              </table:table-cell>
              <table:table-cell office:value-type="float" office:value="0.05811841654">
                <text:p>0.058118416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9">
                <text:p>4.09</text:p>
              </table:table-cell>
              <table:table-cell office:value-type="float" office:value="0.0592027819">
                <text:p>0.05920278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1">
                <text:p>4.1</text:p>
              </table:table-cell>
              <table:table-cell office:value-type="float" office:value="0.06048097674">
                <text:p>0.060480976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1">
                <text:p>4.11</text:p>
              </table:table-cell>
              <table:table-cell office:value-type="float" office:value="0.06105209782">
                <text:p>0.061052097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12">
                <text:p>4.12</text:p>
              </table:table-cell>
              <table:table-cell office:value-type="float" office:value="0.0618223245">
                <text:p>0.06182232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13">
                <text:p>4.13</text:p>
              </table:table-cell>
              <table:table-cell office:value-type="float" office:value="0.06279556555">
                <text:p>0.062795565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4">
                <text:p>4.14</text:p>
              </table:table-cell>
              <table:table-cell office:value-type="float" office:value="0.06397580491">
                <text:p>0.063975804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15">
                <text:p>4.15</text:p>
              </table:table-cell>
              <table:table-cell office:value-type="float" office:value="0.06536710223">
                <text:p>0.065367102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16">
                <text:p>4.16</text:p>
              </table:table-cell>
              <table:table-cell office:value-type="float" office:value="0.06598903819">
                <text:p>0.065989038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7">
                <text:p>4.17</text:p>
              </table:table-cell>
              <table:table-cell office:value-type="float" office:value="0.06682785436">
                <text:p>0.066827854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18">
                <text:p>4.18</text:p>
              </table:table-cell>
              <table:table-cell office:value-type="float" office:value="0.06788783376">
                <text:p>0.067887833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9">
                <text:p>4.19</text:p>
              </table:table-cell>
              <table:table-cell office:value-type="float" office:value="0.06917334251">
                <text:p>0.069173342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2">
                <text:p>4.2</text:p>
              </table:table-cell>
              <table:table-cell office:value-type="float" office:value="0.0706888302">
                <text:p>0.07068883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21">
                <text:p>4.21</text:p>
              </table:table-cell>
              <table:table-cell office:value-type="float" office:value="0.07136657242">
                <text:p>0.071366572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22">
                <text:p>4.22</text:p>
              </table:table-cell>
              <table:table-cell office:value-type="float" office:value="0.07228071693">
                <text:p>0.072280716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23">
                <text:p>4.23</text:p>
              </table:table-cell>
              <table:table-cell office:value-type="float" office:value="0.07343595859">
                <text:p>0.073435958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24">
                <text:p>4.24</text:p>
              </table:table-cell>
              <table:table-cell office:value-type="float" office:value="0.07483708395">
                <text:p>0.074837083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25">
                <text:p>4.25</text:p>
              </table:table-cell>
              <table:table-cell office:value-type="float" office:value="0.07648897155">
                <text:p>0.076488971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26">
                <text:p>4.26</text:p>
              </table:table-cell>
              <table:table-cell office:value-type="float" office:value="0.07722801174">
                <text:p>0.077228011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27">
                <text:p>4.27</text:p>
              </table:table-cell>
              <table:table-cell office:value-type="float" office:value="0.07822489756">
                <text:p>0.078224897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28">
                <text:p>4.28</text:p>
              </table:table-cell>
              <table:table-cell office:value-type="float" office:value="0.07948477624">
                <text:p>0.079484776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9">
                <text:p>4.29</text:p>
              </table:table-cell>
              <table:table-cell office:value-type="float" office:value="0.08101289613">
                <text:p>0.081012896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3">
                <text:p>4.3</text:p>
              </table:table-cell>
              <table:table-cell office:value-type="float" office:value="0.08281460681">
                <text:p>0.082814606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31">
                <text:p>4.31</text:p>
              </table:table-cell>
              <table:table-cell office:value-type="float" office:value="0.08362097576">
                <text:p>0.083620975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32">
                <text:p>4.32</text:p>
              </table:table-cell>
              <table:table-cell office:value-type="float" office:value="0.08470874125">
                <text:p>0.084708741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33">
                <text:p>4.33</text:p>
              </table:table-cell>
              <table:table-cell office:value-type="float" office:value="0.08608354643">
                <text:p>0.086083546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34">
                <text:p>4.34</text:p>
              </table:table-cell>
              <table:table-cell office:value-type="float" office:value="0.08775114578">
                <text:p>0.087751145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35">
                <text:p>4.35</text:p>
              </table:table-cell>
              <table:table-cell office:value-type="float" office:value="0.08971740491">
                <text:p>0.089717404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36">
                <text:p>4.36</text:p>
              </table:table-cell>
              <table:table-cell office:value-type="float" office:value="0.09059770837">
                <text:p>0.090597708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37">
                <text:p>4.37</text:p>
              </table:table-cell>
              <table:table-cell office:value-type="float" office:value="0.09178526461">
                <text:p>0.091785264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8">
                <text:p>4.38</text:p>
              </table:table-cell>
              <table:table-cell office:value-type="float" office:value="0.09328625888">
                <text:p>0.093286258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9">
                <text:p>4.39</text:p>
              </table:table-cell>
              <table:table-cell office:value-type="float" office:value="0.0951069987">
                <text:p>0.09510699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4">
                <text:p>4.4</text:p>
              </table:table-cell>
              <table:table-cell office:value-type="float" office:value="0.09725391327">
                <text:p>0.097253913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41">
                <text:p>4.41</text:p>
              </table:table-cell>
              <table:table-cell office:value-type="float" office:value="0.09821536226">
                <text:p>0.098215362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42">
                <text:p>4.42</text:p>
              </table:table-cell>
              <table:table-cell office:value-type="float" office:value="0.09951243228">
                <text:p>0.099512432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43">
                <text:p>4.43</text:p>
              </table:table-cell>
              <table:table-cell office:value-type="float" office:value="0.1011518989">
                <text:p>0.10115189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44">
                <text:p>4.44</text:p>
              </table:table-cell>
              <table:table-cell office:value-type="float" office:value="0.1031406716">
                <text:p>0.10314067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45">
                <text:p>4.45</text:p>
              </table:table-cell>
              <table:table-cell office:value-type="float" office:value="0.1054857925">
                <text:p>0.10548579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46">
                <text:p>4.46</text:p>
              </table:table-cell>
              <table:table-cell office:value-type="float" office:value="0.1065362239">
                <text:p>0.10653622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47">
                <text:p>4.47</text:p>
              </table:table-cell>
              <table:table-cell office:value-type="float" office:value="0.107953368">
                <text:p>0.1079533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48">
                <text:p>4.48</text:p>
              </table:table-cell>
              <table:table-cell office:value-type="float" office:value="0.1097446401">
                <text:p>0.10974464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9">
                <text:p>4.49</text:p>
              </table:table-cell>
              <table:table-cell office:value-type="float" office:value="0.1119176016">
                <text:p>0.11191760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5">
                <text:p>4.5</text:p>
              </table:table-cell>
              <table:table-cell office:value-type="float" office:value="0.1144799578">
                <text:p>0.11447995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51">
                <text:p>4.51</text:p>
              </table:table-cell>
              <table:table-cell office:value-type="float" office:value="0.1156278392">
                <text:p>0.11562783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52">
                <text:p>4.52</text:p>
              </table:table-cell>
              <table:table-cell office:value-type="float" office:value="0.1171764587">
                <text:p>0.11717645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53">
                <text:p>4.53</text:p>
              </table:table-cell>
              <table:table-cell office:value-type="float" office:value="0.1191339202">
                <text:p>0.11913392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54">
                <text:p>4.54</text:p>
              </table:table-cell>
              <table:table-cell office:value-type="float" office:value="0.1215084863">
                <text:p>0.12150848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55">
                <text:p>4.55</text:p>
              </table:table-cell>
              <table:table-cell office:value-type="float" office:value="0.124308575">
                <text:p>0.1243085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56">
                <text:p>4.56</text:p>
              </table:table-cell>
              <table:table-cell office:value-type="float" office:value="0.1255629865">
                <text:p>0.12556298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57">
                <text:p>4.57</text:p>
              </table:table-cell>
              <table:table-cell office:value-type="float" office:value="0.1272552944">
                <text:p>0.12725529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8">
                <text:p>4.58</text:p>
              </table:table-cell>
              <table:table-cell office:value-type="float" office:value="0.129394338">
                <text:p>0.1293943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9">
                <text:p>4.59</text:p>
              </table:table-cell>
              <table:table-cell office:value-type="float" office:value="0.1319891275">
                <text:p>0.13198912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6">
                <text:p>4.6</text:p>
              </table:table-cell>
              <table:table-cell office:value-type="float" office:value="0.1350488395">
                <text:p>0.13504883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61">
                <text:p>4.61</text:p>
              </table:table-cell>
              <table:table-cell office:value-type="float" office:value="0.1364194215">
                <text:p>0.13641942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62">
                <text:p>4.62</text:p>
              </table:table-cell>
              <table:table-cell office:value-type="float" office:value="0.1382683667">
                <text:p>0.13826836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63">
                <text:p>4.63</text:p>
              </table:table-cell>
              <table:table-cell office:value-type="float" office:value="0.1406052906">
                <text:p>0.14060529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64">
                <text:p>4.64</text:p>
              </table:table-cell>
              <table:table-cell office:value-type="float" office:value="0.1434399917">
                <text:p>0.14343999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65">
                <text:p>4.65</text:p>
              </table:table-cell>
              <table:table-cell office:value-type="float" office:value="0.1467824448">
                <text:p>0.14678244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66">
                <text:p>4.66</text:p>
              </table:table-cell>
              <table:table-cell office:value-type="float" office:value="0.148279298">
                <text:p>0.1482792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67">
                <text:p>4.67</text:p>
              </table:table-cell>
              <table:table-cell office:value-type="float" office:value="0.1502984224">
                <text:p>0.15029842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68">
                <text:p>4.68</text:p>
              </table:table-cell>
              <table:table-cell office:value-type="float" office:value="0.1528502413">
                <text:p>0.15285024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9">
                <text:p>4.69</text:p>
              </table:table-cell>
              <table:table-cell office:value-type="float" office:value="0.1559453714">
                <text:p>0.15594537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7">
                <text:p>4.7</text:p>
              </table:table-cell>
              <table:table-cell office:value-type="float" office:value="0.1595946137">
                <text:p>0.15959461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71">
                <text:p>4.71</text:p>
              </table:table-cell>
              <table:table-cell office:value-type="float" office:value="0.1612281333">
                <text:p>0.16122813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72">
                <text:p>4.72</text:p>
              </table:table-cell>
              <table:table-cell office:value-type="float" office:value="0.1634313385">
                <text:p>0.16343133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73">
                <text:p>4.73</text:p>
              </table:table-cell>
              <table:table-cell office:value-type="float" office:value="0.1662154762">
                <text:p>0.16621547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74">
                <text:p>4.74</text:p>
              </table:table-cell>
              <table:table-cell office:value-type="float" office:value="0.1695919952">
                <text:p>0.16959199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75">
                <text:p>4.75</text:p>
              </table:table-cell>
              <table:table-cell office:value-type="float" office:value="0.1735725332">
                <text:p>0.17357253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76">
                <text:p>4.76</text:p>
              </table:table-cell>
              <table:table-cell office:value-type="float" office:value="0.1753531544">
                <text:p>0.17535315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77">
                <text:p>4.77</text:p>
              </table:table-cell>
              <table:table-cell office:value-type="float" office:value="0.1777543455">
                <text:p>0.17775434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78">
                <text:p>4.78</text:p>
              </table:table-cell>
              <table:table-cell office:value-type="float" office:value="0.1807881701">
                <text:p>0.18078817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9">
                <text:p>4.79</text:p>
              </table:table-cell>
              <table:table-cell office:value-type="float" office:value="0.1844668984">
                <text:p>0.18446689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8">
                <text:p>4.8</text:p>
              </table:table-cell>
              <table:table-cell office:value-type="float" office:value="0.18880299">
                <text:p>0.188802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81">
                <text:p>4.81</text:p>
              </table:table-cell>
              <table:table-cell office:value-type="float" office:value="0.1907408168">
                <text:p>0.19074081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82">
                <text:p>4.82</text:p>
              </table:table-cell>
              <table:table-cell office:value-type="float" office:value="0.1933533859">
                <text:p>0.19335338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83">
                <text:p>4.83</text:p>
              </table:table-cell>
              <table:table-cell office:value-type="float" office:value="0.1966535375">
                <text:p>0.19665353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84">
                <text:p>4.84</text:p>
              </table:table-cell>
              <table:table-cell office:value-type="float" office:value="0.2006543188">
                <text:p>0.20065431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85">
                <text:p>4.85</text:p>
              </table:table-cell>
              <table:table-cell office:value-type="float" office:value="0.2053689606">
                <text:p>0.20536896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6">
                <text:p>4.86</text:p>
              </table:table-cell>
              <table:table-cell office:value-type="float" office:value="0.2074732447">
                <text:p>0.20747324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87">
                <text:p>4.87</text:p>
              </table:table-cell>
              <table:table-cell office:value-type="float" office:value="0.2103093477">
                <text:p>0.21030934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88">
                <text:p>4.88</text:p>
              </table:table-cell>
              <table:table-cell office:value-type="float" office:value="0.2138908025">
                <text:p>0.21389080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9">
                <text:p>4.89</text:p>
              </table:table-cell>
              <table:table-cell office:value-type="float" office:value="0.2182313423">
                <text:p>0.21823134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9">
                <text:p>4.9</text:p>
              </table:table-cell>
              <table:table-cell office:value-type="float" office:value="0.2233448698">
                <text:p>0.22334486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91">
                <text:p>4.91</text:p>
              </table:table-cell>
              <table:table-cell office:value-type="float" office:value="0.2256233017">
                <text:p>0.22562330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92">
                <text:p>4.92</text:p>
              </table:table-cell>
              <table:table-cell office:value-type="float" office:value="0.2286928804">
                <text:p>0.22869288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3">
                <text:p>4.93</text:p>
              </table:table-cell>
              <table:table-cell office:value-type="float" office:value="0.2325676875">
                <text:p>0.2325676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94">
                <text:p>4.94</text:p>
              </table:table-cell>
              <table:table-cell office:value-type="float" office:value="0.237261991">
                <text:p>0.2372619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95">
                <text:p>4.95</text:p>
              </table:table-cell>
              <table:table-cell office:value-type="float" office:value="0.2427902037">
                <text:p>0.24279020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96">
                <text:p>4.96</text:p>
              </table:table-cell>
              <table:table-cell office:value-type="float" office:value="0.2452479792">
                <text:p>0.24524797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7">
                <text:p>4.97</text:p>
              </table:table-cell>
              <table:table-cell office:value-type="float" office:value="0.2485574763">
                <text:p>0.24855747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8">
                <text:p>4.98</text:p>
              </table:table-cell>
              <table:table-cell office:value-type="float" office:value="0.2527331067">
                <text:p>0.25273310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9">
                <text:p>4.99</text:p>
              </table:table-cell>
              <table:table-cell office:value-type="float" office:value="0.257789445">
                <text:p>0.2577894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">
                <text:p>5</text:p>
              </table:table-cell>
              <table:table-cell office:value-type="float" office:value="0.2637411739">
                <text:p>0.26374117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01">
                <text:p>5.01</text:p>
              </table:table-cell>
              <table:table-cell office:value-type="float" office:value="0.2663798042">
                <text:p>0.26637980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02">
                <text:p>5.02</text:p>
              </table:table-cell>
              <table:table-cell office:value-type="float" office:value="0.2699305331">
                <text:p>0.26993053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03">
                <text:p>5.03</text:p>
              </table:table-cell>
              <table:table-cell office:value-type="float" office:value="0.2744077921">
                <text:p>0.27440779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04">
                <text:p>5.04</text:p>
              </table:table-cell>
              <table:table-cell office:value-type="float" office:value="0.2798261425">
                <text:p>0.27982614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05">
                <text:p>5.05</text:p>
              </table:table-cell>
              <table:table-cell office:value-type="float" office:value="0.286200204">
                <text:p>0.2862002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06">
                <text:p>5.06</text:p>
              </table:table-cell>
              <table:table-cell office:value-type="float" office:value="0.2890160541">
                <text:p>0.289016054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07">
                <text:p>5.07</text:p>
              </table:table-cell>
              <table:table-cell office:value-type="float" office:value="0.2928022083">
                <text:p>0.29280220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08">
                <text:p>5.08</text:p>
              </table:table-cell>
              <table:table-cell office:value-type="float" office:value="0.2975727012">
                <text:p>0.29757270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9">
                <text:p>5.09</text:p>
              </table:table-cell>
              <table:table-cell office:value-type="float" office:value="0.3033416564">
                <text:p>0.30334165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1">
                <text:p>5.1</text:p>
              </table:table-cell>
              <table:table-cell office:value-type="float" office:value="0.3101231957">
                <text:p>0.31012319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11">
                <text:p>5.11</text:p>
              </table:table-cell>
              <table:table-cell office:value-type="float" office:value="0.3131057752">
                <text:p>0.31310577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12">
                <text:p>5.12</text:p>
              </table:table-cell>
              <table:table-cell office:value-type="float" office:value="0.3171121151">
                <text:p>0.31711211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13">
                <text:p>5.13</text:p>
              </table:table-cell>
              <table:table-cell office:value-type="float" office:value="0.3221553231">
                <text:p>0.32215532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14">
                <text:p>5.14</text:p>
              </table:table-cell>
              <table:table-cell office:value-type="float" office:value="0.3282485538">
                <text:p>0.32824855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15">
                <text:p>5.15</text:p>
              </table:table-cell>
              <table:table-cell office:value-type="float" office:value="0.3354048946">
                <text:p>0.33540489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16">
                <text:p>5.16</text:p>
              </table:table-cell>
              <table:table-cell office:value-type="float" office:value="0.3385349851">
                <text:p>0.33853498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17">
                <text:p>5.17</text:p>
              </table:table-cell>
              <table:table-cell office:value-type="float" office:value="0.3427343305">
                <text:p>0.34273433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18">
                <text:p>5.18</text:p>
              </table:table-cell>
              <table:table-cell office:value-type="float" office:value="0.3480144751">
                <text:p>0.34801447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9">
                <text:p>5.19</text:p>
              </table:table-cell>
              <table:table-cell office:value-type="float" office:value="0.3543869807">
                <text:p>0.354386980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2">
                <text:p>5.2</text:p>
              </table:table-cell>
              <table:table-cell office:value-type="float" office:value="0.361863283">
                <text:p>0.3618632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21">
                <text:p>5.21</text:p>
              </table:table-cell>
              <table:table-cell office:value-type="float" office:value="0.3651110856">
                <text:p>0.36511108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22">
                <text:p>5.22</text:p>
              </table:table-cell>
              <table:table-cell office:value-type="float" office:value="0.3694618777">
                <text:p>0.36946187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23">
                <text:p>5.23</text:p>
              </table:table-cell>
              <table:table-cell office:value-type="float" office:value="0.3749249303">
                <text:p>0.37492493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24">
                <text:p>5.24</text:p>
              </table:table-cell>
              <table:table-cell office:value-type="float" office:value="0.3815095368">
                <text:p>0.38150953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25">
                <text:p>5.25</text:p>
              </table:table-cell>
              <table:table-cell office:value-type="float" office:value="0.3892248385">
                <text:p>0.38922483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26">
                <text:p>5.26</text:p>
              </table:table-cell>
              <table:table-cell office:value-type="float" office:value="0.3925484618">
                <text:p>0.39254846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27">
                <text:p>5.27</text:p>
              </table:table-cell>
              <table:table-cell office:value-type="float" office:value="0.3969928499">
                <text:p>0.39699284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28">
                <text:p>5.28</text:p>
              </table:table-cell>
              <table:table-cell office:value-type="float" office:value="0.4025642856">
                <text:p>0.40256428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9">
                <text:p>5.29</text:p>
              </table:table-cell>
              <table:table-cell office:value-type="float" office:value="0.4092691524">
                <text:p>0.40926915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3">
                <text:p>5.3</text:p>
              </table:table-cell>
              <table:table-cell office:value-type="float" office:value="0.4171137282">
                <text:p>0.417113728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31">
                <text:p>5.31</text:p>
              </table:table-cell>
              <table:table-cell office:value-type="float" office:value="0.4204585051">
                <text:p>0.42045850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32">
                <text:p>5.32</text:p>
              </table:table-cell>
              <table:table-cell office:value-type="float" office:value="0.4249216366">
                <text:p>0.42492163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33">
                <text:p>5.33</text:p>
              </table:table-cell>
              <table:table-cell office:value-type="float" office:value="0.4305058186">
                <text:p>0.430505818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34">
                <text:p>5.34</text:p>
              </table:table-cell>
              <table:table-cell office:value-type="float" office:value="0.4372140569">
                <text:p>0.43721405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35">
                <text:p>5.35</text:p>
              </table:table-cell>
              <table:table-cell office:value-type="float" office:value="0.4450494317">
                <text:p>0.44504943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36">
                <text:p>5.36</text:p>
              </table:table-cell>
              <table:table-cell office:value-type="float" office:value="0.4483487164">
                <text:p>0.44834871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37">
                <text:p>5.37</text:p>
              </table:table-cell>
              <table:table-cell office:value-type="float" office:value="0.4527401261">
                <text:p>0.452740126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38">
                <text:p>5.38</text:p>
              </table:table-cell>
              <table:table-cell office:value-type="float" office:value="0.4582224665">
                <text:p>0.45822246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9">
                <text:p>5.39</text:p>
              </table:table-cell>
              <table:table-cell office:value-type="float" office:value="0.4647952733">
                <text:p>0.46479527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4">
                <text:p>5.4</text:p>
              </table:table-cell>
              <table:table-cell office:value-type="float" office:value="0.4724585549">
                <text:p>0.472458554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41">
                <text:p>5.41</text:p>
              </table:table-cell>
              <table:table-cell office:value-type="float" office:value="0.4756367476">
                <text:p>0.47563674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42">
                <text:p>5.42</text:p>
              </table:table-cell>
              <table:table-cell office:value-type="float" office:value="0.479854846">
                <text:p>0.4798548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43">
                <text:p>5.43</text:p>
              </table:table-cell>
              <table:table-cell office:value-type="float" office:value="0.48510799">
                <text:p>0.485107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44">
                <text:p>5.44</text:p>
              </table:table-cell>
              <table:table-cell office:value-type="float" office:value="0.4913927821">
                <text:p>0.49139278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45">
                <text:p>5.45</text:p>
              </table:table-cell>
              <table:table-cell office:value-type="float" office:value="0.4987070216">
                <text:p>0.49870702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46">
                <text:p>5.46</text:p>
              </table:table-cell>
              <table:table-cell office:value-type="float" office:value="0.5016854774">
                <text:p>0.50168547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7">
                <text:p>5.47</text:p>
              </table:table-cell>
              <table:table-cell office:value-type="float" office:value="0.5056259745">
                <text:p>0.50562597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48">
                <text:p>5.48</text:p>
              </table:table-cell>
              <table:table-cell office:value-type="float" office:value="0.5105209941">
                <text:p>0.51052099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9">
                <text:p>5.49</text:p>
              </table:table-cell>
              <table:table-cell office:value-type="float" office:value="0.5163656367">
                <text:p>0.51636563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5">
                <text:p>5.5</text:p>
              </table:table-cell>
              <table:table-cell office:value-type="float" office:value="0.5231573674">
                <text:p>0.523157367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51">
                <text:p>5.51</text:p>
              </table:table-cell>
              <table:table-cell office:value-type="float" office:value="0.5258634332">
                <text:p>0.525863433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52">
                <text:p>5.52</text:p>
              </table:table-cell>
              <table:table-cell office:value-type="float" office:value="0.5294319153">
                <text:p>0.529431915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53">
                <text:p>5.53</text:p>
              </table:table-cell>
              <table:table-cell office:value-type="float" office:value="0.5338546342">
                <text:p>0.53385463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54">
                <text:p>5.54</text:p>
              </table:table-cell>
              <table:table-cell office:value-type="float" office:value="0.539127708">
                <text:p>0.5391277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55">
                <text:p>5.55</text:p>
              </table:table-cell>
              <table:table-cell office:value-type="float" office:value="0.5452513328">
                <text:p>0.54525133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56">
                <text:p>5.56</text:p>
              </table:table-cell>
              <table:table-cell office:value-type="float" office:value="0.5476299056">
                <text:p>0.54762990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57">
                <text:p>5.57</text:p>
              </table:table-cell>
              <table:table-cell office:value-type="float" office:value="0.5507575689">
                <text:p>0.55075756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58">
                <text:p>5.58</text:p>
              </table:table-cell>
              <table:table-cell office:value-type="float" office:value="0.5546285246">
                <text:p>0.55462852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9">
                <text:p>5.59</text:p>
              </table:table-cell>
              <table:table-cell office:value-type="float" office:value="0.5592435129">
                <text:p>0.559243512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6">
                <text:p>5.6</text:p>
              </table:table-cell>
              <table:table-cell office:value-type="float" office:value="0.5646096486">
                <text:p>0.56460964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61">
                <text:p>5.61</text:p>
              </table:table-cell>
              <table:table-cell office:value-type="float" office:value="0.5666353927">
                <text:p>0.56663539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62">
                <text:p>5.62</text:p>
              </table:table-cell>
              <table:table-cell office:value-type="float" office:value="0.5692952089">
                <text:p>0.56929520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63">
                <text:p>5.63</text:p>
              </table:table-cell>
              <table:table-cell office:value-type="float" office:value="0.5725895322">
                <text:p>0.57258953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64">
                <text:p>5.64</text:p>
              </table:table-cell>
              <table:table-cell office:value-type="float" office:value="0.5765280684">
                <text:p>0.57652806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65">
                <text:p>5.65</text:p>
              </table:table-cell>
              <table:table-cell office:value-type="float" office:value="0.5811296865">
                <text:p>0.58112968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66">
                <text:p>5.66</text:p>
              </table:table-cell>
              <table:table-cell office:value-type="float" office:value="0.5828167002">
                <text:p>0.58281670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67">
                <text:p>5.67</text:p>
              </table:table-cell>
              <table:table-cell office:value-type="float" office:value="0.5850355136">
                <text:p>0.58503551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68">
                <text:p>5.68</text:p>
              </table:table-cell>
              <table:table-cell office:value-type="float" office:value="0.5877968411">
                <text:p>0.58779684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9">
                <text:p>5.69</text:p>
              </table:table-cell>
              <table:table-cell office:value-type="float" office:value="0.5911236519">
                <text:p>0.59112365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7">
                <text:p>5.7</text:p>
              </table:table-cell>
              <table:table-cell office:value-type="float" office:value="0.5950510795">
                <text:p>0.59505107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71">
                <text:p>5.71</text:p>
              </table:table-cell>
              <table:table-cell office:value-type="float" office:value="0.5964560258">
                <text:p>0.59645602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72">
                <text:p>5.72</text:p>
              </table:table-cell>
              <table:table-cell office:value-type="float" office:value="0.5983172227">
                <text:p>0.59831722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73">
                <text:p>5.73</text:p>
              </table:table-cell>
              <table:table-cell office:value-type="float" office:value="0.6006589316">
                <text:p>0.60065893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74">
                <text:p>5.74</text:p>
              </table:table-cell>
              <table:table-cell office:value-type="float" office:value="0.6035204751">
                <text:p>0.60352047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75">
                <text:p>5.75</text:p>
              </table:table-cell>
              <table:table-cell office:value-type="float" office:value="0.6069560724">
                <text:p>0.60695607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76">
                <text:p>5.76</text:p>
              </table:table-cell>
              <table:table-cell office:value-type="float" office:value="0.6081714795">
                <text:p>0.60817147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77">
                <text:p>5.77</text:p>
              </table:table-cell>
              <table:table-cell office:value-type="float" office:value="0.6098041121">
                <text:p>0.60980411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78">
                <text:p>5.78</text:p>
              </table:table-cell>
              <table:table-cell office:value-type="float" office:value="0.6118931704">
                <text:p>0.61189317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9">
                <text:p>5.79</text:p>
              </table:table-cell>
              <table:table-cell office:value-type="float" office:value="0.6144949884">
                <text:p>0.61449498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8">
                <text:p>5.8</text:p>
              </table:table-cell>
              <table:table-cell office:value-type="float" office:value="0.6176826637">
                <text:p>0.617682663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81">
                <text:p>5.81</text:p>
              </table:table-cell>
              <table:table-cell office:value-type="float" office:value="0.6188198368">
                <text:p>0.61881983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82">
                <text:p>5.82</text:p>
              </table:table-cell>
              <table:table-cell office:value-type="float" office:value="0.6203741013">
                <text:p>0.62037410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83">
                <text:p>5.83</text:p>
              </table:table-cell>
              <table:table-cell office:value-type="float" office:value="0.6223983284">
                <text:p>0.62239832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84">
                <text:p>5.84</text:p>
              </table:table-cell>
              <table:table-cell office:value-type="float" office:value="0.6249633472">
                <text:p>0.62496334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85">
                <text:p>5.85</text:p>
              </table:table-cell>
              <table:table-cell office:value-type="float" office:value="0.6281572419">
                <text:p>0.62815724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86">
                <text:p>5.86</text:p>
              </table:table-cell>
              <table:table-cell office:value-type="float" office:value="0.6293225107">
                <text:p>0.62932251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87">
                <text:p>5.87</text:p>
              </table:table-cell>
              <table:table-cell office:value-type="float" office:value="0.6309373412">
                <text:p>0.63093734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88">
                <text:p>5.88</text:p>
              </table:table-cell>
              <table:table-cell office:value-type="float" office:value="0.6330643456">
                <text:p>0.63306434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9">
                <text:p>5.89</text:p>
              </table:table-cell>
              <table:table-cell office:value-type="float" office:value="0.6357834083">
                <text:p>0.63578340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9">
                <text:p>5.9</text:p>
              </table:table-cell>
              <table:table-cell office:value-type="float" office:value="0.639190605">
                <text:p>0.6391906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91">
                <text:p>5.91</text:p>
              </table:table-cell>
              <table:table-cell office:value-type="float" office:value="0.6404624083">
                <text:p>0.64046240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92">
                <text:p>5.92</text:p>
              </table:table-cell>
              <table:table-cell office:value-type="float" office:value="0.6422356764">
                <text:p>0.64223567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93">
                <text:p>5.93</text:p>
              </table:table-cell>
              <table:table-cell office:value-type="float" office:value="0.6445771108">
                <text:p>0.64457711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94">
                <text:p>5.94</text:p>
              </table:table-cell>
              <table:table-cell office:value-type="float" office:value="0.647568626">
                <text:p>0.6475686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95">
                <text:p>5.95</text:p>
              </table:table-cell>
              <table:table-cell office:value-type="float" office:value="0.6513059653">
                <text:p>0.65130596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96">
                <text:p>5.96</text:p>
              </table:table-cell>
              <table:table-cell office:value-type="float" office:value="0.6527208313">
                <text:p>0.65272083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97">
                <text:p>5.97</text:p>
              </table:table-cell>
              <table:table-cell office:value-type="float" office:value="0.6546926561">
                <text:p>0.65469265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98">
                <text:p>5.98</text:p>
              </table:table-cell>
              <table:table-cell office:value-type="float" office:value="0.6572863938">
                <text:p>0.65728639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9">
                <text:p>5.99</text:p>
              </table:table-cell>
              <table:table-cell office:value-type="float" office:value="0.6605792619">
                <text:p>0.66057926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">
                <text:p>6</text:p>
              </table:table-cell>
              <table:table-cell office:value-type="float" office:value="0.6646592248">
                <text:p>0.66465922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01">
                <text:p>6.01</text:p>
              </table:table-cell>
              <table:table-cell office:value-type="float" office:value="0.6662109463">
                <text:p>0.66621094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02">
                <text:p>6.02</text:p>
              </table:table-cell>
              <table:table-cell office:value-type="float" office:value="0.6683649371">
                <text:p>0.66836493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03">
                <text:p>6.03</text:p>
              </table:table-cell>
              <table:table-cell office:value-type="float" office:value="0.6711798184">
                <text:p>0.67117981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04">
                <text:p>6.04</text:p>
              </table:table-cell>
              <table:table-cell office:value-type="float" office:value="0.6747232546">
                <text:p>0.67472325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05">
                <text:p>6.05</text:p>
              </table:table-cell>
              <table:table-cell office:value-type="float" office:value="0.6790704987">
                <text:p>0.67907049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06">
                <text:p>6.06</text:p>
              </table:table-cell>
              <table:table-cell office:value-type="float" office:value="0.6807208267">
                <text:p>0.68072082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.07">
                <text:p>6.07</text:p>
              </table:table-cell>
              <table:table-cell office:value-type="float" office:value="0.6830000352">
                <text:p>0.68300003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08">
                <text:p>6.08</text:p>
              </table:table-cell>
              <table:table-cell office:value-type="float" office:value="0.6859578407">
                <text:p>0.68595784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09">
                <text:p>6.09</text:p>
              </table:table-cell>
              <table:table-cell office:value-type="float" office:value="0.6896500367">
                <text:p>0.68965003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1">
                <text:p>6.1</text:p>
              </table:table-cell>
              <table:table-cell office:value-type="float" office:value="0.6941372506">
                <text:p>0.69413725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11">
                <text:p>6.11</text:p>
              </table:table-cell>
              <table:table-cell office:value-type="float" office:value="0.695832103">
                <text:p>0.6958321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12">
                <text:p>6.12</text:p>
              </table:table-cell>
              <table:table-cell office:value-type="float" office:value="0.6981612167">
                <text:p>0.69816121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13">
                <text:p>6.13</text:p>
              </table:table-cell>
              <table:table-cell office:value-type="float" office:value="0.7011648117">
                <text:p>0.70116481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14">
                <text:p>6.14</text:p>
              </table:table-cell>
              <table:table-cell office:value-type="float" office:value="0.7048867843">
                <text:p>0.704886784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15">
                <text:p>6.15</text:p>
              </table:table-cell>
              <table:table-cell office:value-type="float" office:value="0.709373746">
                <text:p>0.7093737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16">
                <text:p>6.16</text:p>
              </table:table-cell>
              <table:table-cell office:value-type="float" office:value="0.7110584621">
                <text:p>0.71105846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17">
                <text:p>6.17</text:p>
              </table:table-cell>
              <table:table-cell office:value-type="float" office:value="0.7133637855">
                <text:p>0.71336378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18">
                <text:p>6.18</text:p>
              </table:table-cell>
              <table:table-cell office:value-type="float" office:value="0.7163212782">
                <text:p>0.71632127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9">
                <text:p>6.19</text:p>
              </table:table-cell>
              <table:table-cell office:value-type="float" office:value="0.7199644393">
                <text:p>0.719964439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2">
                <text:p>6.2</text:p>
              </table:table-cell>
              <table:table-cell office:value-type="float" office:value="0.7243280267">
                <text:p>0.72432802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21">
                <text:p>6.21</text:p>
              </table:table-cell>
              <table:table-cell office:value-type="float" office:value="0.7259577133">
                <text:p>0.72595771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22">
                <text:p>6.22</text:p>
              </table:table-cell>
              <table:table-cell office:value-type="float" office:value="0.7281801549">
                <text:p>0.728180154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23">
                <text:p>6.23</text:p>
              </table:table-cell>
              <table:table-cell office:value-type="float" office:value="0.7310198353">
                <text:p>0.731019835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24">
                <text:p>6.24</text:p>
              </table:table-cell>
              <table:table-cell office:value-type="float" office:value="0.7345020467">
                <text:p>0.73450204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25">
                <text:p>6.25</text:p>
              </table:table-cell>
              <table:table-cell office:value-type="float" office:value="0.7386524549">
                <text:p>0.738652454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26">
                <text:p>6.26</text:p>
              </table:table-cell>
              <table:table-cell office:value-type="float" office:value="0.740196593">
                <text:p>0.74019659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27">
                <text:p>6.27</text:p>
              </table:table-cell>
              <table:table-cell office:value-type="float" office:value="0.7422969881">
                <text:p>0.74229698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28">
                <text:p>6.28</text:p>
              </table:table-cell>
              <table:table-cell office:value-type="float" office:value="0.7449727997">
                <text:p>0.74497279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9">
                <text:p>6.29</text:p>
              </table:table-cell>
              <table:table-cell office:value-type="float" office:value="0.7482433576">
                <text:p>0.748243357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3">
                <text:p>6.3</text:p>
              </table:table-cell>
              <table:table-cell office:value-type="float" office:value="0.7521279132">
                <text:p>0.75212791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31">
                <text:p>6.31</text:p>
              </table:table-cell>
              <table:table-cell office:value-type="float" office:value="0.7535704511">
                <text:p>0.75357045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32">
                <text:p>6.32</text:p>
              </table:table-cell>
              <table:table-cell office:value-type="float" office:value="0.7555290812">
                <text:p>0.75552908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33">
                <text:p>6.33</text:p>
              </table:table-cell>
              <table:table-cell office:value-type="float" office:value="0.7580192173">
                <text:p>0.758019217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34">
                <text:p>6.34</text:p>
              </table:table-cell>
              <table:table-cell office:value-type="float" office:value="0.7610561574">
                <text:p>0.76105615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35">
                <text:p>6.35</text:p>
              </table:table-cell>
              <table:table-cell office:value-type="float" office:value="0.7646549671">
                <text:p>0.76465496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36">
                <text:p>6.36</text:p>
              </table:table-cell>
              <table:table-cell office:value-type="float" office:value="0.7659917934">
                <text:p>0.76599179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37">
                <text:p>6.37</text:p>
              </table:table-cell>
              <table:table-cell office:value-type="float" office:value="0.7678046743">
                <text:p>0.767804674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38">
                <text:p>6.38</text:p>
              </table:table-cell>
              <table:table-cell office:value-type="float" office:value="0.7701065232">
                <text:p>0.770106523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9">
                <text:p>6.39</text:p>
              </table:table-cell>
              <table:table-cell office:value-type="float" office:value="0.7729100822">
                <text:p>0.77291008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4">
                <text:p>6.4</text:p>
              </table:table-cell>
              <table:table-cell office:value-type="float" office:value="0.7762278916">
                <text:p>0.77622789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41">
                <text:p>6.41</text:p>
              </table:table-cell>
              <table:table-cell office:value-type="float" office:value="0.7774633445">
                <text:p>0.77746334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42">
                <text:p>6.42</text:p>
              </table:table-cell>
              <table:table-cell office:value-type="float" office:value="0.7791374341">
                <text:p>0.779137434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43">
                <text:p>6.43</text:p>
              </table:table-cell>
              <table:table-cell office:value-type="float" office:value="0.7812614624">
                <text:p>0.78126146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44">
                <text:p>6.44</text:p>
              </table:table-cell>
              <table:table-cell office:value-type="float" office:value="0.7838466391">
                <text:p>0.78384663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45">
                <text:p>6.45</text:p>
              </table:table-cell>
              <table:table-cell office:value-type="float" office:value="0.7869041016">
                <text:p>0.78690410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46">
                <text:p>6.46</text:p>
              </table:table-cell>
              <table:table-cell office:value-type="float" office:value="0.7880475934">
                <text:p>0.788047593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47">
                <text:p>6.47</text:p>
              </table:table-cell>
              <table:table-cell office:value-type="float" office:value="0.7895962813">
                <text:p>0.78959628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48">
                <text:p>6.48</text:p>
              </table:table-cell>
              <table:table-cell office:value-type="float" office:value="0.7915604363">
                <text:p>0.79156043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9">
                <text:p>6.49</text:p>
              </table:table-cell>
              <table:table-cell office:value-type="float" office:value="0.7939503797">
                <text:p>0.79395037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5">
                <text:p>6.5</text:p>
              </table:table-cell>
              <table:table-cell office:value-type="float" office:value="0.796776531">
                <text:p>0.7967765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51">
                <text:p>6.51</text:p>
              </table:table-cell>
              <table:table-cell office:value-type="float" office:value="0.7978398172">
                <text:p>0.79783981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52">
                <text:p>6.52</text:p>
              </table:table-cell>
              <table:table-cell office:value-type="float" office:value="0.7992793386">
                <text:p>0.79927933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53">
                <text:p>6.53</text:p>
              </table:table-cell>
              <table:table-cell office:value-type="float" office:value="0.8011046769">
                <text:p>0.801104676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54">
                <text:p>6.54</text:p>
              </table:table-cell>
              <table:table-cell office:value-type="float" office:value="0.8033256271">
                <text:p>0.80332562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55">
                <text:p>6.55</text:p>
              </table:table-cell>
              <table:table-cell office:value-type="float" office:value="0.805952255">
                <text:p>0.8059522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56">
                <text:p>6.56</text:p>
              </table:table-cell>
              <table:table-cell office:value-type="float" office:value="0.8069474966">
                <text:p>0.806947496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57">
                <text:p>6.57</text:p>
              </table:table-cell>
              <table:table-cell office:value-type="float" office:value="0.8082944202">
                <text:p>0.80829442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58">
                <text:p>6.58</text:p>
              </table:table-cell>
              <table:table-cell office:value-type="float" office:value="0.8100020959">
                <text:p>0.81000209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9">
                <text:p>6.59</text:p>
              </table:table-cell>
              <table:table-cell office:value-type="float" office:value="0.8120799612">
                <text:p>0.81207996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6">
                <text:p>6.6</text:p>
              </table:table-cell>
              <table:table-cell office:value-type="float" office:value="0.8145378793">
                <text:p>0.81453787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61">
                <text:p>6.61</text:p>
              </table:table-cell>
              <table:table-cell office:value-type="float" office:value="0.8154764302">
                <text:p>0.815476430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62">
                <text:p>6.62</text:p>
              </table:table-cell>
              <table:table-cell office:value-type="float" office:value="0.8167461104">
                <text:p>0.81674611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63">
                <text:p>6.63</text:p>
              </table:table-cell>
              <table:table-cell office:value-type="float" office:value="0.8183555513">
                <text:p>0.81835555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64">
                <text:p>6.64</text:p>
              </table:table-cell>
              <table:table-cell office:value-type="float" office:value="0.8203138834">
                <text:p>0.82031388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65">
                <text:p>6.65</text:p>
              </table:table-cell>
              <table:table-cell office:value-type="float" office:value="0.822630789">
                <text:p>0.8226307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66">
                <text:p>6.66</text:p>
              </table:table-cell>
              <table:table-cell office:value-type="float" office:value="0.8235225536">
                <text:p>0.82352255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67">
                <text:p>6.67</text:p>
              </table:table-cell>
              <table:table-cell office:value-type="float" office:value="0.824728329">
                <text:p>0.8247283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68">
                <text:p>6.68</text:p>
              </table:table-cell>
              <table:table-cell office:value-type="float" office:value="0.8262563214">
                <text:p>0.82625632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9">
                <text:p>6.69</text:p>
              </table:table-cell>
              <table:table-cell office:value-type="float" office:value="0.8281153393">
                <text:p>0.828115339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7">
                <text:p>6.7</text:p>
              </table:table-cell>
              <table:table-cell office:value-type="float" office:value="0.8303148381">
                <text:p>0.83031483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71">
                <text:p>6.71</text:p>
              </table:table-cell>
              <table:table-cell office:value-type="float" office:value="0.8311680317">
                <text:p>0.83116803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72">
                <text:p>6.72</text:p>
              </table:table-cell>
              <table:table-cell office:value-type="float" office:value="0.8323209435">
                <text:p>0.83232094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73">
                <text:p>6.73</text:p>
              </table:table-cell>
              <table:table-cell office:value-type="float" office:value="0.8337813403">
                <text:p>0.83378134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74">
                <text:p>6.74</text:p>
              </table:table-cell>
              <table:table-cell office:value-type="float" office:value="0.8355576651">
                <text:p>0.83555766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75">
                <text:p>6.75</text:p>
              </table:table-cell>
              <table:table-cell office:value-type="float" office:value="0.8376590728">
                <text:p>0.83765907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76">
                <text:p>6.76</text:p>
              </table:table-cell>
              <table:table-cell office:value-type="float" office:value="0.8384802365">
                <text:p>0.83848023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77">
                <text:p>6.77</text:p>
              </table:table-cell>
              <table:table-cell office:value-type="float" office:value="0.8395890742">
                <text:p>0.83958907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78">
                <text:p>6.78</text:p>
              </table:table-cell>
              <table:table-cell office:value-type="float" office:value="0.8409928906">
                <text:p>0.84099289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9">
                <text:p>6.79</text:p>
              </table:table-cell>
              <table:table-cell office:value-type="float" office:value="0.8426997131">
                <text:p>0.84269971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8">
                <text:p>6.8</text:p>
              </table:table-cell>
              <table:table-cell office:value-type="float" office:value="0.8447183201">
                <text:p>0.84471832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81">
                <text:p>6.81</text:p>
              </table:table-cell>
              <table:table-cell office:value-type="float" office:value="0.8455124799">
                <text:p>0.84551247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82">
                <text:p>6.82</text:p>
              </table:table-cell>
              <table:table-cell office:value-type="float" office:value="0.8465840081">
                <text:p>0.846584008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83">
                <text:p>6.83</text:p>
              </table:table-cell>
              <table:table-cell office:value-type="float" office:value="0.8479397265">
                <text:p>0.84793972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84">
                <text:p>6.84</text:p>
              </table:table-cell>
              <table:table-cell office:value-type="float" office:value="0.849587204">
                <text:p>0.8495872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85">
                <text:p>6.85</text:p>
              </table:table-cell>
              <table:table-cell office:value-type="float" office:value="0.8515347765">
                <text:p>0.85153477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86">
                <text:p>6.86</text:p>
              </table:table-cell>
              <table:table-cell office:value-type="float" office:value="0.8523056685">
                <text:p>0.85230566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87">
                <text:p>6.87</text:p>
              </table:table-cell>
              <table:table-cell office:value-type="float" office:value="0.853344934">
                <text:p>0.8533449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88">
                <text:p>6.88</text:p>
              </table:table-cell>
              <table:table-cell office:value-type="float" office:value="0.8546588994">
                <text:p>0.85465889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9">
                <text:p>6.89</text:p>
              </table:table-cell>
              <table:table-cell office:value-type="float" office:value="0.8562546438">
                <text:p>0.856254643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9">
                <text:p>6.9</text:p>
              </table:table-cell>
              <table:table-cell office:value-type="float" office:value="0.8581400122">
                <text:p>0.85814001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91">
                <text:p>6.91</text:p>
              </table:table-cell>
              <table:table-cell office:value-type="float" office:value="0.8588903234">
                <text:p>0.85889032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92">
                <text:p>6.92</text:p>
              </table:table-cell>
              <table:table-cell office:value-type="float" office:value="0.859900979">
                <text:p>0.8599009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93">
                <text:p>6.93</text:p>
              </table:table-cell>
              <table:table-cell office:value-type="float" office:value="0.8611778076">
                <text:p>0.86117780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94">
                <text:p>6.94</text:p>
              </table:table-cell>
              <table:table-cell office:value-type="float" office:value="0.8627273809">
                <text:p>0.86272738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95">
                <text:p>6.95</text:p>
              </table:table-cell>
              <table:table-cell office:value-type="float" office:value="0.8645570221">
                <text:p>0.86455702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96">
                <text:p>6.96</text:p>
              </table:table-cell>
              <table:table-cell office:value-type="float" office:value="0.8652886188">
                <text:p>0.86528861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97">
                <text:p>6.97</text:p>
              </table:table-cell>
              <table:table-cell office:value-type="float" office:value="0.866273228">
                <text:p>0.8662732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98">
                <text:p>6.98</text:p>
              </table:table-cell>
              <table:table-cell office:value-type="float" office:value="0.8675161869">
                <text:p>0.86751618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9">
                <text:p>6.99</text:p>
              </table:table-cell>
              <table:table-cell office:value-type="float" office:value="0.869023556">
                <text:p>0.8690235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">
                <text:p>7</text:p>
              </table:table-cell>
              <table:table-cell office:value-type="float" office:value="0.8708021225">
                <text:p>0.87080212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.01">
                <text:p>7.01</text:p>
              </table:table-cell>
              <table:table-cell office:value-type="float" office:value="0.8715162505">
                <text:p>0.87151625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.02">
                <text:p>7.02</text:p>
              </table:table-cell>
              <table:table-cell office:value-type="float" office:value="0.8724765533">
                <text:p>0.87247655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.03">
                <text:p>7.03</text:p>
              </table:table-cell>
              <table:table-cell office:value-type="float" office:value="0.8736878914">
                <text:p>0.87368789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.04">
                <text:p>7.04</text:p>
              </table:table-cell>
              <table:table-cell office:value-type="float" office:value="0.8751558206">
                <text:p>0.87515582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.05">
                <text:p>7.05</text:p>
              </table:table-cell>
              <table:table-cell office:value-type="float" office:value="0.8768865925">
                <text:p>0.87688659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.06">
                <text:p>7.06</text:p>
              </table:table-cell>
              <table:table-cell office:value-type="float" office:value="0.8775840458">
                <text:p>0.877584045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.07">
                <text:p>7.07</text:p>
              </table:table-cell>
              <table:table-cell office:value-type="float" office:value="0.8785211809">
                <text:p>0.878521180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.08">
                <text:p>7.08</text:p>
              </table:table-cell>
              <table:table-cell office:value-type="float" office:value="0.8797024027">
                <text:p>0.87970240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9">
                <text:p>7.09</text:p>
              </table:table-cell>
              <table:table-cell office:value-type="float" office:value="0.8811327783">
                <text:p>0.881132778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1">
                <text:p>7.1</text:p>
              </table:table-cell>
              <table:table-cell office:value-type="float" office:value="0.8828180349">
                <text:p>0.88281803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11">
                <text:p>7.11</text:p>
              </table:table-cell>
              <table:table-cell office:value-type="float" office:value="0.8834992902">
                <text:p>0.88349929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12">
                <text:p>7.12</text:p>
              </table:table-cell>
              <table:table-cell office:value-type="float" office:value="0.8844139733">
                <text:p>0.88441397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13">
                <text:p>7.13</text:p>
              </table:table-cell>
              <table:table-cell office:value-type="float" office:value="0.885566059">
                <text:p>0.88556605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14">
                <text:p>7.14</text:p>
              </table:table-cell>
              <table:table-cell office:value-type="float" office:value="0.8869601477">
                <text:p>0.88696014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15">
                <text:p>7.15</text:p>
              </table:table-cell>
              <table:table-cell office:value-type="float" office:value="0.8886014621">
                <text:p>0.88860146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16">
                <text:p>7.16</text:p>
              </table:table-cell>
              <table:table-cell office:value-type="float" office:value="0.8892667846">
                <text:p>0.88926678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17">
                <text:p>7.17</text:p>
              </table:table-cell>
              <table:table-cell office:value-type="float" office:value="0.8901594474">
                <text:p>0.890159447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18">
                <text:p>7.18</text:p>
              </table:table-cell>
              <table:table-cell office:value-type="float" office:value="0.8912830233">
                <text:p>0.89128302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9">
                <text:p>7.19</text:p>
              </table:table-cell>
              <table:table-cell office:value-type="float" office:value="0.8926416729">
                <text:p>0.892641672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2">
                <text:p>7.2</text:p>
              </table:table-cell>
              <table:table-cell office:value-type="float" office:value="0.8942401398">
                <text:p>0.89424013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21">
                <text:p>7.21</text:p>
              </table:table-cell>
              <table:table-cell office:value-type="float" office:value="0.8948896628">
                <text:p>0.89488966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22">
                <text:p>7.22</text:p>
              </table:table-cell>
              <table:table-cell office:value-type="float" office:value="0.895760558">
                <text:p>0.8957605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23">
                <text:p>7.23</text:p>
              </table:table-cell>
              <table:table-cell office:value-type="float" office:value="0.8968560258">
                <text:p>0.89685602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24">
                <text:p>7.24</text:p>
              </table:table-cell>
              <table:table-cell office:value-type="float" office:value="0.8981798162">
                <text:p>0.89817981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25">
                <text:p>7.25</text:p>
              </table:table-cell>
              <table:table-cell office:value-type="float" office:value="0.8997362232">
                <text:p>0.89973622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26">
                <text:p>7.26</text:p>
              </table:table-cell>
              <table:table-cell office:value-type="float" office:value="0.9003700068">
                <text:p>0.90037000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27">
                <text:p>7.27</text:p>
              </table:table-cell>
              <table:table-cell office:value-type="float" office:value="0.9012192854">
                <text:p>0.90121928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28">
                <text:p>7.28</text:p>
              </table:table-cell>
              <table:table-cell office:value-type="float" office:value="0.9022869169">
                <text:p>0.90228691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9">
                <text:p>7.29</text:p>
              </table:table-cell>
              <table:table-cell office:value-type="float" office:value="0.9035762713">
                <text:p>0.90357627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3">
                <text:p>7.3</text:p>
              </table:table-cell>
              <table:table-cell office:value-type="float" office:value="0.9050912244">
                <text:p>0.905091224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31">
                <text:p>7.31</text:p>
              </table:table-cell>
              <table:table-cell office:value-type="float" office:value="0.9057092975">
                <text:p>0.90570929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32">
                <text:p>7.32</text:p>
              </table:table-cell>
              <table:table-cell office:value-type="float" office:value="0.9065370641">
                <text:p>0.906537064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33">
                <text:p>7.33</text:p>
              </table:table-cell>
              <table:table-cell office:value-type="float" office:value="0.9075770692">
                <text:p>0.90757706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34">
                <text:p>7.34</text:p>
              </table:table-cell>
              <table:table-cell office:value-type="float" office:value="0.9088323333">
                <text:p>0.90883233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35">
                <text:p>7.35</text:p>
              </table:table-cell>
              <table:table-cell office:value-type="float" office:value="0.9103063461">
                <text:p>0.910306346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36">
                <text:p>7.36</text:p>
              </table:table-cell>
              <table:table-cell office:value-type="float" office:value="0.910908735">
                <text:p>0.91090873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37">
                <text:p>7.37</text:p>
              </table:table-cell>
              <table:table-cell office:value-type="float" office:value="0.9117150859">
                <text:p>0.91171508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38">
                <text:p>7.38</text:p>
              </table:table-cell>
              <table:table-cell office:value-type="float" office:value="0.9127276591">
                <text:p>0.91272765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9">
                <text:p>7.39</text:p>
              </table:table-cell>
              <table:table-cell office:value-type="float" office:value="0.9139491558">
                <text:p>0.913949155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4">
                <text:p>7.4</text:p>
              </table:table-cell>
              <table:table-cell office:value-type="float" office:value="0.9153827111">
                <text:p>0.91538271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41">
                <text:p>7.41</text:p>
              </table:table-cell>
              <table:table-cell office:value-type="float" office:value="0.9159694586">
                <text:p>0.91596945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42">
                <text:p>7.42</text:p>
              </table:table-cell>
              <table:table-cell office:value-type="float" office:value="0.9167545066">
                <text:p>0.916754506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43">
                <text:p>7.43</text:p>
              </table:table-cell>
              <table:table-cell office:value-type="float" office:value="0.917739858">
                <text:p>0.91773985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44">
                <text:p>7.44</text:p>
              </table:table-cell>
              <table:table-cell office:value-type="float" office:value="0.9189279232">
                <text:p>0.91892792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45">
                <text:p>7.45</text:p>
              </table:table-cell>
              <table:table-cell office:value-type="float" office:value="0.9203215137">
                <text:p>0.92032151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46">
                <text:p>7.46</text:p>
              </table:table-cell>
              <table:table-cell office:value-type="float" office:value="0.9208926903">
                <text:p>0.92089269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47">
                <text:p>7.47</text:p>
              </table:table-cell>
              <table:table-cell office:value-type="float" office:value="0.9216565802">
                <text:p>0.921656580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48">
                <text:p>7.48</text:p>
              </table:table-cell>
              <table:table-cell office:value-type="float" office:value="0.9226149543">
                <text:p>0.922614954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9">
                <text:p>7.49</text:p>
              </table:table-cell>
              <table:table-cell office:value-type="float" office:value="0.9237699593">
                <text:p>0.92376995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5">
                <text:p>7.5</text:p>
              </table:table-cell>
              <table:table-cell office:value-type="float" office:value="0.9251241124">
                <text:p>0.92512411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51">
                <text:p>7.51</text:p>
              </table:table-cell>
              <table:table-cell office:value-type="float" office:value="0.9256798223">
                <text:p>0.92567982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52">
                <text:p>7.52</text:p>
              </table:table-cell>
              <table:table-cell office:value-type="float" office:value="0.9264227392">
                <text:p>0.92642273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53">
                <text:p>7.53</text:p>
              </table:table-cell>
              <table:table-cell office:value-type="float" office:value="0.927354425">
                <text:p>0.9273544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54">
                <text:p>7.54</text:p>
              </table:table-cell>
              <table:table-cell office:value-type="float" office:value="0.9284767887">
                <text:p>0.92847678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55">
                <text:p>7.55</text:p>
              </table:table-cell>
              <table:table-cell office:value-type="float" office:value="0.9297920803">
                <text:p>0.92979208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56">
                <text:p>7.56</text:p>
              </table:table-cell>
              <table:table-cell office:value-type="float" office:value="0.9303324639">
                <text:p>0.93033246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57">
                <text:p>7.57</text:p>
              </table:table-cell>
              <table:table-cell office:value-type="float" office:value="0.9310546362">
                <text:p>0.93105463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58">
                <text:p>7.58</text:p>
              </table:table-cell>
              <table:table-cell office:value-type="float" office:value="0.931959972">
                <text:p>0.9319599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9">
                <text:p>7.59</text:p>
              </table:table-cell>
              <table:table-cell office:value-type="float" office:value="0.9330501657">
                <text:p>0.933050165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6">
                <text:p>7.6</text:p>
              </table:table-cell>
              <table:table-cell office:value-type="float" office:value="0.9343272261">
                <text:p>0.934327226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61">
                <text:p>7.61</text:p>
              </table:table-cell>
              <table:table-cell office:value-type="float" office:value="0.9348524593">
                <text:p>0.934852459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62">
                <text:p>7.62</text:p>
              </table:table-cell>
              <table:table-cell office:value-type="float" office:value="0.9355541589">
                <text:p>0.93555415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63">
                <text:p>7.63</text:p>
              </table:table-cell>
              <table:table-cell office:value-type="float" office:value="0.9364335317">
                <text:p>0.93643353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64">
                <text:p>7.64</text:p>
              </table:table-cell>
              <table:table-cell office:value-type="float" office:value="0.9374920797">
                <text:p>0.93749207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65">
                <text:p>7.65</text:p>
              </table:table-cell>
              <table:table-cell office:value-type="float" office:value="0.938731594">
                <text:p>0.93873159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66">
                <text:p>7.66</text:p>
              </table:table-cell>
              <table:table-cell office:value-type="float" office:value="0.9392418866">
                <text:p>0.93924188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67">
                <text:p>7.67</text:p>
              </table:table-cell>
              <table:table-cell office:value-type="float" office:value="0.939923426">
                <text:p>0.93992342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68">
                <text:p>7.68</text:p>
              </table:table-cell>
              <table:table-cell office:value-type="float" office:value="0.9407772695">
                <text:p>0.94077726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9">
                <text:p>7.69</text:p>
              </table:table-cell>
              <table:table-cell office:value-type="float" office:value="0.9418047459">
                <text:p>0.94180474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7">
                <text:p>7.7</text:p>
              </table:table-cell>
              <table:table-cell office:value-type="float" office:value="0.9430074506">
                <text:p>0.943007450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71">
                <text:p>7.71</text:p>
              </table:table-cell>
              <table:table-cell office:value-type="float" office:value="0.9435030428">
                <text:p>0.94350304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72">
                <text:p>7.72</text:p>
              </table:table-cell>
              <table:table-cell office:value-type="float" office:value="0.9441647719">
                <text:p>0.94416477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73">
                <text:p>7.73</text:p>
              </table:table-cell>
              <table:table-cell office:value-type="float" office:value="0.9449935615">
                <text:p>0.94499356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74">
                <text:p>7.74</text:p>
              </table:table-cell>
              <table:table-cell office:value-type="float" office:value="0.9459905856">
                <text:p>0.94599058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75">
                <text:p>7.75</text:p>
              </table:table-cell>
              <table:table-cell office:value-type="float" office:value="0.9471572634">
                <text:p>0.947157263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76">
                <text:p>7.76</text:p>
              </table:table-cell>
              <table:table-cell office:value-type="float" office:value="0.9476384224">
                <text:p>0.94763842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77">
                <text:p>7.77</text:p>
              </table:table-cell>
              <table:table-cell office:value-type="float" office:value="0.9482807234">
                <text:p>0.94828072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78">
                <text:p>7.78</text:p>
              </table:table-cell>
              <table:table-cell office:value-type="float" office:value="0.9490849713">
                <text:p>0.94908497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9">
                <text:p>7.79</text:p>
              </table:table-cell>
              <table:table-cell office:value-type="float" office:value="0.9500522013">
                <text:p>0.95005220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8">
                <text:p>7.8</text:p>
              </table:table-cell>
              <table:table-cell office:value-type="float" office:value="0.9511836746">
                <text:p>0.95118367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81">
                <text:p>7.81</text:p>
              </table:table-cell>
              <table:table-cell office:value-type="float" office:value="0.9516506905">
                <text:p>0.95165069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82">
                <text:p>7.82</text:p>
              </table:table-cell>
              <table:table-cell office:value-type="float" office:value="0.9522739736">
                <text:p>0.95227397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83">
                <text:p>7.83</text:p>
              </table:table-cell>
              <table:table-cell office:value-type="float" office:value="0.9530542228">
                <text:p>0.95305422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84">
                <text:p>7.84</text:p>
              </table:table-cell>
              <table:table-cell office:value-type="float" office:value="0.9539923494">
                <text:p>0.95399234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85">
                <text:p>7.85</text:p>
              </table:table-cell>
              <table:table-cell office:value-type="float" office:value="0.955089473">
                <text:p>0.95508947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86">
                <text:p>7.86</text:p>
              </table:table-cell>
              <table:table-cell office:value-type="float" office:value="0.955542655">
                <text:p>0.9555426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87">
                <text:p>7.87</text:p>
              </table:table-cell>
              <table:table-cell office:value-type="float" office:value="0.956147353">
                <text:p>0.9561473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88">
                <text:p>7.88</text:p>
              </table:table-cell>
              <table:table-cell office:value-type="float" office:value="0.9569041717">
                <text:p>0.956904171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9">
                <text:p>7.89</text:p>
              </table:table-cell>
              <table:table-cell office:value-type="float" office:value="0.9578139118">
                <text:p>0.957813911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9">
                <text:p>7.9</text:p>
              </table:table-cell>
              <table:table-cell office:value-type="float" office:value="0.9588775657">
                <text:p>0.95887756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91">
                <text:p>7.91</text:p>
              </table:table-cell>
              <table:table-cell office:value-type="float" office:value="0.9593172386">
                <text:p>0.95931723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92">
                <text:p>7.92</text:p>
              </table:table-cell>
              <table:table-cell office:value-type="float" office:value="0.9599038023">
                <text:p>0.95990380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93">
                <text:p>7.93</text:p>
              </table:table-cell>
              <table:table-cell office:value-type="float" office:value="0.9606377783">
                <text:p>0.96063777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94">
                <text:p>7.94</text:p>
              </table:table-cell>
              <table:table-cell office:value-type="float" office:value="0.9615198684">
                <text:p>0.96151986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95">
                <text:p>7.95</text:p>
              </table:table-cell>
              <table:table-cell office:value-type="float" office:value="0.9625509513">
                <text:p>0.96255095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96">
                <text:p>7.96</text:p>
              </table:table-cell>
              <table:table-cell office:value-type="float" office:value="0.9629774514">
                <text:p>0.96297745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97">
                <text:p>7.97</text:p>
              </table:table-cell>
              <table:table-cell office:value-type="float" office:value="0.9635463455">
                <text:p>0.96354634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98">
                <text:p>7.98</text:p>
              </table:table-cell>
              <table:table-cell office:value-type="float" office:value="0.9642580809">
                <text:p>0.964258080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9">
                <text:p>7.99</text:p>
              </table:table-cell>
              <table:table-cell office:value-type="float" office:value="0.9651132714">
                <text:p>0.96511327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">
                <text:p>8</text:p>
              </table:table-cell>
              <table:table-cell office:value-type="float" office:value="0.9661126937">
                <text:p>0.966112693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.01">
                <text:p>8.01</text:p>
              </table:table-cell>
              <table:table-cell office:value-type="float" office:value="0.9665263663">
                <text:p>0.96652636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.02">
                <text:p>8.02</text:p>
              </table:table-cell>
              <table:table-cell office:value-type="float" office:value="0.967078065">
                <text:p>0.9670780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.03">
                <text:p>8.03</text:p>
              </table:table-cell>
              <table:table-cell office:value-type="float" office:value="0.9677681715">
                <text:p>0.96776817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.04">
                <text:p>8.04</text:p>
              </table:table-cell>
              <table:table-cell office:value-type="float" office:value="0.9685972212">
                <text:p>0.96859722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.05">
                <text:p>8.05</text:p>
              </table:table-cell>
              <table:table-cell office:value-type="float" office:value="0.9695658997">
                <text:p>0.969565899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.06">
                <text:p>8.06</text:p>
              </table:table-cell>
              <table:table-cell office:value-type="float" office:value="0.9699670955">
                <text:p>0.96996709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07">
                <text:p>8.07</text:p>
              </table:table-cell>
              <table:table-cell office:value-type="float" office:value="0.9705020791">
                <text:p>0.97050207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08">
                <text:p>8.08</text:p>
              </table:table-cell>
              <table:table-cell office:value-type="float" office:value="0.9711711739">
                <text:p>0.97117117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9">
                <text:p>8.09</text:p>
              </table:table-cell>
              <table:table-cell office:value-type="float" office:value="0.9719748453">
                <text:p>0.971974845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1">
                <text:p>8.1</text:p>
              </table:table-cell>
              <table:table-cell office:value-type="float" office:value="0.9729136975">
                <text:p>0.97291369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11">
                <text:p>8.11</text:p>
              </table:table-cell>
              <table:table-cell office:value-type="float" office:value="0.9733027706">
                <text:p>0.973302770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12">
                <text:p>8.12</text:p>
              </table:table-cell>
              <table:table-cell office:value-type="float" office:value="0.973821522">
                <text:p>0.97382152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13">
                <text:p>8.13</text:p>
              </table:table-cell>
              <table:table-cell office:value-type="float" office:value="0.9744702238">
                <text:p>0.97447022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14">
                <text:p>8.14</text:p>
              </table:table-cell>
              <table:table-cell office:value-type="float" office:value="0.9752492788">
                <text:p>0.975249278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15">
                <text:p>8.15</text:p>
              </table:table-cell>
              <table:table-cell office:value-type="float" office:value="0.9761592185">
                <text:p>0.97615921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16">
                <text:p>8.16</text:p>
              </table:table-cell>
              <table:table-cell office:value-type="float" office:value="0.976536524">
                <text:p>0.9765365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17">
                <text:p>8.17</text:p>
              </table:table-cell>
              <table:table-cell office:value-type="float" office:value="0.9770395263">
                <text:p>0.97703952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18">
                <text:p>8.18</text:p>
              </table:table-cell>
              <table:table-cell office:value-type="float" office:value="0.9776684518">
                <text:p>0.97766845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9">
                <text:p>8.19</text:p>
              </table:table-cell>
              <table:table-cell office:value-type="float" office:value="0.9784236481">
                <text:p>0.978423648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2">
                <text:p>8.2</text:p>
              </table:table-cell>
              <table:table-cell office:value-type="float" office:value="0.9793055814">
                <text:p>0.97930558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21">
                <text:p>8.21</text:p>
              </table:table-cell>
              <table:table-cell office:value-type="float" office:value="0.9796714734">
                <text:p>0.97967147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22">
                <text:p>8.22</text:p>
              </table:table-cell>
              <table:table-cell office:value-type="float" office:value="0.9801592071">
                <text:p>0.98015920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23">
                <text:p>8.23</text:p>
              </table:table-cell>
              <table:table-cell office:value-type="float" office:value="0.9807689687">
                <text:p>0.98076896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24">
                <text:p>8.24</text:p>
              </table:table-cell>
              <table:table-cell office:value-type="float" office:value="0.9815010564">
                <text:p>0.98150105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25">
                <text:p>8.25</text:p>
              </table:table-cell>
              <table:table-cell office:value-type="float" office:value="0.9823558783">
                <text:p>0.98235587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26">
                <text:p>8.26</text:p>
              </table:table-cell>
              <table:table-cell office:value-type="float" office:value="0.9827107083">
                <text:p>0.982710708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27">
                <text:p>8.27</text:p>
              </table:table-cell>
              <table:table-cell office:value-type="float" office:value="0.9831836495">
                <text:p>0.983183649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28">
                <text:p>8.28</text:p>
              </table:table-cell>
              <table:table-cell office:value-type="float" office:value="0.9837748525">
                <text:p>0.98377485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9">
                <text:p>8.29</text:p>
              </table:table-cell>
              <table:table-cell office:value-type="float" office:value="0.9844845716">
                <text:p>0.98448457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3">
                <text:p>8.3</text:p>
              </table:table-cell>
              <table:table-cell office:value-type="float" office:value="0.9853131631">
                <text:p>0.985313163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31">
                <text:p>8.31</text:p>
              </table:table-cell>
              <table:table-cell office:value-type="float" office:value="0.9856572785">
                <text:p>0.985657278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32">
                <text:p>8.32</text:p>
              </table:table-cell>
              <table:table-cell office:value-type="float" office:value="0.986115897">
                <text:p>0.9861158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33">
                <text:p>8.33</text:p>
              </table:table-cell>
              <table:table-cell office:value-type="float" office:value="0.9866891376">
                <text:p>0.986689137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34">
                <text:p>8.34</text:p>
              </table:table-cell>
              <table:table-cell office:value-type="float" office:value="0.9873772159">
                <text:p>0.98737721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35">
                <text:p>8.35</text:p>
              </table:table-cell>
              <table:table-cell office:value-type="float" office:value="0.9881804415">
                <text:p>0.98818044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36">
                <text:p>8.36</text:p>
              </table:table-cell>
              <table:table-cell office:value-type="float" office:value="0.9885141848">
                <text:p>0.98851418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37">
                <text:p>8.37</text:p>
              </table:table-cell>
              <table:table-cell office:value-type="float" office:value="0.9889589426">
                <text:p>0.988958942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38">
                <text:p>8.38</text:p>
              </table:table-cell>
              <table:table-cell office:value-type="float" office:value="0.9895148066">
                <text:p>0.989514806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9">
                <text:p>8.39</text:p>
              </table:table-cell>
              <table:table-cell office:value-type="float" office:value="0.9901819576">
                <text:p>0.99018195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4">
                <text:p>8.4</text:p>
              </table:table-cell>
              <table:table-cell office:value-type="float" office:value="0.9909606636">
                <text:p>0.990960663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41">
                <text:p>8.41</text:p>
              </table:table-cell>
              <table:table-cell office:value-type="float" office:value="0.9912843708">
                <text:p>0.991284370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42">
                <text:p>8.42</text:p>
              </table:table-cell>
              <table:table-cell office:value-type="float" office:value="0.9917157212">
                <text:p>0.99171572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43">
                <text:p>8.43</text:p>
              </table:table-cell>
              <table:table-cell office:value-type="float" office:value="0.9922547822">
                <text:p>0.99225478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44">
                <text:p>8.44</text:p>
              </table:table-cell>
              <table:table-cell office:value-type="float" office:value="0.9929017036">
                <text:p>0.992901703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45">
                <text:p>8.45</text:p>
              </table:table-cell>
              <table:table-cell office:value-type="float" office:value="0.9936567167">
                <text:p>0.993656716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46">
                <text:p>8.46</text:p>
              </table:table-cell>
              <table:table-cell office:value-type="float" office:value="0.9939707172">
                <text:p>0.99397071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47">
                <text:p>8.47</text:p>
              </table:table-cell>
              <table:table-cell office:value-type="float" office:value="0.9943891036">
                <text:p>0.994389103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48">
                <text:p>8.48</text:p>
              </table:table-cell>
              <table:table-cell office:value-type="float" office:value="0.994911922">
                <text:p>0.99491192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9">
                <text:p>8.49</text:p>
              </table:table-cell>
              <table:table-cell office:value-type="float" office:value="0.9955392949">
                <text:p>0.99553929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5">
                <text:p>8.5</text:p>
              </table:table-cell>
              <table:table-cell office:value-type="float" office:value="0.9962714206">
                <text:p>0.99627142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51">
                <text:p>8.51</text:p>
              </table:table-cell>
              <table:table-cell office:value-type="float" office:value="0.996576036">
                <text:p>0.9965760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52">
                <text:p>8.52</text:p>
              </table:table-cell>
              <table:table-cell office:value-type="float" office:value="0.9969818913">
                <text:p>0.996981891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53">
                <text:p>8.53</text:p>
              </table:table-cell>
              <table:table-cell office:value-type="float" office:value="0.9974890137">
                <text:p>0.997489013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54">
                <text:p>8.54</text:p>
              </table:table-cell>
              <table:table-cell office:value-type="float" office:value="0.9980975015">
                <text:p>0.99809750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55">
                <text:p>8.55</text:p>
              </table:table-cell>
              <table:table-cell office:value-type="float" office:value="0.9988075234">
                <text:p>0.99880752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56">
                <text:p>8.56</text:p>
              </table:table-cell>
              <table:table-cell office:value-type="float" office:value="0.9991030676">
                <text:p>0.999103067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57">
                <text:p>8.57</text:p>
              </table:table-cell>
              <table:table-cell office:value-type="float" office:value="0.9994968135">
                <text:p>0.999496813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58">
                <text:p>8.58</text:p>
              </table:table-cell>
              <table:table-cell office:value-type="float" office:value="0.9999887718">
                <text:p>0.99998877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9">
                <text:p>8.59</text:p>
              </table:table-cell>
              <table:table-cell office:value-type="float" office:value="1.00057902">
                <text:p>1.0005790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6">
                <text:p>8.6</text:p>
              </table:table-cell>
              <table:table-cell office:value-type="float" office:value="1.001267699">
                <text:p>1.00126769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61">
                <text:p>8.61</text:p>
              </table:table-cell>
              <table:table-cell office:value-type="float" office:value="1.001554477">
                <text:p>1.00155447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62">
                <text:p>8.62</text:p>
              </table:table-cell>
              <table:table-cell office:value-type="float" office:value="1.001936524">
                <text:p>1.0019365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63">
                <text:p>8.63</text:p>
              </table:table-cell>
              <table:table-cell office:value-type="float" office:value="1.002413835">
                <text:p>1.0024138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64">
                <text:p>8.64</text:p>
              </table:table-cell>
              <table:table-cell office:value-type="float" office:value="1.002986469">
                <text:p>1.00298646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65">
                <text:p>8.65</text:p>
              </table:table-cell>
              <table:table-cell office:value-type="float" office:value="1.003654544">
                <text:p>1.00365454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66">
                <text:p>8.66</text:p>
              </table:table-cell>
              <table:table-cell office:value-type="float" office:value="1.003932854">
                <text:p>1.00393285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67">
                <text:p>8.67</text:p>
              </table:table-cell>
              <table:table-cell office:value-type="float" office:value="1.0043036">
                <text:p>1.004303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68">
                <text:p>8.68</text:p>
              </table:table-cell>
              <table:table-cell office:value-type="float" office:value="1.004766765">
                <text:p>1.00476676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9">
                <text:p>8.69</text:p>
              </table:table-cell>
              <table:table-cell office:value-type="float" office:value="1.005322393">
                <text:p>1.00532239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7">
                <text:p>8.7</text:p>
              </table:table-cell>
              <table:table-cell office:value-type="float" office:value="1.005970579">
                <text:p>1.00597057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71">
                <text:p>8.71</text:p>
              </table:table-cell>
              <table:table-cell office:value-type="float" office:value="1.006240708">
                <text:p>1.0062407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72">
                <text:p>8.72</text:p>
              </table:table-cell>
              <table:table-cell office:value-type="float" office:value="1.006600539">
                <text:p>1.00660053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73">
                <text:p>8.73</text:p>
              </table:table-cell>
              <table:table-cell office:value-type="float" office:value="1.007050046">
                <text:p>1.0070500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74">
                <text:p>8.74</text:p>
              </table:table-cell>
              <table:table-cell office:value-type="float" office:value="1.007589254">
                <text:p>1.00758925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75">
                <text:p>8.75</text:p>
              </table:table-cell>
              <table:table-cell office:value-type="float" office:value="1.008218244">
                <text:p>1.0082182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76">
                <text:p>8.76</text:p>
              </table:table-cell>
              <table:table-cell office:value-type="float" office:value="1.008480471">
                <text:p>1.00848047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77">
                <text:p>8.77</text:p>
              </table:table-cell>
              <table:table-cell office:value-type="float" office:value="1.008829763">
                <text:p>1.00882976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78">
                <text:p>8.78</text:p>
              </table:table-cell>
              <table:table-cell office:value-type="float" office:value="1.009266081">
                <text:p>1.00926608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9">
                <text:p>8.79</text:p>
              </table:table-cell>
              <table:table-cell office:value-type="float" office:value="1.00978944">
                <text:p>1.0097894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8">
                <text:p>8.8</text:p>
              </table:table-cell>
              <table:table-cell office:value-type="float" office:value="1.010399903">
                <text:p>1.0103999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81">
                <text:p>8.81</text:p>
              </table:table-cell>
              <table:table-cell office:value-type="float" office:value="1.010654499">
                <text:p>1.0106544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82">
                <text:p>8.82</text:p>
              </table:table-cell>
              <table:table-cell office:value-type="float" office:value="1.010993612">
                <text:p>1.0109936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83">
                <text:p>8.83</text:p>
              </table:table-cell>
              <table:table-cell office:value-type="float" office:value="1.011417198">
                <text:p>1.0114171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84">
                <text:p>8.84</text:p>
              </table:table-cell>
              <table:table-cell office:value-type="float" office:value="1.011925257">
                <text:p>1.01192525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85">
                <text:p>8.85</text:p>
              </table:table-cell>
              <table:table-cell office:value-type="float" office:value="1.012517839">
                <text:p>1.01251783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86">
                <text:p>8.86</text:p>
              </table:table-cell>
              <table:table-cell office:value-type="float" office:value="1.012765066">
                <text:p>1.01276506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87">
                <text:p>8.87</text:p>
              </table:table-cell>
              <table:table-cell office:value-type="float" office:value="1.013094351">
                <text:p>1.0130943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88">
                <text:p>8.88</text:p>
              </table:table-cell>
              <table:table-cell office:value-type="float" office:value="1.013505644">
                <text:p>1.0135056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9">
                <text:p>8.89</text:p>
              </table:table-cell>
              <table:table-cell office:value-type="float" office:value="1.013998936">
                <text:p>1.01399893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9">
                <text:p>8.9</text:p>
              </table:table-cell>
              <table:table-cell office:value-type="float" office:value="1.014574261">
                <text:p>1.01457426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91">
                <text:p>8.91</text:p>
              </table:table-cell>
              <table:table-cell office:value-type="float" office:value="1.014814371">
                <text:p>1.01481437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92">
                <text:p>8.92</text:p>
              </table:table-cell>
              <table:table-cell office:value-type="float" office:value="1.015134168">
                <text:p>1.0151341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93">
                <text:p>8.93</text:p>
              </table:table-cell>
              <table:table-cell office:value-type="float" office:value="1.015533592">
                <text:p>1.0155335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94">
                <text:p>8.94</text:p>
              </table:table-cell>
              <table:table-cell office:value-type="float" office:value="1.016012629">
                <text:p>1.0160126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95">
                <text:p>8.95</text:p>
              </table:table-cell>
              <table:table-cell office:value-type="float" office:value="1.016571299">
                <text:p>1.01657129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96">
                <text:p>8.96</text:p>
              </table:table-cell>
              <table:table-cell office:value-type="float" office:value="1.016804537">
                <text:p>1.01680453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97">
                <text:p>8.97</text:p>
              </table:table-cell>
              <table:table-cell office:value-type="float" office:value="1.017115172">
                <text:p>1.01711517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98">
                <text:p>8.98</text:p>
              </table:table-cell>
              <table:table-cell office:value-type="float" office:value="1.017503139">
                <text:p>1.0175031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9">
                <text:p>8.99</text:p>
              </table:table-cell>
              <table:table-cell office:value-type="float" office:value="1.017968415">
                <text:p>1.0179684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">
                <text:p>9</text:p>
              </table:table-cell>
              <table:table-cell office:value-type="float" office:value="1.018511011">
                <text:p>1.0185110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.01">
                <text:p>9.01</text:p>
              </table:table-cell>
              <table:table-cell office:value-type="float" office:value="1.018737613">
                <text:p>1.0187376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.02">
                <text:p>9.02</text:p>
              </table:table-cell>
              <table:table-cell office:value-type="float" office:value="1.0190394">
                <text:p>1.019039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.03">
                <text:p>9.03</text:p>
              </table:table-cell>
              <table:table-cell office:value-type="float" office:value="1.019416306">
                <text:p>1.01941630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.04">
                <text:p>9.04</text:p>
              </table:table-cell>
              <table:table-cell office:value-type="float" office:value="1.019868298">
                <text:p>1.01986829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.05">
                <text:p>9.05</text:p>
              </table:table-cell>
              <table:table-cell office:value-type="float" office:value="1.02039538">
                <text:p>1.0203953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.06">
                <text:p>9.06</text:p>
              </table:table-cell>
              <table:table-cell office:value-type="float" office:value="1.020615573">
                <text:p>1.02061557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.07">
                <text:p>9.07</text:p>
              </table:table-cell>
              <table:table-cell office:value-type="float" office:value="1.020908817">
                <text:p>1.0209088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.08">
                <text:p>9.08</text:p>
              </table:table-cell>
              <table:table-cell office:value-type="float" office:value="1.021275042">
                <text:p>1.02127504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.09">
                <text:p>9.09</text:p>
              </table:table-cell>
              <table:table-cell office:value-type="float" office:value="1.021714211">
                <text:p>1.0217142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1">
                <text:p>9.1</text:p>
              </table:table-cell>
              <table:table-cell office:value-type="float" office:value="1.022226318">
                <text:p>1.0222263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11">
                <text:p>9.11</text:p>
              </table:table-cell>
              <table:table-cell office:value-type="float" office:value="1.022440321">
                <text:p>1.0224403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12">
                <text:p>9.12</text:p>
              </table:table-cell>
              <table:table-cell office:value-type="float" office:value="1.022725316">
                <text:p>1.0227253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13">
                <text:p>9.13</text:p>
              </table:table-cell>
              <table:table-cell office:value-type="float" office:value="1.023081228">
                <text:p>1.02308122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14">
                <text:p>9.14</text:p>
              </table:table-cell>
              <table:table-cell office:value-type="float" office:value="1.023508016">
                <text:p>1.0235080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15">
                <text:p>9.15</text:p>
              </table:table-cell>
              <table:table-cell office:value-type="float" office:value="1.024005667">
                <text:p>1.0240056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16">
                <text:p>9.16</text:p>
              </table:table-cell>
              <table:table-cell office:value-type="float" office:value="1.024213692">
                <text:p>1.02421369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17">
                <text:p>9.17</text:p>
              </table:table-cell>
              <table:table-cell office:value-type="float" office:value="1.02449072">
                <text:p>1.0244907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18">
                <text:p>9.18</text:p>
              </table:table-cell>
              <table:table-cell office:value-type="float" office:value="1.024836674">
                <text:p>1.0248366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9">
                <text:p>9.19</text:p>
              </table:table-cell>
              <table:table-cell office:value-type="float" office:value="1.025251507">
                <text:p>1.0252515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2">
                <text:p>9.2</text:p>
              </table:table-cell>
              <table:table-cell office:value-type="float" office:value="1.025735202">
                <text:p>1.02573520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21">
                <text:p>9.21</text:p>
              </table:table-cell>
              <table:table-cell office:value-type="float" office:value="1.025937453">
                <text:p>1.02593745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22">
                <text:p>9.22</text:p>
              </table:table-cell>
              <table:table-cell office:value-type="float" office:value="1.026206786">
                <text:p>1.0262067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23">
                <text:p>9.23</text:p>
              </table:table-cell>
              <table:table-cell office:value-type="float" office:value="1.026543123">
                <text:p>1.02654312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24">
                <text:p>9.24</text:p>
              </table:table-cell>
              <table:table-cell office:value-type="float" office:value="1.026946412">
                <text:p>1.0269464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25">
                <text:p>9.25</text:p>
              </table:table-cell>
              <table:table-cell office:value-type="float" office:value="1.027416631">
                <text:p>1.0274166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26">
                <text:p>9.26</text:p>
              </table:table-cell>
              <table:table-cell office:value-type="float" office:value="1.027613305">
                <text:p>1.0276133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27">
                <text:p>9.27</text:p>
              </table:table-cell>
              <table:table-cell office:value-type="float" office:value="1.027875205">
                <text:p>1.0278752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28">
                <text:p>9.28</text:p>
              </table:table-cell>
              <table:table-cell office:value-type="float" office:value="1.028202253">
                <text:p>1.02820225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9">
                <text:p>9.29</text:p>
              </table:table-cell>
              <table:table-cell office:value-type="float" office:value="1.028594394">
                <text:p>1.0285943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3">
                <text:p>9.3</text:p>
              </table:table-cell>
              <table:table-cell office:value-type="float" office:value="1.029051601">
                <text:p>1.0290516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31">
                <text:p>9.31</text:p>
              </table:table-cell>
              <table:table-cell office:value-type="float" office:value="1.029242886">
                <text:p>1.02924288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32">
                <text:p>9.32</text:p>
              </table:table-cell>
              <table:table-cell office:value-type="float" office:value="1.029497606">
                <text:p>1.0294976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33">
                <text:p>9.33</text:p>
              </table:table-cell>
              <table:table-cell office:value-type="float" office:value="1.029815681">
                <text:p>1.02981568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34">
                <text:p>9.34</text:p>
              </table:table-cell>
              <table:table-cell office:value-type="float" office:value="1.030197055">
                <text:p>1.0301970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35">
                <text:p>9.35</text:p>
              </table:table-cell>
              <table:table-cell office:value-type="float" office:value="1.030641695">
                <text:p>1.0306416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36">
                <text:p>9.36</text:p>
              </table:table-cell>
              <table:table-cell office:value-type="float" office:value="1.030827773">
                <text:p>1.03082777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37">
                <text:p>9.37</text:p>
              </table:table-cell>
              <table:table-cell office:value-type="float" office:value="1.031075556">
                <text:p>1.0310755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38">
                <text:p>9.38</text:p>
              </table:table-cell>
              <table:table-cell office:value-type="float" office:value="1.031384963">
                <text:p>1.0313849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9">
                <text:p>9.39</text:p>
              </table:table-cell>
              <table:table-cell office:value-type="float" office:value="1.031755935">
                <text:p>1.03175593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4">
                <text:p>9.4</text:p>
              </table:table-cell>
              <table:table-cell office:value-type="float" office:value="1.032188437">
                <text:p>1.03218843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41">
                <text:p>9.41</text:p>
              </table:table-cell>
              <table:table-cell office:value-type="float" office:value="1.032369484">
                <text:p>1.03236948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42">
                <text:p>9.42</text:p>
              </table:table-cell>
              <table:table-cell office:value-type="float" office:value="1.032610564">
                <text:p>1.0326105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43">
                <text:p>9.43</text:p>
              </table:table-cell>
              <table:table-cell office:value-type="float" office:value="1.032911596">
                <text:p>1.0329115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44">
                <text:p>9.44</text:p>
              </table:table-cell>
              <table:table-cell office:value-type="float" office:value="1.033272518">
                <text:p>1.0332725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45">
                <text:p>9.45</text:p>
              </table:table-cell>
              <table:table-cell office:value-type="float" office:value="1.033693293">
                <text:p>1.03369329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46">
                <text:p>9.46</text:p>
              </table:table-cell>
              <table:table-cell office:value-type="float" office:value="1.033869478">
                <text:p>1.03386947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47">
                <text:p>9.47</text:p>
              </table:table-cell>
              <table:table-cell office:value-type="float" office:value="1.03410408">
                <text:p>1.034104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48">
                <text:p>9.48</text:p>
              </table:table-cell>
              <table:table-cell office:value-type="float" office:value="1.034397019">
                <text:p>1.0343970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9">
                <text:p>9.49</text:p>
              </table:table-cell>
              <table:table-cell office:value-type="float" office:value="1.034748231">
                <text:p>1.03474823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5">
                <text:p>9.5</text:p>
              </table:table-cell>
              <table:table-cell office:value-type="float" office:value="1.035157676">
                <text:p>1.03515767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51">
                <text:p>9.51</text:p>
              </table:table-cell>
              <table:table-cell office:value-type="float" office:value="1.03532916">
                <text:p>1.035329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52">
                <text:p>9.52</text:p>
              </table:table-cell>
              <table:table-cell office:value-type="float" office:value="1.035557502">
                <text:p>1.03555750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53">
                <text:p>9.53</text:p>
              </table:table-cell>
              <table:table-cell office:value-type="float" office:value="1.035842618">
                <text:p>1.03584261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54">
                <text:p>9.54</text:p>
              </table:table-cell>
              <table:table-cell office:value-type="float" office:value="1.036184446">
                <text:p>1.03618444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55">
                <text:p>9.55</text:p>
              </table:table-cell>
              <table:table-cell office:value-type="float" office:value="1.036582943">
                <text:p>1.03658294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56">
                <text:p>9.56</text:p>
              </table:table-cell>
              <table:table-cell office:value-type="float" office:value="1.036749884">
                <text:p>1.03674988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57">
                <text:p>9.57</text:p>
              </table:table-cell>
              <table:table-cell office:value-type="float" office:value="1.036972173">
                <text:p>1.0369721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58">
                <text:p>9.58</text:p>
              </table:table-cell>
              <table:table-cell office:value-type="float" office:value="1.037249728">
                <text:p>1.03724972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9">
                <text:p>9.59</text:p>
              </table:table-cell>
              <table:table-cell office:value-type="float" office:value="1.037582486">
                <text:p>1.0375824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6">
                <text:p>9.6</text:p>
              </table:table-cell>
              <table:table-cell office:value-type="float" office:value="1.0379704">
                <text:p>1.03797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61">
                <text:p>9.61</text:p>
              </table:table-cell>
              <table:table-cell office:value-type="float" office:value="1.038132948">
                <text:p>1.03813294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62">
                <text:p>9.62</text:p>
              </table:table-cell>
              <table:table-cell office:value-type="float" office:value="1.038349385">
                <text:p>1.0383493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63">
                <text:p>9.63</text:p>
              </table:table-cell>
              <table:table-cell office:value-type="float" office:value="1.03861963">
                <text:p>1.0386196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64">
                <text:p>9.64</text:p>
              </table:table-cell>
              <table:table-cell office:value-type="float" office:value="1.038943619">
                <text:p>1.03894361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65">
                <text:p>9.65</text:p>
              </table:table-cell>
              <table:table-cell office:value-type="float" office:value="1.039321305">
                <text:p>1.0393213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66">
                <text:p>9.66</text:p>
              </table:table-cell>
              <table:table-cell office:value-type="float" office:value="1.039479604">
                <text:p>1.0394796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67">
                <text:p>9.67</text:p>
              </table:table-cell>
              <table:table-cell office:value-type="float" office:value="1.039690383">
                <text:p>1.03969038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68">
                <text:p>9.68</text:p>
              </table:table-cell>
              <table:table-cell office:value-type="float" office:value="1.03995356">
                <text:p>1.039953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9">
                <text:p>9.69</text:p>
              </table:table-cell>
              <table:table-cell office:value-type="float" office:value="1.040269071">
                <text:p>1.04026907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7">
                <text:p>9.7</text:p>
              </table:table-cell>
              <table:table-cell office:value-type="float" office:value="1.040636866">
                <text:p>1.0406368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71">
                <text:p>9.71</text:p>
              </table:table-cell>
              <table:table-cell office:value-type="float" office:value="1.040791057">
                <text:p>1.0407910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72">
                <text:p>9.72</text:p>
              </table:table-cell>
              <table:table-cell office:value-type="float" office:value="1.040996363">
                <text:p>1.04099636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73">
                <text:p>9.73</text:p>
              </table:table-cell>
              <table:table-cell office:value-type="float" office:value="1.041252705">
                <text:p>1.0412527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74">
                <text:p>9.74</text:p>
              </table:table-cell>
              <table:table-cell office:value-type="float" office:value="1.041560016">
                <text:p>1.0415600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75">
                <text:p>9.75</text:p>
              </table:table-cell>
              <table:table-cell office:value-type="float" office:value="1.041918248">
                <text:p>1.04191824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76">
                <text:p>9.76</text:p>
              </table:table-cell>
              <table:table-cell office:value-type="float" office:value="1.042068464">
                <text:p>1.04206846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77">
                <text:p>9.77</text:p>
              </table:table-cell>
              <table:table-cell office:value-type="float" office:value="1.042268477">
                <text:p>1.0422684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78">
                <text:p>9.78</text:p>
              </table:table-cell>
              <table:table-cell office:value-type="float" office:value="1.042518206">
                <text:p>1.0425182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9">
                <text:p>9.79</text:p>
              </table:table-cell>
              <table:table-cell office:value-type="float" office:value="1.042817588">
                <text:p>1.04281758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8">
                <text:p>9.8</text:p>
              </table:table-cell>
              <table:table-cell office:value-type="float" office:value="1.04316657">
                <text:p>1.043166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81">
                <text:p>9.81</text:p>
              </table:table-cell>
              <table:table-cell office:value-type="float" office:value="1.043312941">
                <text:p>1.04331294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82">
                <text:p>9.82</text:p>
              </table:table-cell>
              <table:table-cell office:value-type="float" office:value="1.043507832">
                <text:p>1.0435078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83">
                <text:p>9.83</text:p>
              </table:table-cell>
              <table:table-cell office:value-type="float" office:value="1.043751164">
                <text:p>1.04375116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84">
                <text:p>9.84</text:p>
              </table:table-cell>
              <table:table-cell office:value-type="float" office:value="1.044042874">
                <text:p>1.04404287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85">
                <text:p>9.85</text:p>
              </table:table-cell>
              <table:table-cell office:value-type="float" office:value="1.04438291">
                <text:p>1.0443829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86">
                <text:p>9.86</text:p>
              </table:table-cell>
              <table:table-cell office:value-type="float" office:value="1.044525559">
                <text:p>1.0445255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87">
                <text:p>9.87</text:p>
              </table:table-cell>
              <table:table-cell office:value-type="float" office:value="1.044715494">
                <text:p>1.0447154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88">
                <text:p>9.88</text:p>
              </table:table-cell>
              <table:table-cell office:value-type="float" office:value="1.044952637">
                <text:p>1.0449526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9">
                <text:p>9.89</text:p>
              </table:table-cell>
              <table:table-cell office:value-type="float" office:value="1.045236924">
                <text:p>1.04523692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9">
                <text:p>9.9</text:p>
              </table:table-cell>
              <table:table-cell office:value-type="float" office:value="1.045568303">
                <text:p>1.04556830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91">
                <text:p>9.91</text:p>
              </table:table-cell>
              <table:table-cell office:value-type="float" office:value="1.04570735">
                <text:p>1.045707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92">
                <text:p>9.92</text:p>
              </table:table-cell>
              <table:table-cell office:value-type="float" office:value="1.045892489">
                <text:p>1.0458924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93">
                <text:p>9.93</text:p>
              </table:table-cell>
              <table:table-cell office:value-type="float" office:value="1.046123642">
                <text:p>1.04612364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94">
                <text:p>9.94</text:p>
              </table:table-cell>
              <table:table-cell office:value-type="float" office:value="1.046400746">
                <text:p>1.04640074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95">
                <text:p>9.95</text:p>
              </table:table-cell>
              <table:table-cell office:value-type="float" office:value="1.046723747">
                <text:p>1.0467237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96">
                <text:p>9.96</text:p>
              </table:table-cell>
              <table:table-cell office:value-type="float" office:value="1.046859309">
                <text:p>1.04685930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97">
                <text:p>9.97</text:p>
              </table:table-cell>
              <table:table-cell office:value-type="float" office:value="1.047039805">
                <text:p>1.0470398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98">
                <text:p>9.98</text:p>
              </table:table-cell>
              <table:table-cell office:value-type="float" office:value="1.04726516">
                <text:p>1.047265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9">
                <text:p>9.99</text:p>
              </table:table-cell>
              <table:table-cell office:value-type="float" office:value="1.04753531">
                <text:p>1.04753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